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6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SwapBitsD(mxKeySwapBitsD(changeDuplicatesC2(mxKeySwapBitsEE2(mxKeyRotEnc(mxKeySwapBitsG(changeDuplicatesC2(mxKeyAddRR(mxKeyNot(mxKeySwapBitsG(mxKeyAddRR(mxKeySwapBitsG(mxKeySwapBitsF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-2-3(mxKeyXorB(mxKeyAddRR(mxKeySwapBitsG(p2kproc3(mxKeySwapBitsD(mxKeySwapBitsRound(mxKeySwapBitsRound(changeDuplicates(mxKeyAlg1(mxKeyNot(mxKeySwapBitsRound(p2kproc3(mxKeySwapBitsRound(mxKeyAlg1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-2-3(mxKeySwapBitsE(mxKeyXorRR(changeDuplicatesC2(mxKeyAlg2(mxKeyAddRR(mxKeyAddRR(mxKeySwapBitsG(mxKeySwapBitsF(mxKeyXorRR(mxKeySwapBitsF(mxKeyRotEnc(mxKeyByBitEnc(mxKeyXorRR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AddRR(mxKeyReverseBits(mxKeyAlg1(mxKeyByBitEnc(mxKeyAlg1(mxKeySwapBitsD(mxKeySwapBitsD(changeDuplicatesB(mxKeySwapBitsE(mxKeySwapBitsD(changeDuplicatesC2(mxKeySwapBitsG(mxKeyXorB(changeDuplicatesC2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Alg1(changeDuplicates(changeDuplicatesB(mxKeySwapBitsF(mxKeyXorB(mxKeySwapBitsE(mxKeySwapBitsD(changeDuplicatesB(mxKeyRotateLeftBits(mxKeyAlg1(mxKeySwapBitsD(mxKeyReverseBits(mxKeySwapBitsE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ReverseBits(mxKeyRotEnc(mxKeyReverseBits(mxKeySwapBitsD(changeDuplicatesB(mxKeyReverseBits(mxKeySwapBitsG(mxKeySwapMinors3(mxKeyRotEnc(mxKeyShuffle(mxKeyRotEnc(mxKeyRotateLeftBits(mxKeyAlg1(mxKeyReverse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SwapBitsEE2(mxKeyRotateLeftBits(mxKeyRotEnc(mxKeyRotEnc2(changeDuplicatesB(mxKeyXorRR(mxKeySwapBitsE(mxKeyAlg1(mxKeyRotEnc2(mxKeyAddRR(mxKeySwapBitsRound(changeDuplicatesC2(changeDuplicatesB(mxKeySwapBitsG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E(mxKeyRotateLeftBits(mxKeyReverseBits(mxKeyShuffle(mxKeyByBitEnc(mxKeySwapMinors3(mxKeyXorB(mxKeyReverse(mxKeyReverseBits(mxKeyAlg2(mxKeyXor(mxKeyAlg1(mxKeySwapBitsRound(mxKeyAlg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RR(mxKeyReverse(mxKeyNot(mxKeyXorRR(changeDuplicates(mxKeyReverseBits(mxKeySwapBitsG(changeDuplicates(mxKeyXor(mxKeyByBitEnc(mxKeyAddRR(mxKeyShuffle(mxKeyReverse(mxKeyShuffl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F(mxKeyXorRR(p2kproc3(p2kproc3(mxKeyByBitEnc(mxKeySwapBitsE(mxKeyXorB(mxKeyRotEnc2(mxKeySwapBitsD(mxKeyAlg2(mxKeySwapBitsF(changeDuplicatesB(changeDuplicatesB(mxKeySwapBitsF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EE2(mxKeySwapBitsEE2(mxKeyXorB(mxKeyAlg1(mxKeyRotEnc2(mxKeyXorB(mxKeySwapBitsEE2(mxKeySwapBitsEE2(p2kproc3(mxKeyNot(mxKeyAlg2(mxKeySwapBitsF(mxKeyRotEnc2(mxKeyAlg1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B(mxKeySwapBitsEE2(mxKeyRotateLeftBits(mxKeyRotEnc2(mxKeySwapBitsG(mxKeyNot(mxKeyRotEnc(p2kproc3(mxKeySwapBitsE(mxKeyAddRR(mxKeySwapBitsD(mxKeyRotateLeftBits(mxKeyReverse(mxKeySwapBitsE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(mxKeyXorRR(mxKeyXorRR(mxKeyNot(mxKeySwapBitsE(mxKeyReverseBits(mxKeyAlg1(changeDuplicatesC2(mxKeyXorRR(p2kproc3(mxKeyXorB(mxKeyAlg2(mxKeyAddRR(mxKeyRotEnc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Reverse(mxKeyAlg2(mxKeyRotateLeftBits(changeDuplicates(mxKeyAddRR(mxKeyXorB(mxKeyShuffle(mxKeyXorRR(mxKeyReverse(mxKeyByBitEnc(mxKeyNot(mxKeyByBitEnc(mxKeySwapBitsE(mxKeyAlg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ByBitEnc(mxKeyRotEnc(mxKeySwapBitsF(mxKeySwapBitsF(mxKeyXor(mxKeyXorB(mxKeySwapBitsG(mxKeyAddRR(p2kproc3(mxKeyXorRR(p2kproc3(mxKeyXorB(mxKeyRotEnc(mxKeySwapBit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huffle(mxKeyXorRR(p2kproc3(mxKeyXorB(changeDuplicatesC2(changeDuplicatesC2(mxKeySwapBitsG(mxKeyXorRR(mxKeySwapBitsD(mxKeyShuffle(mxKeySwapMinors3(mxKeyReverse(mxKeySwapBitsE(mxKeyShuffle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D(mxKeySwapBitsF(mxKeyAlg1(mxKeyByBitEnc(changeDuplicatesC2(mxKeySwapBitsF(mxKeyReverseBits(mxKeyRotEnc2(mxKeyNot(mxKeyAlg1(mxKeyRotEnc2(mxKeyXor(mxKeyAddRR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lg2(changeDuplicatesB(changeDuplicates(mxKeyAddRR(mxKeyXorB(mxKeyShuffle(mxKeyXorRR(mxKeyRotateLeftBits(mxKeyAlg2(mxKeyByBitEnc(mxKeyRotateLeftBits(mxKeyRotEnc2(mxKeySwapBitsF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(mxKeySwapMinors3(mxKeyRotEnc(mxKeySwapBitsG(mxKeySwapBitsRound(mxKeyByBitEnc(p2kproc3(mxKeySwapBitsF(mxKeyAlg1(mxKeyNot(mxKeySwapBitsD(changeDuplicates(changeDuplicates(mxKeyShuffle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Round(changeDuplicates(changeDuplicates(mxKeySwapBitsD(mxKeyAlg1(mxKeyReverseBits(mxKeyXor(mxKeyAddRR(mxKeyXorRR(mxKeyReverseBits(mxKeyRotEnc2(changeDuplicatesB(changeDuplicates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Xor(mxKeySwapBitsEE2(mxKeyXorB(mxKeySwapBitsF(mxKeySwapBitsD(mxKeyRotateLeftBits(mxKeyShuffle(mxKeyNot(mxKeyAlg2(mxKeyXorRR(mxKeyByBitEnc(mxKeySwapBitsD(mxKeyReverse(mxKeyRever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ByBitEnc(mxKeyXorB(mxKeyShuffle(mxKeyXorB(mxKeyByBitEnc(mxKeyShuffle(mxKeyNot(mxKeyAlg2(mxKeySwapBitsG(mxKeyRotEnc(mxKeyReverseBits(mxKeyShuffle(mxKeySwapBitsG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p2kproc3(mxKeyAddRR(mxKeySwapBitsD(mxKeyAlg2(mxKeySwapMinors3(mxKeyShuffle(mxKeyAlg1(mxKeyRotateLeftBits(mxKeyAlg2(mxKeyReverseBits(mxKeySwapBitsRound(mxKeySwapMinors3(mxKeyAlg1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mxKeySwapBitsF(mxKeySwapBitsEE2(changeDuplicatesC2(mxKeyAddRR(mxKeySwapBitsD(mxKeyByBitEnc(mxKeyReverseBits(mxKeySwapBitsRound(mxKeyAlg1(mxKeyAlg2(changeDuplicatesB(mxKeyRotateLeftBits(mxKeySwapBitsD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mxKeyXor(mxKeyXor(mxKeyAddRR(mxKeyAlg1(mxKeyRotEnc(mxKeySwapBitsG(p2kproc3(mxKeyByBitEnc(mxKeySwapBitsD(mxKeyXorRR(mxKeySwapMinors3(mxKeyRotEnc2(mxKeySwapBitsD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D(mxKeySwapBitsRound(mxKeySwapMinors3(mxKeyReverseBits(mxKeyXorRR(mxKeyAlg1(changeDuplicates(mxKeyAddRR(mxKeyAddRR(mxKeySwapBitsD(mxKeyByBitEnc(mxKeyXorRR(changeDuplicates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Shuffle(mxKeyAlg1(mxKeySwapBitsF(mxKeyAlg2(mxKeyReverse(mxKeyRotEnc(mxKeyNot(mxKeyRotEnc2(mxKeySwapBitsEE2(mxKeyAlg1(mxKeyReverseBits(mxKeyRotEnc2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Xor(mxKeyXorRR(mxKeySwapBitsF(mxKeyXorB(mxKeySwapMinors3(mxKeyXorRR(mxKeyReverseBits(mxKeySwapBitsEE2(mxKeyAlg1(mxKeyReverseBits(mxKeyAddRR(mxKeySwapBitsD(mxKeySwapBitsF(mxKeyAlg1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Alg2(mxKeyRotateLeftBits(p2kproc3(mxKeySwapBitsRound(mxKeyXorRR(mxKeySwapBitsG(mxKeyXorRR(changeDuplicates(mxKeySwapMinors3(mxKeyReverseBits(mxKeyAlg1(mxKeyReverseBits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Reverse(changeDuplicatesC2(mxKeySwapMinors3(mxKeyShuffle(mxKeyRotateLeftBits(mxKeyAlg1(changeDuplicatesC2(mxKeyAlg2(mxKeySwapMinors3(mxKeyReverse(mxKeyRotateLeftBits(mxKeyXorB(mxKeySwapBitsG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AddRR(mxKeySwapBitsE(changeDuplicates(mxKeySwapBitsD(mxKeyRotEnc(mxKeyXorB(mxKeyAlg2(changeDuplicates(mxKeySwapBitsF(mxKeySwapBitsF(mxKeySwapBitsEE2(mxKeySwapBitsRound(mxKeyReverse(mxKeyAlg1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ByBitEnc(mxKeySwapBitsG(changeDuplicates(mxKeyAlg2(mxKeyAddRR(mxKeySwapBitsEE2(mxKeySwapBitsEE2(mxKeySwapBitsRound(mxKeySwapBitsE(changeDuplicatesC2(mxKeySwapMinors3(mxKeyReverseBits(mxKeyAlg2(mxKeySwapBitsG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mxKeyXor(mxKeySwapBitsRound(mxKeyReverseBits(mxKeyXorB(changeDuplicatesB(mxKeyNot(mxKeyXorB(mxKeyAlg2(mxKeyReverseBits(mxKeyNot(mxKeyAlg2(mxKeyAlg2(p2kproc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F(mxKeyRotEnc2(mxKeyXorB(changeDuplicatesC2(mxKeySwapMinors3(changeDuplicatesC2(mxKeySwapBitsF(mxKeyShuffle(mxKeyAlg2(mxKeyShuffle(mxKeyReverse(mxKeyXor(mxKeyXorB(p2kproc3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changeDuplicatesB(mxKeyNot(changeDuplicatesC2(mxKeySwapBitsEE2(mxKeyShuffle(mxKeyRotateLeftBits(mxKeyByBitEnc(changeDuplicatesB(mxKeyShuffle(mxKeySwapBitsE(mxKeyByBitEnc(changeDuplicates(mxKeyShuffle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RotEnc2(changeDuplicatesB(mxKeySwapBitsEE2(mxKeySwapBitsF(mxKeySwapMinors3(mxKeyAlg1(mxKeyAlg1(mxKeySwapBitsG(mxKeySwapBitsEE2(mxKeyAlg1(mxKeySwapBitsD(changeDuplicatesC2(mxKeyReverseBits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Shuffle(mxKeyXor(mxKeyNot(mxKeySwapBitsG(mxKeySwapBitsG(mxKeySwapBitsG(mxKeyXorB(mxKeyXorRR(mxKeyReverseBits(mxKeyAlg1(changeDuplicatesB(mxKeyXorRR(mxKeySwapBits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mxKeyShuffle(mxKeyAlg1(mxKeyShuffle(mxKeySwapMinors3(mxKeySwapBitsF(mxKeyXorB(mxKeySwapMinors3(mxKeySwapBitsE(mxKeyReverse(changeDuplicatesC2(changeDuplicatesC2(mxKeySwapBitsE(changeDuplicatesB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(mxKeyAddRR(mxKeyReverse(mxKeyXor(mxKeyAlg2(mxKeySwapMinors3(mxKeyXorRR(mxKeyRotEnc(mxKeyRotateLeftBits(mxKeySwapMinors3(mxKeyNot(changeDuplicates(mxKeyXor(mxKeySwapBitsG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ateLeftBits(mxKeyRotateLeftBits(mxKeySwapBitsE(mxKeyNot(mxKeySwapBitsRound(mxKeyNot(mxKeyReverseBits(mxKeySwapBitsE(mxKeyAlg2(mxKeySwapMinors3(mxKeySwapBitsEE2(mxKeyAlg2(mxKeySwapMinors3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RotEnc(mxKeyRotEnc2(mxKeySwapBitsD(mxKeySwapBitsRound(changeDuplicatesC2(mxKeySwapBitsRound(mxKeySwapBitsD(mxKeyShuffle(mxKeyRotateLeftBits(changeDuplicatesC2(mxKeyXorB(mxKeyNot(changeDuplicates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1(changeDuplicatesC2(mxKeyNot(mxKeySwapBitsRound(mxKeyByBitEnc(mxKeyAddRR(mxKeyRotEnc(mxKeyRotateLeftBits(mxKeyShuffle(mxKeyRotateLeftBits(p2kproc3(p2kproc3(mxKeyShuffle(mxKeyRever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SwapBitsF(mxKeySwapMinors3(mxKeySwapBitsEE2(p2kproc3(p2kproc3(mxKeySwapMinors3(p2kproc3(changeDuplicatesB(mxKeySwapBitsRound(mxKeyAddRR(mxKeySwapBitsRound(mxKeyAddRR(mxKeyReverse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SwapBitsE(mxKeyXorRR(changeDuplicatesB(mxKeySwapBitsRound(mxKeyByBitEnc(mxKeySwapBitsG(mxKeySwapMinors3(mxKeyXorB(mxKeySwapBitsD(mxKeyReverseBits(mxKeyAlg1(mxKeyRotateLeftBits(changeDuplicatesB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ateLeftBits(mxKeyNot(mxKeyReverseBits(mxKeyXorRR(mxKeyRotEnc(mxKeyRotEnc(mxKeyRotEnc2(mxKeyReverse(mxKeyShuffle(mxKeyAlg1(mxKeySwapBitsD(mxKeySwapMinors3(mxKeyAlg1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ByBitEnc(mxKeyRotateLeftBits(mxKeyRotEnc(mxKeyXorRR(mxKeySwapBitsE(mxKeyAddRR(changeDuplicatesB(mxKeyByBitEnc(mxKeyByBitEnc(changeDuplicatesC2(mxKeyShuffle(mxKeyNot(mxKeySwapBitsE(changeDuplicate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ByBitEnc(mxKeyReverse(mxKeyByBitEnc(mxKeyAlg1(mxKeyAlg2(mxKeyShuffle(mxKeyXor(mxKeySwapBitsE(mxKeyRotEnc2(mxKeyNot(mxKeySwapBitsF(changeDuplicatesB(mxKeySwapBitsEE2(mxKeyNot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ateLeftBits(mxKeyByBitEnc(changeDuplicatesB(mxKeySwapBitsF(mxKeyRotEnc(changeDuplicatesC2(mxKeyReverse(mxKeySwapBitsF(changeDuplicates(mxKeySwapBitsG(p2kproc3(mxKeyAddRR(changeDuplicates(mxKeySwapMinors3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SwapBitsG(mxKeyAddRR(changeDuplicates(mxKeySwapMinors3(changeDuplicatesB(mxKeySwapBitsEE2(mxKeySwapBitsG(mxKeySwapBitsD(mxKeyReverse(changeDuplicates(mxKeyShuffle(mxKeyReverseBits(mxKeySwapMinors3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RotateLeftBits(mxKeyRotEnc(mxKeySwapBitsG(mxKeyRotEnc(mxKeyReverseBits(mxKeyRotateLeftBits(p2kproc3(mxKeySwapBitsRound(mxKeySwapBitsF(mxKeyReverse(mxKeyAlg1(mxKeyReverse(mxKeySwapBitsD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(mxKeySwapBitsEE2(mxKeyAlg2(mxKeyNot(p2kproc3(changeDuplicates(changeDuplicatesC2(p2kproc3(mxKeyAlg1(mxKeySwapBitsF(mxKeyReverse(mxKeyAddRR(mxKeyReverseBits(mxKeySwapBitsD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ddRR(mxKeyRotEnc(changeDuplicatesB(mxKeyRotateLeftBits(changeDuplicates(mxKeyRotateLeftBits(mxKeyAddRR(mxKeyRotEnc(mxKeyAddRR(p2kproc3(mxKeyXorB(mxKeyRotateLeftBits(mxKeyReverseBits(mxKeySwapBitsF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Round(mxKeySwapMinors3(mxKeySwapBitsG(mxKeySwapBitsEE2(mxKeyReverse(mxKeyAlg1(mxKeySwapBitsF(mxKeyReverse(mxKeyXor(p2kproc3(mxKeyAlg2(mxKeyReverse(mxKeySwapBitsD(p2kproc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XorB(changeDuplicatesB(mxKeySwapBitsD(mxKeyAlg1(mxKeyRotateLeftBits(mxKeyRotEnc(changeDuplicatesB(mxKeyXorRR(mxKeyReverse(mxKeyXor(mxKeySwapBitsD(mxKeyShuffle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mxKeySwapMinors3(mxKeySwapMinors3(changeDuplicates(mxKeySwapBitsE(mxKeySwapBitsEE2(mxKeyXor(mxKeyAddRR(mxKeyByBitEnc(mxKeyShuffle(changeDuplicates(mxKeyAddRR(mxKeyRotEnc2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Minors3(changeDuplicatesB(mxKeyShuffle(mxKeySwapBitsG(mxKeyRotEnc(mxKeyAlg2(mxKeyRotEnc2(mxKeyReverse(mxKeyRotateLeftBits(mxKeyReverseBits(mxKeyXorRR(mxKeySwapBitsE(mxKeyXorRR(mxKeyAlg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D(mxKeyXorRR(mxKeyShuffle(mxKeySwapBitsEE2(mxKeyRotEnc(mxKeyXorB(mxKeyAlg2(mxKeySwapBitsEE2(mxKeyAddRR(mxKeyNot(changeDuplicatesB(mxKeyAlg2(mxKeySwapBitsRound(mxKeyRotEnc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ddRR(mxKeyRotEnc2(mxKeyXor(mxKeyAlg2(mxKeyShuffle(mxKeySwapBitsF(mxKeyAlg2(mxKeyAlg1(mxKeyReverse(mxKeyShuffle(mxKeyByBitEnc(mxKeyReverseBits(mxKeyRotEnc2(changeDuplicate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huffle(mxKeySwapBitsF(mxKeyAlg1(mxKeySwapBitsRound(mxKeySwapBitsD(mxKeySwapBitsD(mxKeyReverseBits(p2kproc3(p2kproc3(mxKeyAddRR(mxKeyXorRR(mxKeyAlg1(changeDuplicates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Alg1(mxKeyByBitEnc(mxKeyRotateLeftBits(mxKeyAlg1(changeDuplicatesC2(mxKeyRotEnc(mxKeyRotEnc2(mxKeyShuffle(mxKeySwapMinors3(changeDuplicates(mxKeySwapBitsG(mxKeyXor(mxKeyAlg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Shuffle(mxKeySwapBitsF(mxKeySwapBitsG(mxKeyAlg1(mxKeyShuffle(mxKeySwapBitsD(mxKeyRotEnc2(mxKeySwapBitsF(mxKeyShuffle(mxKeyRotateLeftBits(mxKeyXor(mxKeyReverse(mxKeyReverse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SwapBitsG(changeDuplicates(mxKeyReverseBits(mxKeyAddRR(mxKeyAlg1(mxKeyAddRR(mxKeySwapBitsF(mxKeySwapBitsG(mxKeySwapBitsF(mxKeyRotateLeftBits(mxKeySwapBitsE(mxKeySwapBitsG(mxKeyNot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SwapBitsE(mxKeyNot(mxKeyReverseBits(mxKeyAlg1(mxKeySwapMinors3(changeDuplicates(mxKeyXorB(mxKeyAlg2(mxKeyAddRR(changeDuplicates(changeDuplicates(mxKeySwapMinors3(mxKeyXo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ReverseBits(mxKeyRotEnc(mxKeyRotateLeftBits(changeDuplicatesC2(mxKeySwapMinors3(mxKeyReverseBits(mxKeySwapBitsD(mxKeyXorB(mxKeyXorRR(mxKeyAlg2(mxKeySwapBitsG(mxKeyXorB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SwapBitsRound(mxKeyXorRR(changeDuplicates(mxKeyRotEnc(mxKeyRotEnc(mxKeySwapBitsRound(mxKeySwapMinors3(mxKeyShuffle(mxKeyAlg1(mxKeySwapBitsF(changeDuplicatesC2(mxKeyAddRR(changeDuplicatesB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huffle(changeDuplicatesB(p2kproc3(mxKeySwapBitsE(changeDuplicatesC2(mxKeyRotEnc2(mxKeyRotEnc(mxKeySwapBitsD(mxKeyReverse(mxKeySwapBitsEE2(mxKeySwapBitsD(mxKeyXorRR(mxKeyAlg2(mxKeyShuffl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Alg2(mxKeyXor(mxKeySwapBitsE(mxKeyXorB(mxKeyReverseBits(mxKeyAlg2(mxKeySwapBitsF(mxKeyReverse(mxKeyNot(mxKeyXorB(mxKeyAddRR(mxKeyAlg2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SwapMinors3(mxKeyXor(changeDuplicates(mxKeyRotEnc2(mxKeySwapBitsRound(mxKeyRotEnc(mxKeyAlg1(mxKeyByBitEnc(mxKeyXorRR(mxKeyXorB(mxKeySwapBitsRound(changeDuplicates(mxKeyAddR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p2kproc3(mxKeySwapMinors3(changeDuplicatesC2(mxKeyRotEnc(mxKeyNot(mxKeyAlg2(mxKeySwapBitsRound(mxKeyAddRR(mxKeyRotateLeftBits(mxKeyShuffle(changeDuplicatesB(mxKeySwapBitsD(mxKeyAlg1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ByBitEnc(mxKeySwapBitsF(mxKeySwapBitsE(mxKeyReverse(mxKeyReverse(p2kproc3(mxKeySwapBitsRound(mxKeySwapBitsE(changeDuplicatesB(mxKeySwapBitsD(mxKeySwapMinors3(changeDuplicates(mxKeySwapBitsG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Shuffle(mxKeyXorRR(mxKeySwapBitsG(p2kproc3(mxKeyReverseBits(mxKeySwapMinors3(mxKeySwapBitsG(mxKeySwapBitsD(mxKeyAddRR(mxKeyNot(mxKeySwapBitsE(mxKeyReverseBits(mxKeyAlg1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SwapBitsRound(mxKeySwapBitsE(mxKeySwapBitsRound(mxKeyAlg1(mxKeySwapBitsE(mxKeyAddRR(mxKeyRotEnc(mxKeySwapBitsD(mxKeySwapMinors3(mxKeyAddRR(mxKeyXor(mxKeySwapBitsE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mxKeySwapBitsEE2(changeDuplicatesC2(mxKeyAddRR(mxKeySwapBitsE(mxKeyShuffle(mxKeySwapBitsRound(mxKeySwapBitsF(mxKeyAlg1(mxKeyRotateLeftBits(mxKeyXor(mxKeyNot(mxKeyShuffle(mxKeyNot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SwapBitsE(mxKeyAlg1(mxKeyAlg1(mxKeyAddRR(mxKeySwapMinors3(mxKeyRotEnc2(mxKeyRotateLeftBits(mxKeySwapBitsE(mxKeyXorB(mxKeyRotEnc2(mxKeyNot(mxKeyRotateLeftBits(mxKeySwapBit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XorRR(mxKeyByBitEnc(p2kproc3(mxKeyRotateLeftBits(changeDuplicatesB(mxKeySwapMinors3(mxKeyShuffle(mxKeyByBitEnc(mxKeyReverse(mxKeyXor(mxKeyAlg2(mxKeyNot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AddRR(changeDuplicates(mxKeySwapBitsF(mxKeySwapBitsD(mxKeyXorB(mxKeySwapBitsG(mxKeySwapBitsD(mxKeySwapBitsF(mxKeySwapBitsG(mxKeySwapBitsD(mxKeySwapBitsG(mxKeyAlg2(mxKeyAlg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changeDuplicatesB(mxKeyReverseBits(mxKeyShuffle(mxKeyXorRR(mxKeyShuffle(mxKeySwapBitsEE2(mxKeyXor(mxKeyRotateLeftBits(changeDuplicates(mxKeyRotateLeftBits(mxKeyNot(mxKeySwapBitsD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Alg2(mxKeyShuffle(mxKeyReverse(mxKeyRotateLeftBits(mxKeySwapBitsEE2(mxKeyByBitEnc(changeDuplicates(mxKeyShuffle(mxKeyXorB(changeDuplicatesB(mxKeyXor(mxKeySwapBitsE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changeDuplicatesB(mxKeyByBitEnc(mxKeyReverseBits(p2kproc3(mxKeySwapBitsG(changeDuplicatesB(mxKeyRotateLeftBits(mxKeySwapMinors3(mxKeyAlg2(changeDuplicates(mxKeyRotateLeftBits(changeDuplicatesC2(mxKeyRevers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Shuffle(mxKeySwapBitsD(mxKeyAlg1(mxKeySwapBitsG(mxKeyRotateLeftBits(mxKeySwapBitsD(mxKeySwapBitsG(mxKeyAddRR(changeDuplicatesB(mxKeyXorRR(mxKeyAlg1(mxKeySwapBitsF(mxKeyReverse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SwapBitsG(mxKeyRotEnc(mxKeyXorB(changeDuplicates(mxKeyXorRR(mxKeyXor(mxKeyRotateLeftBits(mxKeyReverseBits(mxKeySwapBitsG(mxKeySwapBitsG(mxKeyXorB(mxKeyXorB(changeDuplicates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Round(mxKeyAlg1(changeDuplicates(mxKeyByBitEnc(mxKeySwapBitsRound(mxKeyAlg2(mxKeyXorB(mxKeySwapBitsD(mxKeySwapBitsE(mxKeyXor(p2kproc3(mxKeySwapBitsD(mxKeySwapMinors3(changeDuplicates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SwapBitsEE2(mxKeySwapBitsRound(mxKeyRotEnc2(p2kproc3(mxKeyReverseBits(mxKeySwapBitsD(mxKeyAlg2(mxKeyRotEnc(mxKeyAlg1(mxKeySwapBitsG(mxKeySwapBitsRound(mxKeyRotEnc2(mxKeyRotEnc2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F(mxKeyAlg1(p2kproc3(changeDuplicatesB(mxKeySwapBitsF(mxKeyAddRR(mxKeyByBitEnc(mxKeyXorB(mxKeyRotEnc2(mxKeyReverse(changeDuplicatesC2(mxKeySwapBitsE(mxKeyRotateLeftBits(mxKeyAdd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Alg1(mxKeyNot(mxKeyRotateLeftBits(mxKeyNot(changeDuplicates(mxKeyXorB(mxKeyXorRR(mxKeyXor(mxKeyNot(mxKeySwapBitsG(mxKeySwapBitsF(mxKeyReverse(mxKeySwapMinors3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mxKeySwapMinors3(mxKeySwapBitsD(changeDuplicates(mxKeyXorB(mxKeyXorRR(mxKeySwapBitsRound(mxKeyShuffle(changeDuplicatesB(mxKeySwapBitsE(mxKeyAlg1(mxKeyRotateLeftBits(changeDuplicatesC2(mxKeySwapBit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ddRR(mxKeySwapBitsG(mxKeyAlg2(changeDuplicatesB(mxKeySwapBitsEE2(changeDuplicatesB(mxKeyAlg2(mxKeyReverse(mxKeyReverseBits(mxKeyReverse(mxKeyShuffle(mxKeyReverse(mxKeySwapBitsE(mxKeyXorB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changeDuplicates(mxKeyByBitEnc(mxKeySwapBitsEE2(mxKeyShuffle(mxKeyAlg1(mxKeySwapBitsF(mxKeyShuffle(mxKeySwapMinors3(changeDuplicatesB(changeDuplicatesB(mxKeyRotEnc2(mxKeyShuffle(mxKeyRotateLeftBits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Reverse(mxKeyAlg1(mxKeyShuffle(mxKeySwapBitsG(changeDuplicatesC2(mxKeySwapBitsG(mxKeySwapBitsF(changeDuplicates(mxKeySwapBitsF(mxKeySwapBitsD(mxKeySwapBitsG(mxKeySwapBitsRound(mxKeyAddRR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ByBitEnc(mxKeyRotEnc(mxKeyRotEnc(mxKeyXorRR(mxKeySwapBitsE(mxKeyRotateLeftBits(mxKeyXor(mxKeyXor(changeDuplicatesC2(changeDuplicatesC2(mxKeySwapBitsG(mxKeyAlg2(mxKeyRo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Xor(mxKeyByBitEnc(mxKeyAlg2(mxKeyReverseBits(mxKeyReverseBits(mxKeyXorB(mxKeySwapBitsE(mxKeyByBitEnc(changeDuplicatesC2(mxKeyRotEnc(mxKeyNot(changeDuplicates(mxKeyShuffle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Reverse(mxKeyXorB(mxKeyNot(mxKeyRotateLeftBits(mxKeyReverseBits(mxKeyNot(mxKeySwapBitsD(mxKeyReverse(mxKeySwapBitsE(mxKeySwapBitsRound(mxKeyAlg1(mxKeyXor(changeDuplicates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C2(mxKeyXorRR(mxKeyAddRR(changeDuplicatesC2(mxKeyByBitEnc(mxKeyAlg1(p2kproc3(changeDuplicates(mxKeySwapBitsF(mxKeyReverseBits(mxKeyAlg2(mxKeyReverseBits(mxKeyRotEnc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(mxKeyXorRR(p2kproc3(mxKeyAddRR(mxKeyXor(mxKeyReverse(mxKeyAddRR(mxKeySwapBitsF(mxKeyNot(changeDuplicatesC2(mxKeySwapBitsF(mxKeySwapBitsG(mxKeyAddRR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changeDuplicatesB(mxKeyRotEnc(mxKeyRotEnc2(mxKeyShuffle(mxKeyXorRR(mxKeyNot(mxKeySwapBitsE(mxKeyByBitEnc(mxKeyRotateLeftBits(mxKeyAddRR(mxKeyXorRR(mxKeyAddRR(p2kproc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p2kproc3(changeDuplicatesB(mxKeyNot(mxKeyAlg2(changeDuplicatesB(mxKeyRotEnc2(changeDuplicatesC2(mxKeyNot(mxKeySwapBitsD(mxKeyRotEnc(mxKeyRotateLeftBits(mxKeySwapBitsE(mxKeyReverse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mxKeyShuffle(mxKeySwapBitsF(mxKeySwapBitsG(mxKeyByBitEnc(mxKeyRotEnc2(mxKeyAlg1(mxKeyRotEnc(mxKeyXorB(mxKeyAlg2(mxKeyAlg1(mxKeySwapMinors3(p2kproc3(mxKeyRevers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(mxKeyRotEnc2(mxKeyAddRR(changeDuplicates(mxKeyXor(changeDuplicates(mxKeySwapBitsEE2(mxKeyReverse(mxKeyRotEnc2(mxKeyAlg1(mxKeyByBitEnc(mxKeyRotEnc(mxKeyXor(mxKeyAdd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mxKeyAlg1(mxKeySwapBitsF(mxKeyRotateLeftBits(mxKeySwapBitsRound(mxKeyAlg2(mxKeySwapBitsG(mxKeySwapBitsF(mxKeySwapMinors3(mxKeyAddRR(mxKeyByBitEnc(mxKeyXorRR(mxKeySwapBitsE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(p2kproc3(mxKeySwapBitsG(mxKeySwapBitsG(changeDuplicates(mxKeyNot(mxKeyXor(mxKeySwapBitsD(mxKeySwapMinors3(mxKeyRotateLeftBits(changeDuplicatesC2(mxKeySwapBitsRound(mxKeySwapMinors3(mxKeyXor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SwapBitsEE2(mxKeySwapBitsRound(mxKeyRotateLeftBits(mxKeyReverseBits(mxKeySwapBitsD(mxKeyAlg2(mxKeySwapBitsD(mxKeySwapBitsE(changeDuplicates(changeDuplicates(mxKeyAddRR(changeDuplicatesB(mxKeySwapBits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ReverseBits(mxKeySwapMinors3(changeDuplicates(mxKeyReverseBits(mxKeyXorRR(mxKeyRotateLeftBits(changeDuplicatesB(mxKeyXorRR(mxKeyReverseBits(mxKeySwapMinors3(mxKeyRotEnc(mxKeyAlg2(p2kproc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Not(mxKeySwapBitsD(mxKeySwapBitsG(mxKeyByBitEnc(p2kproc3(mxKeyXor(mxKeyAddRR(mxKeyAddRR(mxKeyAddRR(p2kproc3(mxKeyXorB(mxKeyAlg2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SwapBitsD(mxKeySwapBitsEE2(mxKeyShuffle(mxKeyXorRR(mxKeyXor(mxKeyAlg2(mxKeyRotEnc2(mxKeyRotEnc(mxKeySwapBitsD(mxKeySwapBitsF(mxKeyXor(mxKeyXorB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RotEnc(mxKeyAlg2(mxKeySwapBitsD(mxKeyAlg1(p2kproc3(mxKeySwapBitsG(mxKeyNot(p2kproc3(mxKeyXorB(mxKeyRotEnc(mxKeyRotateLeftBits(mxKeySwapBitsE(mxKeyRevers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SwapBitsRound(changeDuplicatesB(p2kproc3(mxKeySwapBitsD(mxKeyAlg1(mxKeySwapBitsG(mxKeyReverse(mxKeyRotEnc2(mxKeyNot(mxKeyReverseBits(mxKeyAlg1(mxKeyXorB(mxKeySwapBitsE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ByBitEnc(mxKeySwapBitsE(mxKeySwapBitsD(changeDuplicatesC2(mxKeyAlg2(mxKeySwapBitsE(mxKeyXorRR(mxKeySwapBitsG(mxKeySwapBitsRound(mxKeyRotEnc2(mxKeyXorRR(mxKeyAddRR(mxKeyXorB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mxKeyReverseBits(mxKeyReverse(mxKeyRotEnc2(mxKeySwapMinors3(mxKeyAddRR(changeDuplicatesC2(mxKeyReverseBits(changeDuplicatesC2(mxKeySwapMinors3(mxKeyXorRR(mxKeyNot(mxKeyReverse(mxKeyAlg1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RotEnc2(mxKeyXorB(mxKeyByBitEnc(mxKeyAddRR(changeDuplicatesB(mxKeyRotEnc2(changeDuplicatesB(mxKeyRotateLeftBits(mxKeyXorB(mxKeyRotEnc(mxKeyAlg2(mxKeyAlg2(changeDuplicatesB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wapBitsG(p2kproc3(mxKeySwapBitsEE2(changeDuplicatesC2(changeDuplicatesB(mxKeySwapBitsF(mxKeyReverse(mxKeySwapBitsG(mxKeySwapBitsE(mxKeyXor(mxKeyRotateLeftBits(mxKeyRotateLeftBits(mxKeyReverse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changeDuplicates(mxKeySwapMinors3(mxKeyShuffle(mxKeyAlg1(mxKeySwapBitsE(mxKeyAlg2(mxKeyXor(changeDuplicatesB(mxKeySwapBitsE(changeDuplicatesB(changeDuplicatesC2(mxKeyReverseBits(mxKeyXor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changeDuplicatesB(mxKeyAlg1(mxKeyRotEnc2(mxKeyAlg1(mxKeyRotateLeftBits(mxKeyReverseBits(changeDuplicatesB(mxKeySwapMinors3(mxKeyAlg1(mxKeyAlg2(p2kproc3(mxKeySwapBitsD(mxKeyRotEn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SwapMinors3(mxKeyAddRR(mxKeySwapBitsG(mxKeySwapBitsE(mxKeyRotateLeftBits(mxKeyReverse(mxKeySwapMinors3(mxKeySwapBitsG(mxKeyReverseBits(mxKeySwapBitsEE2(changeDuplicates(mxKeyXorB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huffle(mxKeyNot(mxKeyXorRR(mxKeyAddRR(mxKeyRotEnc(mxKeyByBitEnc(mxKeyNot(mxKeySwapBitsD(mxKeySwapBitsRound(mxKeyByBitEnc(mxKeySwapBitsG(mxKeyAlg2(mxKeySwapBitsD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XorB(mxKeyAddRR(mxKeyAlg1(changeDuplicates(mxKeyRotEnc(mxKeyReverseBits(mxKeyReverseBits(mxKeyXor(changeDuplicatesC2(mxKeyByBitEnc(changeDuplicates(mxKeyXorB(mxKeyAlg1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Not(mxKeyRotEnc2(mxKeyByBitEnc(mxKeySwapBitsG(mxKeyXorRR(mxKeyByBitEnc(mxKeyNot(changeDuplicatesC2(mxKeyRotEnc(mxKeyRotEnc2(mxKeyRotEnc(mxKeyXorRR(mxKeyAddRR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mxKeyAddRR(changeDuplicates(mxKeyRotateLeftBits(mxKeySwapMinors3(mxKeySwapBitsE(mxKeyShuffle(mxKeyByBitEnc(p2kproc3(changeDuplicatesC2(mxKeySwapBitsE(changeDuplicates(changeDuplicatesB(changeDuplicates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Alg2(mxKeyReverseBits(mxKeyRotateLeftBits(mxKeyRotEnc2(mxKeyXorB(mxKeySwapMinors3(mxKeySwapMinors3(mxKeySwapBitsG(mxKeySwapBitsRound(mxKeyAlg2(mxKeyReverseBits(mxKeyShuffle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changeDuplicates(mxKeyXorRR(p2kproc3(changeDuplicates(mxKeyByBitEnc(mxKeyByBitEnc(mxKeyXor(mxKeyShuffle(mxKeyShuffle(mxKeyShuffle(mxKeySwapBitsG(mxKeyAlg1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AddRR(changeDuplicatesC2(changeDuplicatesC2(mxKeyReverseBits(mxKeySwapBitsD(mxKeySwapBitsG(mxKeySwapBitsF(mxKeyAlg2(mxKeySwapBitsF(mxKeyXorRR(mxKeyAlg1(mxKeyAlg1(mxKeySwapBit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changeDuplicatesB(mxKeySwapBitsRound(mxKeyXorB(mxKeyReverseBits(mxKeyXorRR(mxKeyReverse(p2kproc3(mxKeyAlg1(mxKeyReverseBits(mxKeyXor(mxKeySwapBitsF(mxKeyXorRR(mxKeySwapBits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SwapMinors3(mxKeySwapBitsEE2(mxKeySwapBitsEE2(p2kproc3(mxKeyXorRR(mxKeyByBitEnc(mxKeyByBitEnc(mxKeySwapBitsE(changeDuplicates(changeDuplicatesC2(mxKeyReverseBits(changeDuplicatesC2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SwapBitsE(changeDuplicatesC2(mxKeySwapBitsG(mxKeyAlg1(mxKeyAlg1(mxKeySwapBitsRound(mxKeyRotateLeftBits(mxKeySwapBitsEE2(mxKeySwapBitsEE2(mxKeyAlg2(mxKeyAlg1(changeDuplicatesB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SwapBitsF(mxKeyRotEnc(mxKeyShuffle(mxKeyReverseBits(mxKeySwapBitsF(changeDuplicatesB(mxKeyXorB(mxKeySwapBitsF(mxKeyRotEnc2(mxKeySwapMinors3(mxKeySwapBitsD(mxKeyAlg2(mxKeySwapBit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mxKeyXorB(mxKeySwapBitsE(mxKeySwapBitsRound(mxKeySwapMinors3(mxKeyReverse(mxKeySwapBitsF(mxKeyAddRR(mxKeyXor(mxKeyNot(mxKeyAlg1(mxKeyReverse(mxKeyRotEnc2(mxKeyShuffl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Not(p2kproc3(mxKeySwapBitsRound(mxKeyXorRR(changeDuplicatesB(mxKeyXor(mxKeyNot(mxKeySwapBitsF(mxKeyNot(mxKeyRotEnc2(mxKeySwapBitsRound(p2kproc3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SwapBitsE(mxKeyNot(mxKeyByBitEnc(changeDuplicatesC2(mxKeyShuffle(mxKeyRotEnc2(mxKeyByBitEnc(mxKeyNot(mxKeySwapMinors3(mxKeyXorRR(mxKeySwapBitsE(mxKeySwapBitsE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SwapBitsE(mxKeyXorB(mxKeyNot(mxKeyReverseBits(mxKeyRotEnc2(mxKeyReverseBits(mxKeyRotateLeftBits(mxKeySwapBitsE(mxKeySwapBitsRound(mxKeyRotateLeftBits(mxKeySwapMinors3(changeDuplicates(changeDuplicatesB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ByBitEnc(mxKeyReverse(p2kproc3(mxKeyReverseBits(mxKeyAlg2(mxKeyReverse(mxKeyRotEnc2(mxKeyRotEnc(mxKeyRotEnc(mxKeyRotEnc2(mxKeyShuffle(mxKeyReverseBits(mxKeyNot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(mxKeyByBitEnc(mxKeyAlg1(mxKeyReverse(mxKeySwapBitsG(mxKeySwapBitsF(mxKeyNot(mxKeyXorB(mxKeySwapMinors3(mxKeySwapBitsF(mxKeyReverse(mxKeySwapBitsG(changeDuplicates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mxKeyReverseBits(mxKeySwapBitsF(mxKeySwapBitsEE2(mxKeySwapBitsRound(mxKeyAlg1(changeDuplicatesB(mxKeyRotEnc(mxKeyAlg1(mxKeySwapBitsF(mxKeyAddRR(changeDuplicatesB(mxKeySwapMinors3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changeDuplicatesB(mxKeyShuffle(mxKeyByBitEnc(mxKeyRotateLeftBits(mxKeySwapBitsG(p2kproc3(mxKeyXor(mxKeyByBitEnc(mxKeyNot(mxKeyRotateLeftBits(changeDuplicatesB(changeDuplicates(mxKeyShuffle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ReverseBits(mxKeySwapBitsD(mxKeyByBitEnc(mxKeySwapBitsRound(mxKeyAddRR(mxKeyAlg1(mxKeySwapBitsEE2(changeDuplicatesC2(mxKeyAlg2(mxKeyRotateLeftBits(mxKeyByBitEnc(mxKeyRotEnc2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Reverse(mxKeyNot(mxKeySwapMinors3(mxKeyAlg1(mxKeyReverse(mxKeyXorB(mxKeyByBitEnc(mxKeyXor(mxKeyXor(mxKeySwapBitsG(mxKeyAlg1(mxKeyAddRR(mxKeySwapBit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Round(mxKeySwapBitsEE2(p2kproc3(mxKeyReverse(changeDuplicatesB(mxKeySwapBitsEE2(mxKeyByBitEnc(mxKeyXorB(changeDuplicatesB(mxKeyAlg1(changeDuplicates(mxKeyAlg2(mxKeySwapBitsF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Not(p2kproc3(changeDuplicatesB(mxKeyByBitEnc(mxKeySwapBitsE(mxKeySwapBitsE(mxKeySwapBitsD(mxKeySwapBitsEE2(mxKeyAddRR(p2kproc3(mxKeySwapBitsD(mxKeyXorRR(changeDuplicatesB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otEnc(mxKeyShuffle(mxKeyShuffle(changeDuplicatesC2(mxKeyRotateLeftBits(mxKeyByBitEnc(mxKeySwapBitsRound(mxKeySwapMinors3(mxKeyAddRR(mxKeyReverseBits(mxKeySwapBitsG(mxKeySwapBitsEE2(mxKeySwapBitsRoun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ReverseBits(mxKeySwapBitsRound(mxKeySwapBitsEE2(changeDuplicates(mxKeyAlg1(mxKeySwapBitsF(mxKeySwapBitsG(mxKeySwapBitsF(mxKeyXorRR(mxKeySwapBitsG(mxKeySwapBitsRound(mxKeyNot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changeDuplicatesC2(changeDuplicates(mxKeyReverse(changeDuplicatesB(mxKeyAddRR(mxKeyByBitEnc(mxKeyNot(mxKeySwapBitsG(mxKeyXor(mxKeyReverseBits(mxKeyAlg1(mxKeyByBitEnc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Xor(mxKeyRotateLeftBits(mxKeySwapBitsRound(mxKeyNot(mxKeyNot(mxKeyNot(mxKeyAlg1(mxKeyXor(changeDuplicatesB(mxKeyAddRR(mxKeySwapBitsD(mxKeyReverseBits(changeDuplicates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mxKeyReverseBits(mxKeyRotEnc2(p2kproc3(mxKeyXor(mxKeySwapBitsRound(mxKeySwapBitsRound(mxKeyXorRR(mxKeyAlg1(mxKeyRotateLeftBits(mxKeyXorB(mxKeySwapBitsE(mxKeyReverse(mxKeyShuffle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E(changeDuplicatesB(mxKeyRotEnc(mxKeyReverseBits(mxKeySwapBitsD(mxKeyRotEnc2(p2kproc3(changeDuplicatesC2(mxKeyXorRR(mxKeyRotateLeftBits(mxKeyRotEnc2(mxKeySwapBitsF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SwapBitsD(changeDuplicates(mxKeyXorB(mxKeyByBitEnc(mxKeyReverseBits(p2kproc3(p2kproc3(mxKeyByBitEnc(mxKeyReverseBits(mxKeyXorB(changeDuplicatesC2(mxKeyRotateLeftBits(mxKeyRotEnc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p2kproc3(mxKeySwapBitsRound(mxKeySwapBitsG(mxKeyXor(mxKeyNot(p2kproc3(changeDuplicatesB(mxKeySwapMinors3(p2kproc3(mxKeyAlg1(mxKeySwapBitsD(mxKeyAlg1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RotateLeftBits(mxKeySwapBitsE(mxKeySwapBitsG(mxKeySwapMinors3(changeDuplicatesB(mxKeyRotEnc(mxKeySwapBitsG(mxKeyRotEnc(mxKeyRotEnc2(mxKeySwapBitsF(mxKeySwapBitsE(mxKeyRotEnc2(mxKeyByBi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SwapBitsG(mxKeyReverse(mxKeySwapBitsEE2(mxKeySwapMinors3(mxKeyAlg1(mxKeySwapBitsE(mxKeyNot(mxKeyRotEnc2(mxKeyXor(mxKeyAlg1(mxKeyXorB(mxKeySwapBitsF(mxKeyReverse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B(mxKeySwapBitsEE2(mxKeySwapBitsD(mxKeyXorB(changeDuplicates(changeDuplicatesC2(mxKeySwapBitsD(mxKeyXorB(mxKeyXor(mxKeyAlg1(mxKeyNot(changeDuplicatesC2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Alg2(mxKeySwapBitsF(mxKeySwapBitsE(mxKeyReverse(changeDuplicates(mxKeyXorRR(p2kproc3(mxKeyNot(mxKeySwapMinors3(mxKeyAlg1(mxKeySwapBitsF(mxKeyXor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Alg1(mxKeyNot(mxKeySwapBitsEE2(mxKeySwapBitsG(mxKeySwapBitsD(mxKeyByBitEnc(mxKeyRotEnc(changeDuplicatesC2(mxKeySwapBitsF(mxKeyShuffle(changeDuplicates(mxKeyXor(changeDuplicatesB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Alg2(mxKeyXorB(changeDuplicatesB(mxKeyReverse(mxKeySwapBitsG(mxKeyRotateLeftBits(mxKeyNot(mxKeyReverseBits(mxKeyAlg2(mxKeyXorRR(mxKeySwapBitsRound(mxKeyXor(mxKeyShuffl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changeDuplicatesB(mxKeySwapMinors3(mxKeySwapBitsF(mxKeyAlg2(mxKeyAlg2(mxKeySwapBitsD(mxKeyAlg1(mxKeyAlg1(mxKeyByBitEnc(mxKeyRotEnc2(mxKeyXor(mxKeySwapBitsEE2(mxKeyXo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SwapBitsD(changeDuplicatesC2(mxKeyNot(mxKeyRotEnc2(mxKeySwapBitsE(mxKeyRotateLeftBits(mxKeyNot(changeDuplicates(mxKeyAlg1(changeDuplicatesC2(mxKeySwapBitsF(mxKeyReverseBits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SwapBitsD(mxKeySwapBitsEE2(changeDuplicatesC2(changeDuplicatesB(mxKeyAddRR(mxKeyRotateLeftBits(mxKeyXorB(mxKeyAlg2(changeDuplicatesB(changeDuplicates(mxKeyRotateLeftBits(mxKeySwapBitsE(mxKeyReverse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AddRR(mxKeyReverseBits(changeDuplicates(p2kproc3(mxKeySwapBitsD(mxKeyByBitEnc(changeDuplicates(mxKeyAlg1(mxKeySwapBitsD(mxKeyXorB(changeDuplicatesC2(mxKeyByBitEnc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huffle(mxKeySwapBitsG(mxKeyShuffle(mxKeyXor(mxKeyXorRR(mxKeyByBitEnc(mxKeySwapBitsF(mxKeySwapBitsF(mxKeyRotateLeftBits(mxKeySwapBitsEE2(mxKeyAlg2(mxKeySwapBitsG(mxKeyXorRR(p2kproc3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Alg2(mxKeyNot(mxKeyRotEnc2(mxKeyRotEnc2(mxKeyByBitEnc(mxKeySwapBitsF(mxKeyByBitEnc(mxKeyAddRR(mxKeySwapMinors3(mxKeySwapBitsE(changeDuplicates(changeDuplicatesB(mxKeyReverseBits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Xor(changeDuplicates(p2kproc3(mxKeySwapBitsF(mxKeySwapBitsG(mxKeySwapBitsD(mxKeyAlg1(mxKeyReverseBits(mxKeySwapBitsE(mxKeyNot(changeDuplicatesC2(mxKeySwapBitsE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RotEnc(mxKeyXorRR(p2kproc3(mxKeyRotateLeftBits(mxKeyAddRR(mxKeySwapMinors3(mxKeyRotEnc2(mxKeyAlg1(mxKeyReverse(mxKeySwapBitsG(mxKeyAddRR(mxKeyXorRR(changeDuplicates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ByBitEnc(mxKeyAlg2(p2kproc3(changeDuplicatesB(mxKeyXor(mxKeySwapBitsE(mxKeyAddRR(mxKeySwapBitsG(changeDuplicatesB(changeDuplicatesC2(mxKeySwapBitsEE2(mxKeyAddRR(mxKeySwapBitsD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Alg1(mxKeyXorRR(mxKeyShuffle(changeDuplicatesC2(mxKeyRotEnc(mxKeySwapBitsG(mxKeyAlg2(mxKeyAddRR(mxKeySwapBitsE(mxKeyXorRR(mxKeyReverseBits(changeDuplicates(p2kproc3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SwapBitsRound(changeDuplicates(mxKeyReverse(mxKeySwapBitsRound(changeDuplicatesB(mxKeyByBitEnc(mxKeyRotEnc2(mxKeySwapBitsG(p2kproc3(changeDuplicates(mxKeyReverseBits(changeDuplicatesB(mxKeySwapBitsF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wapBitsG(mxKeySwapMinors3(mxKeyAlg1(mxKeySwapMinors3(mxKeySwapBitsRound(mxKeyRotEnc(mxKeyByBitEnc(mxKeySwapBitsE(mxKeyByBitEnc(mxKeyNot(mxKeySwapBitsD(mxKeyAddRR(mxKeyAlg1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changeDuplicatesC2(changeDuplicatesB(mxKeyNot(mxKeySwapBitsD(mxKeyRotEnc2(changeDuplicatesB(changeDuplicatesC2(mxKeyReverse(changeDuplicatesC2(mxKeySwapBitsG(mxKeyRotateLeftBits(mxKeyRotEnc(mxKeyXor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Not(mxKeySwapBitsE(changeDuplicatesC2(changeDuplicatesC2(mxKeyReverseBits(mxKeySwapBitsD(mxKeyReverseBits(mxKeyAddRR(mxKeyRotEnc2(mxKeySwapBitsD(mxKeyXorB(mxKeyXor(mxKeyRotateLeft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XorRR(mxKeyXor(changeDuplicatesC2(mxKeySwapBitsEE2(mxKeyRotateLeftBits(mxKeyXorB(mxKeySwapBitsD(mxKeyReverseBits(mxKeyXorRR(changeDuplicates(mxKeyAlg2(mxKeyRotEnc(mxKeyAlg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Not(mxKeyXorB(mxKeyRotateLeftBits(mxKeyByBitEnc(changeDuplicates(mxKeyXor(mxKeyRotateLeftBits(mxKeySwapBitsF(mxKeySwapBitsEE2(mxKeySwapBitsF(mxKeySwapBitsEE2(mxKeyAlg1(mxKeyShuffle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RotEnc2(mxKeyAlg1(mxKeyAlg2(mxKeyRotEnc2(mxKeySwapBitsF(mxKeyXorB(mxKeySwapBitsF(mxKeyAddRR(mxKeyByBitEnc(mxKeyShuffle(mxKeyAlg2(mxKeySwapBitsD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Reverse(mxKeyXor(mxKeyRotEnc(mxKeySwapBitsD(mxKeyRotateLeftBits(mxKeyByBitEnc(mxKeyByBitEnc(changeDuplicatesB(mxKeyXorRR(mxKeySwapBitsD(mxKeyReverseBits(mxKeyReverseBits(mxKeyAlg1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SwapBitsEE2(mxKeySwapBitsG(mxKeySwapBitsEE2(mxKeySwapBitsG(mxKeySwapBitsD(mxKeyRotEnc2(changeDuplicatesB(mxKeySwapMinors3(mxKeyAlg2(mxKeyAddRR(mxKeyAddRR(mxKeyByBitEnc(mxKeySwapBits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SwapBitsRound(mxKeyRotateLeftBits(mxKeyAddRR(mxKeyXorRR(changeDuplicatesB(mxKeyXorRR(mxKeyReverse(mxKeySwapBitsG(mxKeyXorRR(mxKeyRotEnc(changeDuplicatesB(changeDuplicates(mxKeyShuffle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ByBitEnc(mxKeyReverse(mxKeyByBitEnc(mxKeySwapBitsE(changeDuplicatesB(mxKeyReverse(mxKeySwapBitsG(mxKeyNot(mxKeyRotEnc2(mxKeyRotateLeftBits(changeDuplicatesC2(changeDuplicatesB(changeDuplicates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XorB(mxKeySwapBitsEE2(mxKeyByBitEnc(mxKeyReverse(mxKeySwapBitsF(mxKeySwapBitsEE2(mxKeySwapBitsE(mxKeyRotateLeftBits(changeDuplicatesC2(mxKeyShuffle(changeDuplicatesC2(mxKeySwapMinors3(mxKeyRotEnc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SwapBitsF(mxKeyAlg2(mxKeyRotEnc2(mxKeyRotEnc(mxKeyXorB(mxKeyXor(mxKeyRotEnc(changeDuplicatesC2(mxKeySwapMinors3(mxKeyAlg2(changeDuplicates(mxKeyNot(mxKeyShuffl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ReverseBits(mxKeyRotEnc2(mxKeyNot(mxKeySwapBitsG(mxKeyNot(mxKeySwapBitsE(mxKeyRotEnc(mxKeyXorB(mxKeySwapBitsRound(mxKeyReverseBits(changeDuplicatesB(mxKeyAlg1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mxKeySwapBitsG(mxKeySwapBitsEE2(mxKeyAlg1(mxKeyByBitEnc(mxKeySwapBitsF(mxKeySwapBitsF(mxKeyXorB(mxKeyReverseBits(mxKeySwapBitsD(mxKeyAlg2(mxKeyShuffle(mxKeyXorRR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Xor(mxKeyByBitEnc(changeDuplicatesB(mxKeyReverseBits(changeDuplicatesC2(mxKeyReverse(mxKeyReverse(p2kproc3(mxKeyAddRR(mxKeyXorRR(mxKeyAlg2(mxKeyNot(mxKeyReverse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ddRR(mxKeyReverse(mxKeySwapBitsF(mxKeyXorB(mxKeyRotEnc2(mxKeyNot(changeDuplicatesC2(p2kproc3(mxKeySwapBitsEE2(mxKeyXor(mxKeyAlg2(mxKeyReverseBits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AddRR(mxKeyXorB(mxKeyNot(mxKeyReverse(mxKeyAddRR(mxKeyNot(changeDuplicatesC2(mxKeyRotEnc2(mxKeySwapMinors3(changeDuplicatesB(mxKeyXorB(mxKeySwapBitsF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huffle(changeDuplicatesC2(changeDuplicatesB(mxKeySwapBitsG(changeDuplicates(mxKeySwapBitsD(mxKeyReverse(mxKeyAddRR(mxKeySwapMinors3(mxKeyRotEnc2(mxKeySwapBitsD(changeDuplicatesB(mxKeySwapBitsE(mxKeyAlg1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ReverseBits(mxKeyRotEnc2(mxKeyAddRR(changeDuplicatesC2(mxKeySwapBitsEE2(mxKeySwapBitsF(mxKeySwapBitsG(mxKeyXorB(changeDuplicatesB(mxKeyReverseBits(mxKeyRotEnc2(mxKeySwapBitsRound(mxKeyXorRR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AddRR(changeDuplicatesB(changeDuplicates(changeDuplicatesC2(mxKeyXorRR(mxKeySwapBitsF(mxKeyNot(mxKeyAlg1(mxKeySwapBitsD(mxKeyRotEnc(mxKeyAlg2(mxKeyShuffle(mxKeyRotateLeftBits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ReverseBits(mxKeyXor(mxKeyAlg2(mxKeySwapBitsD(mxKeyXorRR(mxKeyRotEnc2(mxKeyNot(mxKeySwapMinors3(mxKeyXorB(mxKeyRotateLeftBits(mxKeySwapBitsF(mxKeyAlg1(mxKeySwapBitsF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Reverse(mxKeySwapBitsE(changeDuplicates(mxKeyNot(changeDuplicates(mxKeyNot(mxKeyRotEnc(mxKeyRotateLeftBits(mxKeySwapBitsG(mxKeyByBitEnc(changeDuplicatesC2(mxKeySwapMinors3(mxKeySwapMinors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RotEnc2(mxKeyRotEnc2(mxKeyReverseBits(mxKeyShuffle(mxKeyAlg2(mxKeySwapBitsE(mxKeyXor(mxKeyAlg1(mxKeyAlg2(mxKeySwapBitsE(mxKeySwapBitsF(changeDuplicatesB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Alg2(mxKeyRotateLeftBits(mxKeyNot(changeDuplicates(mxKeyShuffle(p2kproc3(mxKeyReverseBits(mxKeyAddRR(mxKeyAlg1(mxKeyNot(mxKeyAddRR(mxKeyAddRR(mxKeyRotateLeftBit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Not(mxKeyXorB(mxKeyAddRR(mxKeyAlg1(mxKeyNot(mxKeyAlg2(mxKeyAlg1(mxKeySwapBitsD(changeDuplicatesC2(mxKeyRotEnc2(mxKeySwapBitsG(mxKeyXorRR(mxKeyXor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ByBitEnc(changeDuplicates(mxKeyRotEnc(mxKeyAlg1(mxKeyAlg1(changeDuplicatesB(changeDuplicatesB(mxKeySwapBitsE(mxKeySwapBitsF(mxKeyShuffle(p2kproc3(mxKeySwapBitsF(mxKeyRotateLeftBit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wapBitsD(mxKeyByBitEnc(p2kproc3(mxKeyAlg1(p2kproc3(mxKeySwapMinors3(mxKeySwapBitsF(mxKeyXorRR(mxKeyReverse(mxKeySwapBitsD(mxKeySwapBitsD(changeDuplicatesC2(mxKeyReverse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Enc(mxKeyRotEnc2(mxKeyRotEnc2(mxKeyAddRR(mxKeyReverse(mxKeySwapBitsF(mxKeyAlg2(mxKeySwapBitsE(mxKeySwapMinors3(mxKeySwapBitsD(mxKeySwapBitsEE2(mxKeyXorRR(mxKeySwapBitsEE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Alg2(changeDuplicates(mxKeyAlg2(changeDuplicatesB(mxKeyXorB(mxKeyXorB(mxKeyRotEnc2(mxKeyRotEnc2(mxKeyByBitEnc(changeDuplicates(mxKeyXorB(mxKeyAlg2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AddRR(mxKeySwapBitsF(mxKeyRotEnc2(changeDuplicates(mxKeySwapBitsG(mxKeyShuffle(mxKeyReverseBits(mxKeyRotateLeftBits(mxKeyReverseBits(mxKeyAlg1(mxKeyXorB(mxKeyRotateLeftBits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Reverse(mxKeyReverseBits(mxKeyAlg2(mxKeySwapBitsF(changeDuplicates(p2kproc3(mxKeyRotEnc(mxKeyRotEnc2(mxKeyAlg2(mxKeyReverse(mxKeyXorB(changeDuplicates(mxKeyXor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p2kproc3(mxKeyAddRR(mxKeyNot(mxKeyXor(mxKeySwapMinors3(mxKeyAlg2(mxKeyAlg2(mxKeyByBitEnc(changeDuplicates(mxKeySwapBitsD(mxKeySwapMinors3(mxKeyShuffle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ReverseBits(mxKeyRotEnc2(mxKeySwapBitsE(mxKeyRotEnc2(mxKeySwapBitsEE2(mxKeyAlg2(mxKeyRotateLeftBits(changeDuplicates(mxKeyByBitEnc(mxKeyAlg1(mxKeyXorRR(changeDuplicatesB(mxKeyAdd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Alg2(p2kproc3(changeDuplicatesC2(changeDuplicatesB(mxKeyRotEnc2(changeDuplicates(mxKeyXorRR(mxKeySwapBitsD(mxKeyAlg1(mxKeySwapBitsD(mxKeyXor(mxKeyShuffle(mxKeySwapBitsG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ReverseBits(mxKeyReverseBits(mxKeySwapBitsF(mxKeyAlg1(mxKeySwapBitsEE2(mxKeyAlg1(changeDuplicatesB(mxKeyXorB(mxKeyAddRR(p2kproc3(mxKeyAddRR(mxKeyAlg2(mxKeyByBitEnc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changeDuplicates(mxKeyAddRR(mxKeyShuffle(mxKeyXor(mxKeyShuffle(mxKeySwapBitsD(changeDuplicatesB(mxKeySwapBitsRound(mxKeySwapBitsRound(mxKeyRotateLeftBits(mxKeyByBitEnc(mxKeyAlg2(p2kproc3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p2kproc3(changeDuplicatesC2(changeDuplicatesC2(mxKeyXor(mxKeySwapBitsD(mxKeyAddRR(mxKeyAlg2(changeDuplicatesC2(mxKeyShuffle(mxKeySwapBitsE(mxKeyRotateLeftBits(mxKeyRotEnc2(mxKeyShuffle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changeDuplicates(mxKeyReverse(mxKeySwapBitsEE2(mxKeyRotEnc(mxKeySwapMinors3(mxKeyNot(mxKeyRotEnc(mxKeyReverseBits(mxKeyRotEnc(mxKeyShuffle(mxKeyAddRR(mxKeyAlg1(mxKeyShuffle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Reverse(changeDuplicatesB(mxKeyRotateLeftBits(mxKeySwapBitsD(p2kproc3(mxKeyXorB(mxKeySwapBitsE(mxKeyNot(mxKeyAlg2(mxKeyReverse(changeDuplicatesC2(mxKeyXorB(mxKeyShuffl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changeDuplicates(mxKeyReverse(mxKeyXorB(p2kproc3(mxKeyAlg2(mxKeyRotateLeftBits(p2kproc3(changeDuplicates(mxKeyXorB(mxKeyXor(mxKeyAddRR(mxKeyShuffle(mxKeySwapBitsE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Reverse(mxKeySwapMinors3(mxKeyAlg1(mxKeySwapBitsD(mxKeyAddRR(mxKeyXor(changeDuplicatesC2(mxKeySwapBitsD(mxKeyRotEnc2(mxKeyNot(mxKeySwapBitsRound(mxKeyRotateLeftBits(changeDuplicate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Not(mxKeySwapMinors3(mxKeyAlg2(changeDuplicatesB(mxKeyAddRR(mxKeyXorB(changeDuplicates(mxKeyXorRR(mxKeyXor(mxKeySwapBitsD(mxKeyReverseBits(mxKeyAlg2(mxKeySwapBitsG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SwapBitsD(changeDuplicates(changeDuplicatesC2(mxKeyShuffle(mxKeySwapBitsG(changeDuplicates(mxKeySwapBitsE(mxKeyAlg2(changeDuplicatesB(mxKeyReverseBits(mxKeySwapBitsG(mxKeySwapBitsF(mxKeyReverseBits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RotateLeftBits(changeDuplicates(mxKeySwapBitsD(mxKeyAlg1(p2kproc3(mxKeySwapBitsG(mxKeyXorB(p2kproc3(mxKeySwapBitsF(mxKeySwapBitsRound(mxKeyReverse(changeDuplicates(mxKeyRotateLeftBits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p2kproc3(mxKeyAddRR(mxKeyNot(mxKeyAddRR(mxKeyXor(mxKeyReverseBits(mxKeyXor(mxKeySwapBitsE(mxKeySwapBitsG(changeDuplicates(mxKeySwapBitsEE2(changeDuplicatesB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G(changeDuplicates(changeDuplicatesB(mxKeyRotEnc2(changeDuplicatesB(mxKeyXor(mxKeyAlg1(mxKeyXor(mxKeyXorB(mxKeyShuffle(changeDuplicatesC2(mxKeyReverseBits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huffle(mxKeyRotateLeftBits(mxKeyAlg1(mxKeyRotateLeftBits(mxKeyReverseBits(changeDuplicates(mxKeySwapBitsD(mxKeySwapBitsE(mxKeyRotateLeftBits(mxKeySwapBitsRound(mxKeyRotEnc(changeDuplicatesC2(mxKeySwapBitsE(changeDuplicates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AddRR(mxKeyXor(changeDuplicatesB(mxKeyAlg1(mxKeySwapBitsG(mxKeySwapBitsRound(mxKeyNot(mxKeyShuffle(mxKeyXorRR(changeDuplicatesC2(mxKeyXorB(mxKeyAddRR(changeDuplicate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Alg1(mxKeyAddRR(mxKeyAlg1(mxKeySwapBitsG(mxKeyAlg2(mxKeyAlg2(changeDuplicates(mxKeySwapBitsF(mxKeyRotEnc2(mxKeySwapBitsG(mxKeyReverse(mxKeyAlg1(mxKeyNot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changeDuplicatesB(mxKeyReverse(changeDuplicatesC2(mxKeyXor(mxKeySwapBitsG(mxKeyByBitEnc(changeDuplicatesB(mxKeyByBitEnc(changeDuplicates(mxKeyRotEnc2(mxKeyAlg1(mxKeyAlg2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G(mxKeySwapBitsRound(p2kproc3(mxKeyXorRR(mxKeySwapMinors3(mxKeyXorRR(mxKeyAddRR(mxKeyAlg1(changeDuplicatesC2(mxKeyXor(mxKeyRotEnc(mxKeyByBitEnc(mxKeyRotateLeft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XorRR(mxKeyAlg2(mxKeyAddRR(mxKeySwapBitsD(changeDuplicatesC2(changeDuplicates(mxKeyAlg2(changeDuplicates(changeDuplicatesC2(changeDuplicates(mxKeySwapBitsE(mxKeyAddRR(mxKeyShuffl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SwapBitsRound(mxKeySwapBitsEE2(mxKeyRotEnc(mxKeyByBitEnc(mxKeyRotEnc2(mxKeyByBitEnc(changeDuplicatesC2(mxKeySwapBitsRound(mxKeySwapBitsRound(mxKeySwapBitsRound(mxKeyXorB(changeDuplicatesC2(mxKeyReverseBit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wapBitsE(mxKeyReverseBits(mxKeyReverseBits(mxKeyRotEnc2(mxKeyByBitEnc(mxKeyRotateLeftBits(mxKeySwapBitsG(mxKeyAddRR(mxKeyXor(mxKeySwapBitsEE2(changeDuplicatesB(mxKeyShuffle(mxKeyRotEnc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EE2(mxKeyXorRR(mxKeyAlg1(mxKeyAddRR(changeDuplicatesC2(changeDuplicatesC2(changeDuplicates(mxKeyAlg1(mxKeyByBitEnc(mxKeyAlg2(mxKeyAddRR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ByBitEnc(mxKeySwapBitsD(changeDuplicates(mxKeySwapBitsD(mxKeySwapMinors3(mxKeyReverse(mxKeySwapBitsRound(mxKeyAddRR(mxKeySwapBitsEE2(mxKeySwapBitsD(mxKeyRotEnc2(changeDuplicatesB(mxKeyAlg1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XorB(mxKeySwapBitsE(p2kproc3(mxKeyByBitEnc(p2kproc3(mxKeyAlg1(mxKeyShuffle(mxKeyAlg2(mxKeySwapBitsG(mxKeyByBitEnc(mxKeyAlg2(mxKeySwapBitsF(mxKeyAlg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ReverseBits(mxKeyAlg1(mxKeyAddRR(changeDuplicates(changeDuplicates(mxKeyRotEnc2(changeDuplicatesB(mxKeyShuffle(mxKeySwapBitsG(mxKeySwapBitsE(mxKeySwapBitsG(mxKeySwapBitsD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BitsD(mxKeySwapBitsG(mxKeySwapBitsG(mxKeySwapBitsG(mxKeyXor(mxKeyXorB(mxKeyXor(mxKeyXorB(mxKeyXorB(mxKeyAlg2(p2kproc3(mxKeyXorRR(p2kproc3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RotateLeftBits(mxKeyRotEnc(mxKeySwapBitsRound(mxKeyNot(changeDuplicatesB(mxKeySwapBitsRound(mxKeyXorRR(mxKeySwapBitsD(mxKeyNot(mxKeySwapBitsG(mxKeySwapMinors3(mxKeySwapBitsD(mxKeyShuffle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XorRR(mxKeyNot(mxKeySwapBitsRound(mxKeyRotateLeftBits(mxKeyAddRR(mxKeyShuffle(changeDuplicates(mxKeyByBitEnc(mxKeyXorRR(mxKeyShuffle(changeDuplicatesB(mxKeySwapBitsF(mxKeySwapBitsD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RotEnc(mxKeyReverseBits(mxKeyReverseBits(mxKeyXorB(mxKeyXorRR(mxKeyAlg2(mxKeySwapBitsE(mxKeyReverse(changeDuplicatesC2(mxKeyNot(mxKeyRotateLeftBits(mxKeySwapBitsG(mxKeySwapBitsD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AddRR(mxKeySwapBitsF(mxKeyShuffle(mxKeyRotateLeftBits(mxKeyRotEnc(mxKeyReverseBits(mxKeySwapBitsE(mxKeyXorRR(mxKeyXorRR(p2kproc3(mxKeySwapBitsE(mxKeySwapBitsD(mxKeyXor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SwapBitsG(mxKeyShuffle(mxKeyReverse(mxKeyRotEnc(mxKeySwapBitsD(mxKeySwapBitsRound(changeDuplicates(mxKeyAlg1(changeDuplicatesC2(changeDuplicates(mxKeyAddRR(mxKeySwapBitsF(mxKeySwapMinors3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Reverse(mxKeyXorB(mxKeyNot(mxKeyXor(mxKeyRotateLeftBits(mxKeyAlg1(mxKeyRotateLeftBits(mxKeySwapBitsRound(changeDuplicatesC2(mxKeyNot(mxKeyXor(mxKeyAlg1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RotEnc(mxKeyXorB(changeDuplicatesC2(mxKeyReverse(mxKeyRotEnc2(changeDuplicatesB(mxKeyXorRR(mxKeySwapBitsE(mxKeyNot(mxKeyAlg1(mxKeyNot(mxKeyNot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Xor(mxKeySwapBitsE(mxKeyRotEnc(mxKeyRotEnc2(mxKeyAlg2(mxKeySwapBitsRound(mxKeySwapBitsRound(mxKeyAlg2(mxKeyNot(mxKeyRotEnc2(mxKeyAlg2(changeDuplicatesC2(changeDuplicatesC2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SwapBitsG(mxKeyReverse(mxKeySwapMinors3(mxKeyNot(mxKeyRotateLeftBits(mxKeyShuffle(mxKeyAlg1(mxKeyXor(mxKeyRotateLeftBits(mxKeyXor(mxKeyNot(mxKeyRotEnc2(mxKeyRotateLeftBits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ByBitEnc(mxKeyRotEnc(mxKeyRotEnc(mxKeyByBitEnc(mxKeySwapBitsE(mxKeySwapBitsRound(mxKeySwapBitsEE2(mxKeyShuffle(mxKeySwapMinors3(mxKeyRotEnc2(p2kproc3(mxKeyAddRR(mxKeyRevers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ByBitEnc(mxKeyAddRR(changeDuplicatesC2(mxKeyXor(mxKeyXorRR(mxKeyXorB(mxKeyShuffle(mxKeyByBitEnc(mxKeySwapBitsE(changeDuplicates(mxKeyXorB(mxKeySwapBitsF(mxKeyShuffle(mxKeyReverse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EE2(mxKeyXorRR(mxKeyAlg1(mxKeySwapBitsD(mxKeyNot(mxKeyReverse(mxKeyXorB(mxKeyXor(mxKeyShuffle(mxKeyXorB(mxKeyAlg1(mxKeyReverse(changeDuplicates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RotEnc2(mxKeySwapBitsG(mxKeyRotEnc2(mxKeyAddRR(mxKeyRotEnc(mxKeySwapBitsF(mxKeyRotEnc(changeDuplicatesB(mxKeySwapBitsEE2(mxKeySwapBitsEE2(mxKeyAlg1(mxKeySwapBitsF(mxKeyAlg2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SwapBitsE(mxKeySwapBitsRound(mxKeyAddRR(mxKeySwapBitsF(mxKeyXor(mxKeySwapBitsEE2(mxKeySwapBitsE(mxKeyNot(mxKeyRotEnc(changeDuplicates(mxKeyRotateLeftBits(mxKeySwapBitsE(mxKeyRevers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RotEnc(mxKeySwapBitsRound(mxKeyAlg1(mxKeyReverseBits(changeDuplicatesC2(mxKeySwapMinors3(mxKeyByBitEnc(mxKeySwapBitsF(mxKeyReverse(mxKeyNot(mxKeyXorB(mxKeySwapBitsD(mxKeyShuffl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changeDuplicatesB(mxKeySwapBitsG(p2kproc3(changeDuplicatesC2(mxKeyRotEnc2(mxKeySwapBitsRound(mxKeyAlg2(mxKeySwapMinors3(mxKeyByBitEnc(mxKeyRotEnc(mxKeyXorRR(mxKeyXorB(mxKeySwapMinors3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BitsRound(mxKeyAlg1(mxKeyRotEnc2(mxKeySwapBitsD(mxKeyReverseBits(mxKeySwapBitsD(mxKeyShuffle(mxKeyXorRR(changeDuplicates(mxKeyAddRR(mxKeyReverseBits(mxKeyNot(mxKeyRotateLeftBit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Alg2(mxKeyShuffle(mxKeyRotateLeftBits(mxKeyXor(mxKeyRotEnc2(mxKeyXorRR(mxKeyNot(mxKeyAlg2(mxKeyRotEnc2(mxKeyShuffle(mxKeyAddRR(mxKeyReverse(mxKeySwapBitsF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SwapBitsE(changeDuplicatesC2(mxKeyXorRR(mxKeyAddRR(mxKeySwapBitsG(mxKeySwapBitsF(changeDuplicatesC2(mxKeyShuffle(mxKeySwapBitsD(changeDuplicates(mxKeyRotateLeftBits(mxKeyNot(mxKeyShuffle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changeDuplicatesB(mxKeyShuffle(mxKeyShuffle(mxKeySwapBitsG(mxKeyNot(changeDuplicatesB(mxKeyXorB(changeDuplicates(mxKeySwapBitsD(mxKeySwapBitsG(mxKeyNot(mxKeyReverse(mxKeySwapBit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RotEnc(mxKeyAddRR(mxKeySwapBitsD(p2kproc3(mxKeySwapBitsD(mxKeyRotEnc(mxKeyShuffle(mxKeyAddRR(mxKeySwapMinors3(mxKeySwapBitsD(changeDuplicates(mxKeyNot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BitsF(mxKeyAddRR(mxKeySwapBitsE(mxKeyReverseBits(mxKeyAlg1(mxKeySwapBitsD(mxKeySwapBitsEE2(p2kproc3(mxKeyAddRR(mxKeyShuffle(mxKeySwapMinors3(mxKeyReverse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changeDuplicatesC2(mxKeyAddRR(mxKeyXorB(mxKeyXorRR(mxKeySwapBitsEE2(changeDuplicatesB(mxKeyRotEnc2(mxKeyXor(mxKeySwapBitsD(mxKeyNot(mxKeyXorRR(mxKeyAddRR(changeDuplicates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mxKeySwapBitsE(mxKeyAlg2(mxKeyAlg2(mxKeyByBitEnc(mxKeySwapBitsF(mxKeyXor(mxKeySwapBitsF(mxKeyRotEnc(p2kproc3(mxKeyXorB(mxKeyRotEnc2(mxKeyAddRR(mxKeyAlg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changeDuplicatesC2(mxKeyShuffle(mxKeySwapBitsRound(mxKeyAddRR(mxKeyRotEnc(mxKeyRotateLeftBits(mxKeyAddRR(mxKeyAddRR(mxKeySwapMinors3(mxKeyRotateLeftBits(mxKeyRotEnc(p2kproc3(mxKeyAlg1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changeDuplicatesC2(mxKeyReverse(mxKeySwapBitsD(mxKeyAlg1(mxKeySwapBitsE(mxKeySwapBitsF(mxKeySwapBitsRound(mxKeySwapMinors3(mxKeyAlg1(mxKeySwapBitsD(changeDuplicates(changeDuplicatesC2(mxKeySwapBitsD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changeDuplicatesB(p2kproc3(changeDuplicatesC2(mxKeyRotEnc2(mxKeyReverseBits(mxKeySwapBitsRound(mxKeySwapBitsG(mxKeyAlg1(mxKeyAlg2(mxKeyReverseBits(mxKeyAlg2(mxKeyReverse(mxKeyReverse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G(mxKeyNot(mxKeyRotateLeftBits(mxKeyAddRR(mxKeyXorB(mxKeySwapBitsF(mxKeyShuffle(mxKeySwapBitsEE2(mxKeyShuffle(mxKeyShuffle(mxKeyRotateLeftBits(changeDuplicates(mxKeySwapMinors3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SwapBitsRound(mxKeySwapBitsD(mxKeySwapBitsF(p2kproc3(mxKeySwapBitsF(mxKeySwapMinors3(changeDuplicatesC2(mxKeyReverse(mxKeyRotEnc(mxKeyReverseBits(mxKeyAddRR(mxKeySwapMinors3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Alg2(p2kproc3(mxKeyByBitEnc(mxKeyNot(mxKeyByBitEnc(changeDuplicates(mxKeyRotateLeftBits(changeDuplicatesC2(mxKeySwapMinors3(changeDuplicatesB(mxKeyAddRR(mxKeyRotateLeftBits(changeDuplicates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ByBitEnc(mxKeySwapBitsF(mxKeyXorRR(mxKeySwapBitsRound(mxKeyAlg1(mxKeySwapBitsEE2(mxKeyReverse(changeDuplicatesC2(changeDuplicates(changeDuplicates(mxKeyByBitEnc(mxKeyXor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Alg1(mxKeySwapBitsF(changeDuplicatesC2(mxKeySwapBitsE(mxKeySwapBitsG(changeDuplicates(mxKeyShuffle(mxKeyNot(p2kproc3(mxKeySwapBitsF(mxKeySwapBitsD(mxKeyNot(mxKeyRotEnc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changeDuplicatesB(p2kproc3(mxKeyNot(mxKeyXor(mxKeyReverse(mxKeyRotateLeftBits(mxKeySwapBitsD(mxKeySwapBitsRound(mxKeyReverse(mxKeySwapBitsRound(mxKeyRotEnc(mxKeyRotateLeftBits(changeDuplicates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Xor(changeDuplicatesB(mxKeyReverse(mxKeyRotateLeftBits(mxKeyRotateLeftBits(mxKeySwapMinors3(mxKeySwapMinors3(mxKeySwapBitsEE2(mxKeySwapBitsD(changeDuplicatesC2(mxKeyRotEnc2(mxKeyReverse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ReverseBits(changeDuplicatesB(mxKeyXorRR(mxKeyRotateLeftBits(mxKeyReverse(changeDuplicatesB(mxKeyRotEnc(mxKeyShuffle(mxKeyRotateLeftBits(mxKeyAlg1(mxKeyAlg1(p2kproc3(mxKeyShuffle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Round(changeDuplicatesC2(mxKeySwapBitsF(mxKeyNot(mxKeyReverse(changeDuplicatesC2(p2kproc3(mxKeySwapBitsF(mxKeyXorB(mxKeyXor(mxKeyAddRR(mxKeyXor(mxKeySwapMinors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huffle(mxKeyAlg2(mxKeyByBitEnc(mxKeySwapBitsG(mxKeyXorRR(mxKeyAlg2(mxKeyXorRR(mxKeyRotEnc(mxKeyRotEnc2(mxKeySwapBitsF(mxKeyXorB(mxKeySwapBitsG(mxKeyNot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SwapBitsEE2(mxKeyXorRR(mxKeySwapMinors3(mxKeyXorRR(mxKeyReverse(mxKeyReverse(mxKeyRotEnc(changeDuplicatesB(mxKeyReverseBits(mxKeySwapBitsD(changeDuplicatesB(mxKeyRotEnc2(mxKeySwapBitsRound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huffle(changeDuplicates(mxKeySwapBitsE(mxKeySwapBitsD(mxKeyRotEnc2(mxKeyRotEnc2(mxKeyByBitEnc(mxKeyAlg2(mxKeySwapBitsF(mxKeySwapMinors3(mxKeyXorRR(mxKeyAddRR(changeDuplicates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SwapMinors3(mxKeyXorRR(mxKeyXor(mxKeyAddRR(mxKeyAddRR(mxKeySwapBitsG(mxKeySwapBitsRound(p2kproc3(mxKeyXor(mxKeyRotateLeftBits(changeDuplicatesB(mxKeySwapBitsF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SwapBitsRound(changeDuplicates(mxKeyNot(mxKeyShuffle(mxKeyRotateLeftBits(mxKeyByBitEnc(mxKeyXorB(mxKeySwapBitsEE2(mxKeyXor(changeDuplicatesB(mxKeyAlg1(p2kproc3(mxKeyRever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Xor(mxKeySwapBitsG(mxKeySwapBitsEE2(mxKeyNot(mxKeyRotateLeftBits(mxKeyAlg2(mxKeyXor(mxKeySwapBitsEE2(mxKeyAlg1(mxKeyNot(mxKeyReverseBits(mxKeyReverseBits(mxKeyNot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Not(mxKeySwapBitsF(mxKeyNot(mxKeySwapBitsD(mxKeyReverseBits(mxKeyXor(mxKeyReverse(mxKeyNot(mxKeyRotEnc2(changeDuplicatesC2(mxKeyAddRR(mxKeySwapBitsG(mxKeyReverseBits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XorRR(mxKeySwapBitsEE2(mxKeySwapBitsD(mxKeyRotateLeftBits(mxKeyAddRR(changeDuplicatesB(mxKeySwapBitsRound(mxKeySwapBitsE(mxKeyRotEnc2(mxKeyRotEnc(changeDuplicatesB(p2kproc3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otateLeftBits(changeDuplicatesC2(mxKeyAlg1(mxKeySwapBitsE(changeDuplicatesB(mxKeyRotateLeftBits(mxKeyShuffle(changeDuplicatesB(mxKeyByBitEnc(mxKeyXorRR(mxKeyNot(p2kproc3(mxKeyXor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RotateLeftBits(p2kproc3(mxKeyAlg1(changeDuplicatesB(mxKeyRotEnc(changeDuplicatesB(mxKeyXor(mxKeyXorRR(mxKeyRotEnc2(mxKeyReverse(mxKeyXorRR(changeDuplicates(mxKeySwapBitsD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RotateLeftBits(mxKeyRotEnc(mxKeyRotateLeftBits(mxKeyByBitEnc(changeDuplicates(mxKeyXorB(mxKeyShuffle(changeDuplicatesC2(mxKeyAlg2(mxKeySwapBitsD(mxKeyAlg2(mxKeyShuffle(mxKeyRevers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huffle(changeDuplicates(mxKeyNot(mxKeyXorB(mxKeyRotEnc2(changeDuplicates(mxKeySwapBitsRound(mxKeyAddRR(mxKeyAlg2(mxKeySwapBitsEE2(mxKeySwapBitsG(mxKeySwapBitsG(mxKeyAddRR(changeDuplicatesB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ByBitEnc(mxKeyRotateLeftBits(mxKeySwapBitsG(mxKeyRotEnc(mxKeyRotEnc2(mxKeySwapBitsF(mxKeyXorB(mxKeyByBitEnc(mxKeyXor(mxKeyRotateLeftBits(mxKeyReverse(changeDuplicates(mxKeyXor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RotEnc2(mxKeySwapBitsEE2(mxKeyRotEnc2(mxKeyXorB(mxKeyRotEnc(changeDuplicatesC2(mxKeySwapBitsF(mxKeyNot(mxKeyByBitEnc(mxKeyRotateLeftBits(mxKeySwapBitsD(changeDuplicates(mxKeyXorB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changeDuplicates(mxKeyNot(mxKeySwapBitsF(mxKeySwapBitsF(mxKeyByBitEnc(mxKeyRotateLeftBits(mxKeySwapMinors3(mxKeySwapBitsEE2(mxKeyNot(mxKeyReverse(mxKeySwapBitsF(changeDuplicates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ReverseBits(mxKeyRotEnc2(changeDuplicatesB(changeDuplicatesB(mxKeyAlg2(p2kproc3(changeDuplicates(mxKeySwapBitsD(mxKeySwapBitsD(mxKeyShuffle(mxKeyNot(mxKeyRotEnc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changeDuplicatesB(mxKeyNot(mxKeyRotEnc2(changeDuplicatesC2(mxKeyXorB(mxKeyRotEnc2(mxKeySwapBitsG(mxKeyNot(p2kproc3(mxKeyNot(mxKeyXorB(mxKeyNot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RotEnc(mxKeyAlg2(mxKeyNot(mxKeySwapBitsG(mxKeyXorRR(mxKeyXorB(mxKeySwapBitsD(mxKeyNot(mxKeyReverse(mxKeyRotateLeftBits(mxKeySwapBitsF(p2kproc3(mxKeyNot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SwapBitsG(mxKeyAddRR(mxKeyXorB(mxKeyReverse(mxKeyRotEnc(mxKeySwapBitsRound(p2kproc3(mxKeyRotateLeftBits(mxKeyAlg1(mxKeyAlg2(mxKeyReverseBits(mxKeySwapBitsD(changeDuplicate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SwapBitsD(mxKeyXorRR(changeDuplicatesB(mxKeyAddRR(mxKeySwapBitsE(mxKeySwapBitsEE2(mxKeyRotEnc2(mxKeySwapBitsD(changeDuplicates(mxKeyShuffle(changeDuplicates(mxKeyRotEnc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Alg1(mxKeyAlg2(mxKeyRotEnc(mxKeySwapBitsE(mxKeyRotEnc(changeDuplicatesC2(mxKeyXorB(mxKeyRotateLeftBits(mxKeySwapBitsRound(mxKeyReverseBits(mxKeyXorRR(mxKeyAlg2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ByBitEnc(mxKeySwapBitsF(mxKeyRotateLeftBits(mxKeyShuffle(mxKeyAddRR(mxKeySwapBitsG(mxKeyRotEnc(mxKeySwapBitsF(mxKeySwapBitsD(mxKeySwapMinors3(mxKeyShuffle(mxKeySwapBitsF(mxKeySwapBitsG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changeDuplicatesC2(mxKeySwapBitsE(mxKeyReverse(changeDuplicates(changeDuplicates(mxKeyNot(mxKeySwapBitsG(mxKeyRotateLeftBits(mxKeySwapBitsD(mxKeyShuffle(mxKeySwapBitsG(mxKeyXorB(mxKeySwapBitsEE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huffle(mxKeyShuffle(mxKeyReverse(mxKeyReverseBits(changeDuplicatesB(mxKeyByBitEnc(mxKeyXor(mxKeyByBitEnc(mxKeyReverseBits(mxKeySwapBitsG(changeDuplicates(mxKeyAlg1(mxKeyRotateLeftBit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Reverse(mxKeySwapBitsRound(mxKeySwapBitsD(mxKeyByBitEnc(mxKeyNot(mxKeyNot(mxKeyShuffle(mxKeyRotateLeftBits(mxKeyReverseBits(mxKeyAddRR(mxKeyByBitEnc(mxKeyXorB(changeDuplicate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G(mxKeySwapMinors3(mxKeySwapBitsG(mxKeyRotateLeftBits(changeDuplicatesB(mxKeyAlg1(mxKeySwapBitsF(mxKeyRotEnc(mxKeyAddRR(mxKeySwapBitsD(p2kproc3(mxKeySwapBitsE(mxKeyReverse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SwapBitsF(mxKeySwapBitsRound(mxKeySwapBitsEE2(mxKeyAddRR(mxKeySwapBitsF(mxKeyRotEnc2(changeDuplicates(changeDuplicatesB(mxKeySwapBitsEE2(mxKeyByBitEnc(mxKeySwapMinors3(mxKeySwapBitsD(mxKeyAlg1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changeDuplicatesC2(mxKeyXorRR(mxKeyXorRR(mxKeySwapBitsRound(mxKeyReverseBits(mxKeyXorRR(mxKeySwapBitsG(mxKeyAddRR(mxKeyAddRR(mxKeyReverse(mxKeyByBitEnc(mxKeyAlg2(mxKeySwapBitsD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p2kproc3(mxKeySwapBitsRound(mxKeySwapBitsF(mxKeyAlg1(changeDuplicatesC2(mxKeySwapBitsEE2(mxKeySwapBitsF(changeDuplicates(changeDuplicatesB(mxKeyXor(changeDuplicates(mxKeyRotateLeftBits(changeDuplicates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changeDuplicatesB(mxKeyXorB(mxKeyRotEnc2(changeDuplicatesC2(mxKeyXor(mxKeyRotateLeftBits(changeDuplicatesB(mxKeyReverseBits(mxKeyRotEnc(mxKeySwapBitsE(mxKeyXor(mxKeyRotEnc2(mxKeyAlg1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otEnc(mxKeyRotEnc(mxKeyReverseBits(mxKeyByBitEnc(mxKeySwapMinors3(mxKeySwapBitsD(mxKeySwapBitsG(mxKeyAlg1(mxKeySwapBitsE(mxKeyXorB(mxKeyXor(changeDuplicatesC2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RR(mxKeyRotateLeftBits(mxKeySwapMinors3(changeDuplicates(mxKeySwapBitsRound(mxKeySwapBitsEE2(mxKeyNot(mxKeyNot(mxKeySwapBitsF(mxKeySwapBitsEE2(changeDuplicates(mxKeyRotateLeftBits(mxKeySwapBitsD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changeDuplicatesC2(p2kproc3(mxKeyAlg1(mxKeyAddRR(changeDuplicatesB(mxKeySwapBitsE(changeDuplicatesC2(mxKeyAlg1(mxKeyNot(changeDuplicates(mxKeyReverseBits(mxKeyRotateLeftBits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SwapMinors3(p2kproc3(mxKeyRotEnc(mxKeyReverseBits(mxKeyRotEnc2(mxKeyAlg1(changeDuplicatesC2(mxKeyAddRR(mxKeyAddRR(mxKeySwapBitsRound(mxKeyAddRR(mxKeyXorRR(mxKeyByBitEnc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G(mxKeyAlg1(changeDuplicatesB(mxKeySwapBitsD(mxKeySwapBitsE(mxKeyRotateLeftBits(mxKeyRotEnc2(mxKeyReverse(mxKeyRotateLeftBits(mxKeySwapBitsRound(mxKeyAddRR(mxKeyAlg1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RR(mxKeyByBitEnc(mxKeySwapBitsF(p2kproc3(mxKeyRotateLeftBits(mxKeyReverseBits(mxKeyXorB(mxKeyXorB(mxKeyRotEnc2(mxKeyXorB(p2kproc3(mxKeyAlg1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Xor(mxKeySwapBitsF(mxKeyXorB(mxKeyAddRR(mxKeySwapBitsF(mxKeySwapBitsRound(mxKeyReverseBits(mxKeyAlg1(mxKeyRotEnc2(mxKeyShuffle(mxKeySwapBitsG(mxKeyReverse(mxKeyNot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ByBitEnc(mxKeyRotEnc2(mxKeyXor(mxKeySwapMinors3(changeDuplicatesC2(mxKeyRotEnc2(mxKeySwapBitsG(mxKeySwapBitsEE2(mxKeySwapMinors3(mxKeyRotEnc(mxKeyReverse(mxKeySwapBitsG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RotEnc(mxKeySwapMinors3(p2kproc3(mxKeySwapBitsF(mxKeySwapBitsE(mxKeySwapBitsG(mxKeyReverseBits(mxKeySwapMinors3(mxKeyXor(mxKeySwapBitsG(mxKeyXorB(mxKeyReverseBits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SwapBitsE(mxKeyRotEnc2(mxKeySwapMinors3(changeDuplicates(mxKeySwapBitsG(mxKeySwapBitsE(mxKeySwapMinors3(mxKeyRotEnc2(mxKeyReverseBits(mxKeyXorRR(mxKeySwapBitsRound(mxKeyAlg1(mxKeyReverseBits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otEnc2(mxKeyShuffle(mxKeyByBitEnc(mxKeyByBitEnc(mxKeySwapBitsRound(mxKeyReverseBits(mxKeyXorB(mxKeyXorB(mxKeyRotEnc2(mxKeySwapBitsE(mxKeyXorB(mxKeySwapBitsE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changeDuplicatesC2(mxKeySwapBitsF(mxKeySwapBitsD(mxKeySwapBitsD(mxKeySwapMinors3(mxKeyXor(mxKeyByBitEnc(mxKeyXorB(mxKeyAlg1(changeDuplicatesB(mxKeyAddRR(mxKeySwapBitsF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everse(mxKeyXorB(mxKeyXorB(mxKeyRotEnc2(mxKeyAlg1(mxKeyXorB(mxKeyRotEnc2(mxKeyAlg2(mxKeyByBitEnc(mxKeyNot(p2kproc3(mxKeyAlg1(mxKeyNot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RotEnc(mxKeySwapBitsD(mxKeyAddRR(mxKeyReverseBits(mxKeyByBitEnc(mxKeySwapBitsD(mxKeyReverse(changeDuplicates(mxKeyReverse(changeDuplicatesC2(mxKeyShuffle(p2kproc3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F(changeDuplicatesC2(changeDuplicatesC2(changeDuplicatesC2(mxKeyRotateLeftBits(mxKeyRotateLeftBits(p2kproc3(mxKeySwapMinors3(mxKeySwapBitsG(changeDuplicatesB(mxKeyXorB(changeDuplicates(p2kproc3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D(mxKeySwapBitsF(mxKeyXorRR(mxKeyXorB(changeDuplicates(changeDuplicatesC2(mxKeyAlg1(mxKeyRotEnc(changeDuplicates(mxKeyXorRR(mxKeyAddRR(mxKeyXorRR(mxKeySwapMinors3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XorRR(changeDuplicatesB(mxKeySwapBitsRound(mxKeyRotEnc2(mxKeyNot(mxKeySwapBitsEE2(mxKeySwapBitsF(mxKeySwapBitsG(mxKeyReverse(mxKeyRotEnc2(mxKeyReverse(mxKeySwapBitsEE2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Round(mxKeyRotEnc(mxKeySwapMinors3(changeDuplicates(mxKeyRotateLeftBits(changeDuplicatesB(mxKeySwapBitsE(changeDuplicatesB(mxKeyAlg2(mxKeySwapMinors3(p2kproc3(mxKeySwapBitsD(mxKeyShuffle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otEnc(mxKeySwapBitsRound(mxKeySwapBitsG(mxKeyNot(mxKeySwapBitsEE2(p2kproc3(mxKeySwapBitsF(mxKeyAlg2(mxKeyReverseBits(mxKeySwapBitsEE2(changeDuplicatesB(mxKeyRotateLeftBits(mxKeyAdd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G(mxKeySwapBitsE(mxKeyAlg2(changeDuplicates(changeDuplicatesC2(mxKeyXorB(mxKeyReverseBits(mxKeyRotEnc(mxKeySwapBitsF(mxKeySwapBitsD(mxKeyAlg2(mxKeyXorB(changeDuplicatesB(mxKeyNot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XorRR(mxKeyRotEnc(mxKeyRotateLeftBits(mxKeyByBitEnc(mxKeyXor(mxKeyXor(mxKeyRotateLeftBits(mxKeyRotEnc2(mxKeyXorRR(mxKeySwapBitsEE2(mxKeyRotEnc2(changeDuplicates(mxKeyRotateLeftBit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Not(p2kproc3(mxKeySwapBitsG(mxKeySwapBitsE(mxKeyShuffle(mxKeyRotEnc(mxKeyRotEnc(changeDuplicates(mxKeySwapBitsD(mxKeyReverse(mxKeyReverseBits(mxKeyXorRR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Alg2(mxKeySwapMinors3(mxKeyReverse(mxKeyXorRR(mxKeyReverse(mxKeyByBitEnc(mxKeyAlg1(mxKeyAlg1(mxKeyXor(mxKeyRotEnc2(mxKeyAddRR(mxKeySwapBitsD(p2kproc3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everseBits(p2kproc3(mxKeySwapBitsD(mxKeyShuffle(mxKeyNot(changeDuplicates(mxKeySwapBitsD(mxKeyXorRR(changeDuplicatesB(mxKeyRotateLeftBits(mxKeySwapBitsE(mxKeyAddRR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AddRR(mxKeySwapBitsEE2(mxKeyShuffle(mxKeyXorRR(mxKeyXorB(mxKeyReverse(mxKeyByBitEnc(mxKeyShuffle(mxKeySwapBitsEE2(p2kproc3(mxKeyShuffle(mxKeyReverse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huffle(changeDuplicates(mxKeyXorRR(mxKeySwapBitsD(mxKeyXor(p2kproc3(mxKeySwapBitsD(mxKeyXorRR(mxKeyReverseBits(mxKeySwapBitsG(mxKeyReverseBits(mxKeyRotEnc2(mxKeyNot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BitsEE2(mxKeyRotEnc(mxKeySwapBitsD(mxKeyAlg2(mxKeySwapMinors3(mxKeyXorRR(mxKeyReverseBits(mxKeyAddRR(p2kproc3(mxKeyAlg1(mxKeyXorB(mxKeySwapMinors3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XorRR(mxKeySwapMinors3(mxKeySwapBitsG(mxKeyXor(mxKeyAlg2(mxKeySwapBitsD(mxKeyByBitEnc(p2kproc3(mxKeyXorRR(mxKeyXorRR(changeDuplicatesC2(mxKeyReverseBits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XorRR(changeDuplicatesC2(mxKeySwapBitsD(mxKeyShuffle(mxKeyRotateLeftBits(changeDuplicatesB(changeDuplicatesC2(mxKeySwapMinors3(mxKeyRotEnc(mxKeyShuffle(mxKeyReverseBits(mxKeyReverse(mxKeySwapBitsE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otEnc2(mxKeySwapBitsG(p2kproc3(mxKeyRotEnc2(mxKeySwapBitsE(mxKeySwapMinors3(mxKeyByBitEnc(mxKeySwapBitsG(mxKeySwapBitsE(p2kproc3(changeDuplicatesC2(mxKeyAlg2(changeDuplicatesB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SwapMinors3(mxKeyRotateLeftBits(mxKeyRotateLeftBits(changeDuplicatesC2(mxKeySwapBitsG(mxKeyReverse(mxKeyRotEnc(changeDuplicates(changeDuplicatesC2(mxKeySwapBitsD(mxKeyRotateLeftBits(mxKeyRotateLeftBits(mxKeyAlg1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XorRR(mxKeyXor(mxKeyReverseBits(p2kproc3(mxKeyAddRR(mxKeyAddRR(mxKeyRotEnc(mxKeySwapBitsRound(p2kproc3(mxKeyAlg2(changeDuplicatesC2(mxKeyXorB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SwapBitsD(mxKeyByBitEnc(mxKeySwapBitsF(mxKeyXorB(changeDuplicatesB(mxKeyNot(mxKeySwapBitsF(changeDuplicatesC2(mxKeySwapBitsEE2(mxKeySwapBitsEE2(mxKeySwapMinors3(mxKeyByBitEnc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D(mxKeyAlg2(mxKeyReverseBits(mxKeyAlg1(mxKeySwapBitsEE2(mxKeyShuffle(mxKeyShuffle(changeDuplicatesC2(mxKeySwapBitsE(mxKeyRotEnc2(mxKeySwapBitsRound(mxKeySwapMinors3(changeDuplicate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SwapBitsRound(changeDuplicatesC2(mxKeyAlg1(mxKeyRotEnc2(mxKeyRotateLeftBits(changeDuplicatesC2(mxKeyXorRR(changeDuplicatesC2(mxKeyNot(mxKeySwapBitsRound(mxKeyXorB(mxKeySwapBitsD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SwapBitsE(mxKeySwapBitsRound(mxKeySwapBitsEE2(mxKeyAlg1(mxKeySwapBitsD(mxKeySwapBitsEE2(p2kproc3(mxKeySwapBitsEE2(mxKeyReverseBits(mxKeyRotEnc2(mxKeyXorB(mxKeySwapBitsRound(mxKeyRotEn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E(mxKeyReverse(mxKeySwapMinors3(mxKeyRotateLeftBits(mxKeyXorB(mxKeyByBitEnc(mxKeyAddRR(mxKeyXor(mxKeySwapBitsEE2(mxKeySwapBitsG(mxKeyAlg1(mxKeySwapBitsE(mxKeyRever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BitsF(changeDuplicates(mxKeyXorRR(mxKeySwapMinors3(p2kproc3(changeDuplicatesC2(changeDuplicatesC2(mxKeyReverse(mxKeyReverseBits(mxKeySwapBitsD(mxKeyRotEnc2(mxKeySwapBitsG(mxKeyXor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RotEnc(mxKeySwapBitsF(mxKeyRotEnc2(mxKeySwapMinors3(mxKeyXorRR(mxKeySwapBitsD(mxKeyRotateLeftBits(mxKeyRotateLeftBits(mxKeyAlg1(mxKeySwapBitsG(mxKeySwapBitsD(changeDuplicatesB(changeDuplicatesB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huffle(mxKeySwapBitsRound(mxKeyXor(mxKeySwapBitsRound(changeDuplicatesB(mxKeySwapBitsE(mxKeySwapBitsF(changeDuplicatesB(mxKeySwapBitsEE2(changeDuplicatesB(mxKeyRotEnc2(mxKeyAlg1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changeDuplicatesC2(mxKeySwapBitsG(mxKeyRotEnc(mxKeySwapBitsF(mxKeyAlg2(changeDuplicates(mxKeyReverseBits(mxKeyRotateLeftBits(mxKeySwapBitsRound(mxKeyXor(mxKeyReverse(mxKeyXor(mxKeySwapBit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huffle(mxKeyRotEnc(mxKeyReverseBits(mxKeyAlg1(mxKeyRotEnc(mxKeyRotEnc2(mxKeyAddRR(mxKeyReverseBits(mxKeyAlg1(mxKeyXorB(mxKeySwapBitsF(mxKeyShuffle(mxKeyRotateLeftBits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huffle(mxKeySwapMinors3(changeDuplicatesB(mxKeyByBitEnc(mxKeySwapMinors3(mxKeyXor(mxKeyRotEnc2(mxKeyXorRR(mxKeyByBitEnc(mxKeyRotateLeftBits(changeDuplicatesC2(mxKeyRotEnc(mxKeyXor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E(p2kproc3(mxKeySwapBitsEE2(mxKeyByBitEnc(mxKeySwapMinors3(mxKeySwapBitsD(mxKeyXorRR(mxKeyXor(mxKeySwapBitsG(changeDuplicates(p2kproc3(mxKeySwapBitsF(mxKeySwapBitsG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RotEnc(mxKeyRotEnc2(mxKeyByBitEnc(mxKeyAlg2(mxKeySwapBitsEE2(mxKeyRotateLeftBits(mxKeySwapBitsEE2(mxKeyByBitEnc(mxKeySwapBitsF(mxKeyRotEnc(mxKeySwapBitsD(mxKeyRotEnc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everseBits(mxKeyRotateLeftBits(mxKeyAddRR(mxKeyRotEnc2(mxKeyByBitEnc(mxKeyAlg2(mxKeyAlg2(changeDuplicatesC2(mxKeyAddRR(mxKeyAlg1(mxKeyReverseBits(mxKeySwapMinors3(mxKeySwapBit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D(mxKeySwapMinors3(changeDuplicatesC2(mxKeyXor(mxKeyByBitEnc(p2kproc3(mxKeyReverse(mxKeySwapBitsF(mxKeyNot(mxKeyReverseBits(mxKeySwapBitsD(mxKeyReverse(mxKeyXor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huffle(mxKeySwapBitsG(mxKeyAlg2(mxKeyShuffle(mxKeyReverse(changeDuplicates(mxKeyReverseBits(mxKeyReverseBits(mxKeyShuffle(mxKeyAddRR(mxKeySwapBitsEE2(mxKeySwapBitsEE2(mxKeyAlg1(mxKeySwapBitsG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p2kproc3(mxKeyNot(mxKeySwapMinors3(mxKeyByBitEnc(mxKeyShuffle(changeDuplicatesB(mxKeyNot(mxKeySwapMinors3(mxKeyRotEnc(p2kproc3(changeDuplicates(mxKeyXorRR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changeDuplicates(changeDuplicatesC2(mxKeySwapBitsF(mxKeyReverse(mxKeyShuffle(mxKeySwapBitsF(mxKeyRotateLeftBits(mxKeySwapBitsRound(mxKeyByBitEnc(mxKeySwapBitsD(mxKeyXorB(mxKeyXorRR(mxKeyXorB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RotEnc(mxKeyXorRR(mxKeyByBitEnc(mxKeyReverseBits(mxKeyAlg2(changeDuplicatesC2(mxKeyReverseBits(mxKeyReverse(mxKeyReverse(mxKeySwapBitsE(mxKeyShuffle(mxKeySwapMinors3(mxKeyShuffl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Xor(mxKeyReverse(changeDuplicates(mxKeySwapMinors3(mxKeyXorRR(mxKeySwapBitsRound(mxKeyRotEnc(mxKeyRotateLeftBits(mxKeySwapBitsEE2(mxKeySwapBitsRound(changeDuplicatesC2(mxKeyRotEnc(mxKeyAlg1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changeDuplicatesB(mxKeySwapBitsRound(mxKeyRotEnc(p2kproc3(mxKeyReverse(mxKeySwapBitsEE2(mxKeySwapBitsEE2(mxKeyAlg2(mxKeySwapBitsD(mxKeyAddRR(mxKeyAlg2(mxKeySwapBitsE(mxKeyShuffle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Alg1(mxKeyXorRR(mxKeyAlg1(mxKeySwapBitsD(mxKeyByBitEnc(mxKeyRotateLeftBits(mxKeyXor(mxKeySwapBitsRound(mxKeyAlg1(mxKeyNot(mxKeySwapBitsE(mxKeySwapBitsRound(changeDuplicates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RotEnc2(mxKeyXor(mxKeyReverseBits(mxKeyAlg2(mxKeyAddRR(mxKeyXorB(mxKeyAlg1(mxKeyXorB(mxKeySwapBitsD(mxKeySwapBitsG(mxKeyRotEnc(mxKeySwapBitsG(mxKeyRotEnc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changeDuplicatesC2(mxKeySwapBitsF(mxKeyXorRR(changeDuplicatesC2(mxKeyAddRR(mxKeyAlg1(mxKeyAddRR(mxKeyReverse(mxKeyByBitEnc(mxKeyReverse(mxKeyXorRR(mxKeyXor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huffle(changeDuplicatesB(mxKeyXorRR(mxKeySwapBitsEE2(mxKeyXorRR(mxKeyShuffle(p2kproc3(mxKeyXorRR(mxKeyByBitEnc(changeDuplicatesC2(mxKeyShuffle(mxKeyReverseBits(mxKeyReverse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AddRR(mxKeyAddRR(mxKeySwapBitsF(mxKeyAlg1(p2kproc3(mxKeyRotateLeftBits(mxKeySwapBitsRound(mxKeyRotEnc2(mxKeyRotEnc(mxKeyReverseBits(mxKeySwapBitsRound(mxKeyRotateLeftBits(mxKeyAlg1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changeDuplicatesB(mxKeySwapBitsG(mxKeyRotEnc2(mxKeyNot(mxKeyByBitEnc(mxKeyNot(mxKeyXor(mxKeyReverse(mxKeyXorB(mxKeyXorB(mxKeyNot(mxKeyXorRR(mxKeyRotEn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p2kproc3(mxKeyReverseBits(changeDuplicatesC2(mxKeyXorRR(mxKeyRotateLeftBits(mxKeyAlg2(mxKeyXorB(mxKeyReverseBits(changeDuplicatesB(changeDuplicates(mxKeyByBitEnc(mxKeyRotateLeftBits(mxKeyAddR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Shuffle(changeDuplicates(mxKeyByBitEnc(mxKeyShuffle(changeDuplicatesB(mxKeyRotEnc(changeDuplicatesB(mxKeyXorRR(mxKeyRotateLeftBits(mxKeyReverseBits(mxKeySwapBitsG(changeDuplicatesB(changeDuplicatesB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changeDuplicates(mxKeyAddRR(mxKeySwapBitsD(mxKeyAlg1(mxKeySwapBitsG(mxKeySwapBitsEE2(mxKeyAddRR(mxKeyAlg1(mxKeyXorB(mxKeySwapBitsEE2(changeDuplicates(mxKeyShuffle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XorRR(mxKeyXorRR(mxKeySwapBitsE(mxKeyAlg1(mxKeyReverse(mxKeyReverseBits(mxKeyReverse(mxKeySwapBitsF(mxKeySwapBitsRound(mxKeyRotEnc2(mxKeyShuffle(changeDuplicates(mxKeyShuffl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RotEnc(mxKeySwapMinors3(changeDuplicates(mxKeySwapBitsE(mxKeyNot(mxKeySwapBitsE(mxKeyAlg1(mxKeyXor(changeDuplicates(mxKeyAlg1(mxKeyXorRR(mxKeyRotEnc2(mxKeySwapMinors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changeDuplicatesC2(mxKeyByBitEnc(mxKeySwapBitsD(mxKeyXorB(mxKeySwapBitsEE2(changeDuplicates(mxKeySwapBitsRound(p2kproc3(mxKeyAlg1(mxKeySwapBitsRound(mxKeySwapBitsD(mxKeyAddRR(mxKeySwapBitsG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SwapBitsG(mxKeyReverse(mxKeyNot(mxKeySwapBitsF(mxKeyNot(mxKeyXorRR(mxKeyReverse(mxKeyReverseBits(mxKeySwapBitsEE2(changeDuplicatesC2(mxKeySwapBitsG(mxKeySwapMinors3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D(mxKeyXorRR(mxKeySwapMinors3(mxKeyAlg1(mxKeyAddRR(mxKeySwapBitsD(mxKeyRotEnc(mxKeySwapBitsD(mxKeyShuffle(changeDuplicatesB(mxKeyXor(changeDuplicatesB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XorB(mxKeyXor(mxKeyNot(mxKeySwapMinors3(mxKeySwapBitsD(mxKeySwapBitsE(mxKeyReverse(mxKeyAddRR(mxKeySwapBitsE(mxKeyNot(mxKeyAddRR(mxKeyAlg2(mxKeyNot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RotEnc2(mxKeyByBitEnc(mxKeySwapBitsEE2(mxKeyReverse(changeDuplicates(changeDuplicatesC2(mxKeySwapBitsEE2(mxKeyNot(mxKeySwapBitsD(mxKeyAlg2(p2kproc3(mxKeyAlg1(mxKeyRotEnc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Alg1(mxKeyXor(mxKeyRotateLeftBits(mxKeySwapBitsE(mxKeyAddRR(mxKeyReverseBits(mxKeyNot(changeDuplicates(mxKeyByBitEnc(mxKeyNot(mxKeyXorB(mxKeyAddRR(mxKeyXor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changeDuplicatesC2(mxKeySwapMinors3(mxKeyXor(mxKeyShuffle(mxKeyAddRR(mxKeySwapBitsG(mxKeyShuffle(changeDuplicatesB(mxKeyNot(mxKeySwapBitsF(mxKeyXorRR(mxKeyReverse(mxKeySwapBitsG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p2kproc3(mxKeySwapMinors3(mxKeyReverse(changeDuplicates(mxKeySwapBitsEE2(mxKeySwapBitsD(changeDuplicatesC2(mxKeyRotEnc(mxKeySwapBitsF(mxKeySwapBitsEE2(mxKeyAlg1(changeDuplicatesC2(mxKeySwapMinors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ReverseBits(mxKeySwapBitsF(mxKeySwapBitsD(mxKeyNot(changeDuplicatesB(changeDuplicatesC2(p2kproc3(mxKeySwapBitsRound(mxKeyAlg2(changeDuplicatesC2(mxKeyReverse(mxKeySwapBitsD(mxKeySwapBitsF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p2kproc3(mxKeyAddRR(mxKeyReverseBits(mxKeySwapBitsE(mxKeySwapBitsEE2(mxKeyNot(mxKeySwapBitsF(changeDuplicates(mxKeySwapBitsD(mxKeyRotEnc2(mxKeyShuffle(mxKeyAlg2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changeDuplicatesC2(mxKeyAlg1(mxKeyByBitEnc(changeDuplicatesC2(mxKeySwapBitsEE2(mxKeyXorRR(mxKeyReverseBits(mxKeySwapBitsRound(mxKeyXorB(mxKeySwapBitsEE2(mxKeyXorRR(mxKeySwapMinors3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ByBitEnc(mxKeySwapBitsE(mxKeyReverseBits(mxKeySwapBitsRound(mxKeySwapBitsG(mxKeyByBitEnc(mxKeyShuffle(mxKeyXor(mxKeySwapBitsD(mxKeyByBitEnc(changeDuplicates(mxKeyRotEnc2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huffle(mxKeySwapBitsRound(mxKeyShuffle(mxKeyXorB(mxKeyRotEnc2(mxKeyRotEnc(mxKeyAddRR(mxKeySwapBitsE(mxKeyByBitEnc(mxKeySwapBitsF(mxKeyAlg2(mxKeyAlg2(changeDuplicates(mxKeySwapBits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EE2(mxKeyAlg1(mxKeyShuffle(changeDuplicatesB(mxKeyAlg2(mxKeyXorB(changeDuplicatesB(p2kproc3(mxKeyNot(mxKeyShuffle(mxKeyAlg1(mxKeyXorB(mxKeyReverse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RotEnc2(mxKeyReverseBits(mxKeyReverseBits(mxKeyAlg2(mxKeyReverseBits(changeDuplicatesB(mxKeyAlg2(mxKeyRotateLeftBits(mxKeyShuffle(mxKeyRotEnc2(mxKeyReverse(changeDuplicatesC2(mxKeySwapBitsD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everseBits(mxKeyRotateLeftBits(mxKeySwapBitsE(changeDuplicatesC2(mxKeyReverseBits(mxKeyXor(mxKeyAddRR(mxKeyXor(mxKeyAlg1(mxKeySwapMinors3(mxKeySwapBitsG(mxKeySwapMinors3(mxKeyXorRR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p2kproc3(mxKeyShuffle(mxKeyNot(mxKeyRotEnc2(mxKeyReverse(mxKeyXorRR(mxKeyShuffle(mxKeyRotateLeftBits(p2kproc3(mxKeyByBitEnc(mxKeyXorRR(mxKeyAlg2(mxKeySwapMinors3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BitsE(mxKeyReverseBits(mxKeyRotateLeftBits(mxKeySwapBitsRound(mxKeyAddRR(mxKeyRotEnc2(mxKeySwapBitsF(mxKeyShuffle(changeDuplicates(mxKeyShuffle(mxKeyAlg2(mxKeyAddRR(mxKeySwapBitsD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ReverseBits(mxKeySwapBitsG(p2kproc3(mxKeyXorRR(mxKeyRotEnc(changeDuplicatesB(mxKeyNot(mxKeySwapBitsE(mxKeyRotEnc2(mxKeyReverseBits(changeDuplicatesC2(mxKeySwapBitsE(mxKeyXor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D(mxKeySwapMinors3(mxKeyAlg2(mxKeySwapBitsEE2(mxKeyRotEnc(mxKeyRotateLeftBits(mxKeyReverseBits(mxKeyXorB(changeDuplicatesC2(mxKeySwapBitsRound(mxKeySwapBitsE(mxKeyReverse(mxKeySwapBitsF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Not(mxKeyRotateLeftBits(mxKeyXorRR(mxKeySwapBitsD(mxKeyAlg2(mxKeySwapBitsE(mxKeySwapBitsRound(mxKeyReverseBits(mxKeyAlg2(mxKeySwapBitsD(mxKeyNot(mxKeySwapBitsF(mxKeyAlg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SwapMinors3(mxKeyReverseBits(mxKeySwapBitsE(mxKeyReverseBits(mxKeyXorB(changeDuplicatesC2(mxKeyNot(mxKeyShuffle(mxKeyReverse(mxKeySwapBitsE(mxKeyRotEnc2(changeDuplicates(mxKeyAlg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huffle(mxKeyByBitEnc(mxKeyShuffle(mxKeyXorRR(mxKeySwapBitsD(mxKeyRotEnc(changeDuplicatesB(p2kproc3(mxKeyXorRR(mxKeyNot(mxKeyReverseBits(mxKeyReverseBits(mxKeyNot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Not(mxKeyRotEnc2(mxKeyXorB(mxKeyXorRR(mxKeyAlg1(changeDuplicates(mxKeyRotEnc2(mxKeyAlg2(mxKeyRotEnc2(mxKeySwapBitsE(mxKeyNot(mxKeySwapBitsD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huffle(p2kproc3(changeDuplicatesC2(mxKeyReverse(mxKeyAlg2(mxKeyRotEnc2(mxKeySwapMinors3(changeDuplicatesB(mxKeySwapMinors3(mxKeyAlg2(mxKeyAlg1(mxKeySwapBitsG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everseBits(mxKeySwapBitsEE2(changeDuplicatesC2(mxKeySwapMinors3(mxKeyRotEnc2(mxKeyXorRR(mxKeyRotateLeftBits(mxKeyShuffle(mxKeyAddRR(mxKeySwapBitsRound(mxKeySwapBitsG(changeDuplicates(mxKeySwapBit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p2kproc3(mxKeySwapBitsF(p2kproc3(mxKeySwapMinors3(mxKeyAddRR(mxKeySwapMinors3(mxKeyAlg1(mxKeyXorB(changeDuplicatesB(mxKeyAddRR(mxKeyXor(changeDuplicatesB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Alg2(mxKeyXorB(changeDuplicatesC2(mxKeyRotEnc(mxKeySwapBitsEE2(mxKeySwapBitsD(changeDuplicates(mxKeyXor(mxKeySwapBitsEE2(mxKeyAlg2(mxKeyReverse(mxKeyXor(mxKeySwapBitsD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B(changeDuplicatesB(mxKeyRotEnc2(mxKeyXor(mxKeySwapMinors3(mxKeyAddRR(mxKeySwapBitsRound(mxKeyByBitEnc(changeDuplicatesC2(mxKeyAlg1(mxKeySwapBitsD(mxKeyXor(mxKeyReverseBit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wapMinors3(mxKeyRotateLeftBits(mxKeySwapBitsEE2(p2kproc3(mxKeySwapBitsE(mxKeyAlg2(mxKeySwapBitsRound(mxKeyReverse(mxKeyXor(mxKeySwapBitsRound(mxKeyAddRR(mxKeyShuffle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SwapBitsF(mxKeySwapBitsEE2(mxKeySwapMinors3(changeDuplicatesC2(mxKeySwapBitsF(changeDuplicatesB(p2kproc3(changeDuplicatesB(mxKeySwapBitsF(mxKeyShuffle(mxKeyReverseBits(mxKeySwapBitsEE2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B(mxKeyAlg2(mxKeySwapBitsRound(changeDuplicatesB(mxKeySwapBitsF(mxKeyRotateLeftBits(mxKeySwapBitsD(p2kproc3(mxKeyReverseBits(changeDuplicatesB(mxKeyRotEnc(mxKeyAlg1(mxKeyNot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Alg2(changeDuplicatesB(mxKeyRotateLeftBits(mxKeySwapMinors3(mxKeySwapBitsEE2(mxKeyAddRR(changeDuplicatesC2(mxKeyAddRR(mxKeyRotEnc(mxKeyReverse(mxKeySwapBitsE(mxKeyReverseBits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Alg1(mxKeyReverseBits(mxKeyAlg1(mxKeySwapBitsF(changeDuplicates(mxKeySwapBitsE(mxKeySwapBitsE(mxKeyAlg1(changeDuplicatesB(mxKeyXorB(mxKeyAlg1(mxKeyRotateLeftBits(mxKeyNot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Shuffle(mxKeyXorB(mxKeyShuffle(mxKeySwapBitsEE2(mxKeyXorB(mxKeySwapBitsEE2(mxKeyXor(mxKeySwapBitsD(mxKeyXor(mxKeySwapBitsEE2(changeDuplicates(mxKeyRotateLeftBits(changeDuplicates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RotateLeftBits(mxKeySwapBitsRound(mxKeySwapMinors3(mxKeyRotEnc(mxKeyXorRR(mxKeyShuffle(mxKeySwapBitsG(mxKeySwapBitsG(mxKeyRotEnc(mxKeyAlg1(mxKeyRotateLeftBits(mxKeyXorB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Minors3(mxKeyRotEnc(changeDuplicatesB(p2kproc3(mxKeyReverseBits(changeDuplicatesC2(mxKeyReverse(mxKeyShuffle(mxKeySwapBitsE(mxKeyRotateLeftBits(changeDuplicates(p2kproc3(mxKeySwapBitsE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Not(changeDuplicates(changeDuplicatesC2(mxKeySwapBitsD(mxKeyRotateLeftBits(mxKeyByBitEnc(mxKeyXor(mxKeyRotEnc(mxKeyRotEnc2(mxKeySwapMinors3(mxKeyAlg2(mxKeySwapBitsEE2(mxKeyAlg1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XorB(mxKeySwapBitsG(mxKeyXorB(mxKeySwapBitsRound(changeDuplicates(mxKeySwapBitsD(mxKeyRotEnc2(mxKeyNot(mxKeySwapMinors3(mxKeySwapBitsE(p2kproc3(changeDuplicates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RotEnc(changeDuplicatesB(mxKeySwapBitsEE2(mxKeySwapBitsF(mxKeyAlg2(mxKeySwapBitsEE2(mxKeyXorRR(mxKeySwapBitsD(mxKeyByBitEnc(mxKeySwapBitsF(mxKeyAddRR(mxKeyRotEnc2(changeDuplicate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changeDuplicatesC2(mxKeySwapBitsRound(mxKeyReverse(mxKeySwapBitsEE2(mxKeyXorB(mxKeyReverse(mxKeyByBitEnc(mxKeyXorB(mxKeyXorRR(changeDuplicates(mxKeyShuffle(mxKeyXor(mxKeyAlg1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ByBitEnc(mxKeyAlg2(mxKeyXorRR(mxKeyReverseBits(mxKeyAlg1(mxKeySwapBitsRound(mxKeyRotEnc2(mxKeyAlg1(mxKeySwapBitsEE2(mxKeyAlg1(mxKeyRotEnc2(mxKeyRotEnc2(mxKeyRevers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changeDuplicatesB(mxKeyByBitEnc(p2kproc3(mxKeyRotateLeftBits(mxKeySwapMinors3(mxKeySwapBitsRound(mxKeyByBitEnc(mxKeyShuffle(p2kproc3(mxKeyXorRR(mxKeySwapBitsF(mxKeyRotEnc2(mxKeyXo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SwapMinors3(mxKeySwapMinors3(mxKeySwapBitsRound(mxKeyAlg2(changeDuplicatesC2(mxKeyNot(mxKeyXorRR(mxKeySwapBitsRound(mxKeyRotateLeftBits(mxKeySwapBitsD(mxKeySwapBitsF(mxKeyAddRR(mxKeyShuffle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RotateLeftBits(mxKeySwapBitsE(mxKeyByBitEnc(mxKeyXor(changeDuplicatesC2(mxKeyByBitEnc(mxKeySwapBitsG(mxKeyByBitEnc(mxKeySwapBitsG(mxKeyShuffle(mxKeyXorRR(mxKeySwapBitsG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RotEnc(changeDuplicatesB(mxKeySwapBitsE(mxKeyRotEnc(mxKeyRotEnc2(mxKeyAlg1(mxKeyShuffle(mxKeyAlg2(mxKeyRotEnc(mxKeyXor(mxKeyRotateLeftBits(changeDuplicatesC2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Reverse(mxKeySwapMinors3(mxKeyRotEnc2(mxKeyShuffle(mxKeySwapBitsEE2(mxKeySwapBitsRound(mxKeyXorRR(mxKeyXorB(mxKeyAddRR(mxKeyByBitEnc(mxKeySwapBitsEE2(mxKeyAddRR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Not(mxKeySwapBitsRound(changeDuplicatesC2(mxKeyAlg2(mxKeyReverseBits(mxKeySwapBitsF(mxKeySwapBitsE(mxKeyRotEnc(changeDuplicates(changeDuplicatesB(mxKeyNot(mxKeySwapBitsD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XorRR(mxKeyXorB(mxKeySwapBitsG(mxKeyNot(p2kproc3(changeDuplicates(mxKeyAlg2(mxKeyAlg1(changeDuplicatesC2(mxKeyRotEnc(mxKeyRotateLeftBits(mxKeyAlg1(p2kproc3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XorB(changeDuplicates(mxKeySwapBitsE(mxKeyReverseBits(changeDuplicatesB(mxKeySwapBitsF(mxKeyNot(changeDuplicatesB(mxKeySwapBitsEE2(mxKeyReverseBits(changeDuplicatesC2(mxKeySwapBitsEE2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huffle(mxKeyReverseBits(mxKeyRotateLeftBits(p2kproc3(mxKeySwapBitsD(mxKeySwapBitsRound(mxKeyAddRR(mxKeyReverseBits(mxKeyAlg2(mxKeySwapBitsG(mxKeySwapBitsF(mxKeySwapBitsD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p2kproc3(mxKeyShuffle(mxKeySwapBitsF(mxKeyNot(mxKeySwapMinors3(mxKeySwapMinors3(mxKeySwapMinors3(mxKeySwapBitsE(mxKeyXorB(mxKeySwapBitsRound(changeDuplicatesC2(mxKeySwapBitsRound(mxKeyAlg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Not(mxKeyNot(mxKeyReverseBits(mxKeySwapBitsF(mxKeySwapBitsEE2(mxKeyRotateLeftBits(mxKeySwapBitsEE2(changeDuplicatesB(mxKeySwapBitsRound(mxKeyXorRR(mxKeyRotEnc2(mxKeyShuffle(mxKeySwapBitsF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D(mxKeyShuffle(mxKeyByBitEnc(mxKeySwapMinors3(mxKeySwapBitsD(mxKeyReverse(changeDuplicates(mxKeyAlg1(changeDuplicates(mxKeySwapBitsG(mxKeyByBitEnc(mxKeyXorRR(mxKeyShuffle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Alg1(mxKeyAddRR(mxKeyReverseBits(mxKeyAlg1(mxKeySwapBitsG(mxKeyShuffle(mxKeySwapBitsE(mxKeyNot(mxKeyRotEnc(mxKeyAddRR(mxKeyRotateLeftBits(mxKeySwapBitsE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changeDuplicatesC2(mxKeyXorRR(mxKeyNot(mxKeyRotEnc2(mxKeyRotEnc(mxKeyNot(mxKeyAlg1(mxKeyReverseBits(mxKeyXorRR(mxKeyShuffle(mxKeySwapBitsG(mxKeySwapBitsF(mxKeyAlg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Xor(mxKeyShuffle(mxKeyNot(mxKeyRotateLeftBits(mxKeyRotEnc(mxKeySwapBitsRound(mxKeyShuffle(mxKeyAddRR(mxKeySwapMinors3(mxKeySwapBitsEE2(mxKeyAlg1(mxKeyReverseBits(changeDuplicates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F(mxKeyRotateLeftBits(changeDuplicatesB(mxKeyXorRR(mxKeyReverseBits(mxKeyByBitEnc(mxKeyAlg2(mxKeyReverseBits(mxKeyXor(mxKeyAlg2(mxKeyRotateLeftBits(mxKeyAlg1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RotEnc(changeDuplicates(mxKeyByBitEnc(mxKeySwapMinors3(mxKeyRotateLeftBits(mxKeyAlg2(mxKeyAlg1(mxKeyReverseBits(mxKeyReverseBits(mxKeyReverse(mxKeySwapBitsF(mxKeySwapMinors3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ReverseBits(mxKeyXor(mxKeyReverseBits(mxKeySwapMinors3(mxKeyNot(mxKeyRotEnc2(changeDuplicatesC2(mxKeyRotateLeftBits(mxKeyNot(mxKeyAlg1(mxKeySwapBitsF(changeDuplicatesB(mxKeySwapBitsF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RotEnc(mxKeyAddRR(mxKeyAlg1(mxKeyXor(mxKeySwapBitsE(mxKeyXorRR(mxKeySwapBitsG(mxKeyNot(mxKeySwapBitsRound(mxKeySwapBitsE(mxKeyAddRR(mxKeySwapMinors3(mxKeyRotateLeft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ReverseBits(mxKeySwapBitsD(mxKeyXor(mxKeyReverse(mxKeySwapBitsEE2(mxKeySwapBitsE(mxKeyXorB(mxKeyReverseBits(changeDuplicatesC2(mxKeyAlg1(mxKeyXorB(mxKeyXor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everse(mxKeyXorRR(mxKeySwapBitsE(mxKeyXorB(changeDuplicatesC2(mxKeyAddRR(mxKeyXorB(mxKeyAddRR(mxKeyReverseBits(changeDuplicates(mxKeyXor(mxKeyXor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Not(mxKeyXorB(changeDuplicatesC2(mxKeyXorB(mxKeySwapBitsE(mxKeyReverse(mxKeyAlg1(mxKeySwapBitsEE2(mxKeySwapBitsF(changeDuplicatesC2(mxKeyReverseBits(mxKeyXor(changeDuplicatesC2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Alg2(mxKeySwapMinors3(mxKeySwapBitsG(mxKeyShuffle(changeDuplicatesB(mxKeySwapMinors3(mxKeySwapBitsRound(mxKeyAlg1(mxKeyXorB(mxKeyReverse(mxKeySwapBitsD(mxKeyAddRR(mxKeyXor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mxKeyNot(mxKeySwapBitsG(changeDuplicatesB(mxKeySwapBitsEE2(mxKeyReverseBits(changeDuplicates(mxKeySwapBitsG(changeDuplicates(mxKeyXor(mxKeyXor(changeDuplicatesC2(mxKeyXorRR(mxKeyRotateLeftBits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RotEnc2(mxKeySwapBitsD(mxKeySwapBitsRound(mxKeyAddRR(changeDuplicatesC2(mxKeyAddRR(p2kproc3(mxKeySwapBitsE(changeDuplicates(mxKeyByBitEnc(mxKeyRotateLeftBits(mxKeyAlg2(mxKeySwapBitsG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B(mxKeySwapBitsRound(p2kproc3(changeDuplicates(changeDuplicates(p2kproc3(mxKeyRotEnc2(mxKeyAlg1(mxKeyAddRR(mxKeySwapBitsE(changeDuplicates(mxKeyShuffle(mxKeyRotateLeftBits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XorRR(mxKeyReverseBits(mxKeySwapMinors3(changeDuplicates(mxKeySwapBitsE(mxKeyReverse(mxKeyAlg2(mxKeySwapMinors3(p2kproc3(mxKeyByBitEnc(mxKeyRotEnc2(mxKeyShuffle(mxKeySwapBitsG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wapBitsRound(mxKeySwapBitsF(mxKeyRotEnc(mxKeyRotEnc2(mxKeySwapBitsEE2(mxKeyAlg2(mxKeyAlg1(mxKeyShuffle(mxKeyReverse(changeDuplicates(changeDuplicates(mxKeyAlg2(mxKeyShuffle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changeDuplicatesC2(mxKeyReverseBits(mxKeyNot(mxKeySwapBitsE(mxKeyXorRR(mxKeyXorRR(changeDuplicatesB(mxKeySwapBitsD(mxKeySwapMinors3(changeDuplicates(mxKeySwapBitsE(mxKeyRotEnc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SwapBitsF(p2kproc3(mxKeyByBitEnc(mxKeyAlg2(p2kproc3(mxKeyAlg1(p2kproc3(mxKeyNot(p2kproc3(mxKeyReverseBits(changeDuplicatesC2(mxKeySwapBitsG(mxKeySwapBitsG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otEnc(mxKeySwapBitsRound(mxKeyAddRR(mxKeySwapBitsF(mxKeyXorRR(p2kproc3(mxKeySwapBitsEE2(mxKeySwapBitsD(mxKeySwapBitsD(p2kproc3(mxKeyNot(changeDuplicates(mxKeyShuffl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changeDuplicates(mxKeySwapBitsD(mxKeyAlg2(mxKeySwapBitsEE2(mxKeySwapBitsEE2(mxKeyXorB(mxKeySwapMinors3(mxKeySwapBitsEE2(changeDuplicatesC2(mxKeyReverseBits(mxKeyAlg1(mxKeySwapBitsF(changeDuplicatesB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changeDuplicates(mxKeySwapBitsE(mxKeyAlg1(mxKeySwapBitsF(mxKeySwapMinors3(mxKeyXor(mxKeySwapBitsRound(mxKeyRotEnc(mxKeyRotateLeftBits(mxKeyAlg1(mxKeyReverse(mxKeyRotEnc2(mxKeyShuffl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changeDuplicates(mxKeyReverse(mxKeyAddRR(mxKeyRotEnc(mxKeyReverseBits(mxKeyXorRR(mxKeyAlg2(mxKeyNot(mxKeySwapBitsD(mxKeyByBitEnc(mxKeyRotEnc(mxKeySwapBitsEE2(mxKeyRotEn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XorB(mxKeySwapBitsRound(mxKeySwapBitsRound(mxKeyXor(mxKeySwapBitsD(mxKeyRotateLeftBits(mxKeyNot(mxKeySwapBitsD(changeDuplicates(changeDuplicatesC2(mxKeyXorB(mxKeySwapMinors3(changeDuplicatesB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huffle(mxKeyXorRR(mxKeySwapBitsG(changeDuplicatesC2(mxKeySwapBitsF(mxKeyAlg1(mxKeySwapBitsRound(changeDuplicatesC2(mxKeySwapBitsRound(mxKeyXorB(changeDuplicatesC2(changeDuplicatesB(mxKeyAddRR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XorRR(mxKeyAlg1(mxKeyByBitEnc(mxKeyShuffle(mxKeyReverseBits(mxKeyXorRR(mxKeyReverse(mxKeyXor(mxKeyXor(mxKeyRotateLeftBits(mxKeyAlg2(changeDuplicates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changeDuplicatesC2(mxKeyRotEnc(mxKeyReverse(changeDuplicatesC2(changeDuplicatesC2(mxKeySwapMinors3(mxKeyRotateLeftBits(mxKeyRotateLeftBits(mxKeyRotEnc2(mxKeySwapBitsE(mxKeySwapBitsG(mxKeyAlg1(mxKeySwapBitsE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Not(mxKeyRotEnc(mxKeyXorB(mxKeySwapBitsG(mxKeyRotEnc2(mxKeyShuffle(mxKeyRotEnc2(mxKeySwapMinors3(mxKeyXorRR(mxKeySwapBitsE(changeDuplicates(mxKeyRotEnc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RotEnc2(mxKeyRotateLeftBits(mxKeySwapBitsG(mxKeyAddRR(mxKeySwapBitsRound(mxKeySwapBitsE(mxKeyShuffle(mxKeySwapBitsG(changeDuplicatesB(mxKeyByBitEnc(mxKeyRotateLeftBits(mxKeySwapBitsG(mxKeySwapBitsG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SwapBitsF(changeDuplicates(mxKeySwapBitsEE2(mxKeySwapMinors3(mxKeyAlg2(mxKeySwapBitsF(mxKeyReverse(mxKeySwapBitsRound(mxKeyAlg2(changeDuplicatesB(mxKeySwapBitsE(mxKeyReverseBits(mxKeySwapBitsF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(mxKeySwapMinors3(mxKeyAlg2(mxKeyAddRR(mxKeyAddRR(mxKeyXor(mxKeyRotateLeftBits(mxKeyAddRR(mxKeySwapBitsF(mxKeySwapBitsE(mxKeySwapBitsD(mxKeyRotEnc(mxKeyShuffl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ByBitEnc(mxKeySwapBitsRound(changeDuplicates(mxKeyXorB(mxKeyAlg2(mxKeyRotEnc2(mxKeyAlg1(mxKeyByBitEnc(mxKeyReverse(mxKeyShuffle(mxKeyRotEnc(mxKeyByBitEnc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otateLeftBits(changeDuplicatesB(mxKeyAlg2(mxKeySwapBitsG(mxKeyXorRR(mxKeySwapBitsD(changeDuplicatesB(mxKeyXorB(mxKeyXorRR(mxKeyNot(mxKeyAddRR(mxKeyRotateLeftBits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p2kproc3(mxKeyAlg1(mxKeyRotateLeftBits(mxKeyByBitEnc(changeDuplicatesC2(mxKeySwapBitsD(mxKeyReverse(changeDuplicates(mxKeyNot(mxKeySwapBitsF(mxKeyRotEnc2(mxKeyRotEnc2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Not(mxKeySwapBitsE(mxKeySwapBitsRound(mxKeyAlg2(changeDuplicatesB(changeDuplicatesB(mxKeyAlg2(mxKeySwapBitsRound(mxKeyXor(mxKeySwapBitsRound(mxKeySwapBitsD(mxKeyAddRR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RotEnc(mxKeyNot(mxKeyRotateLeftBits(mxKeyAlg2(mxKeySwapBitsD(mxKeyXorB(mxKeyAlg1(mxKeyXorRR(mxKeySwapBitsG(mxKeyXorB(changeDuplicatesB(mxKeyXor(mxKeyAdd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XorB(mxKeyRotEnc(mxKeySwapMinors3(mxKeyAddRR(mxKeyXorRR(mxKeyXor(mxKeyRotateLeftBits(mxKeyXor(mxKeyReverseBits(changeDuplicates(mxKeySwapBitsD(mxKeyAlg2(mxKeyAlg2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Not(mxKeySwapMinors3(mxKeySwapBitsG(changeDuplicates(mxKeyShuffle(mxKeyAddRR(mxKeySwapBitsD(mxKeySwapBitsG(mxKeyXor(mxKeySwapBitsEE2(mxKeyXor(mxKeyRotEnc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E(mxKeySwapBitsE(mxKeyXorRR(mxKeySwapBitsE(mxKeySwapBitsEE2(mxKeySwapMinors3(mxKeyByBitEnc(changeDuplicates(mxKeyByBitEnc(mxKeyXorRR(mxKeyAddRR(mxKeyShuffle(mxKeyRevers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RotateLeftBits(mxKeySwapBitsG(changeDuplicatesC2(mxKeySwapBitsRound(mxKeyNot(mxKeySwapBitsE(mxKeyNot(mxKeySwapBitsD(changeDuplicatesB(mxKeySwapBitsRound(mxKeySwapBitsRound(mxKeyRotEnc2(mxKeyAlg1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XorB(mxKeySwapBitsRound(p2kproc3(mxKeySwapBitsG(changeDuplicatesC2(mxKeySwapMinors3(mxKeyXorB(mxKeyAlg1(mxKeyReverse(changeDuplicatesB(mxKeyShuffle(mxKeyShuffle(mxKeyShuffl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p2kproc3(changeDuplicatesC2(mxKeyShuffle(mxKeyXorB(mxKeyByBitEnc(mxKeySwapBitsF(mxKeyShuffle(mxKeyXor(mxKeyNot(changeDuplicates(mxKeySwapBitsE(mxKeyXorRR(mxKeyShuffle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ReverseBits(mxKeySwapBitsD(mxKeySwapBitsG(mxKeySwapBitsG(mxKeySwapBitsF(mxKeyAlg1(mxKeyXor(mxKeyRotEnc2(mxKeyShuffle(changeDuplicatesC2(mxKeyAlg1(mxKeyRotEnc2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F(mxKeyAlg1(mxKeySwapMinors3(mxKeySwapBitsE(mxKeySwapBitsEE2(mxKeySwapBitsE(mxKeyRotEnc2(mxKeySwapMinors3(mxKeyRotateLeftBits(mxKeyReverseBits(mxKeyRotEnc(mxKeyXor(mxKeyAlg1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RotEnc2(mxKeyRotateLeftBits(p2kproc3(mxKeyRotEnc2(mxKeySwapMinors3(mxKeySwapBitsD(changeDuplicatesB(mxKeySwapBitsD(changeDuplicatesB(mxKeyAlg2(mxKeySwapBitsRound(mxKeyReverse(mxKeyRotEnc2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RotEnc(changeDuplicatesB(mxKeyRotEnc2(mxKeySwapBitsD(p2kproc3(mxKeyRotateLeftBits(mxKeyReverse(mxKeyReverseBits(mxKeyXorB(changeDuplicatesC2(mxKeyNot(mxKeyRotEnc2(changeDuplicates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SwapBitsRound(mxKeySwapMinors3(mxKeySwapBitsF(changeDuplicatesB(changeDuplicatesB(mxKeyNot(changeDuplicatesC2(mxKeySwapBitsRound(p2kproc3(mxKeySwapBitsE(mxKeySwapBitsRound(mxKeyNot(p2kproc3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everseBits(mxKeyRotEnc(mxKeyAlg2(mxKeyAlg2(mxKeySwapBitsG(mxKeySwapBitsF(mxKeyAddRR(changeDuplicates(mxKeyXor(mxKeyReverse(mxKeyByBitEnc(mxKeyReverse(mxKeyXorR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Not(mxKeyXorB(mxKeyNot(mxKeyXorRR(mxKeySwapBitsE(mxKeySwapBitsE(mxKeySwapBitsEE2(mxKeySwapMinors3(p2kproc3(mxKeyAlg2(changeDuplicatesB(mxKeySwapBitsEE2(mxKeyAlg1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changeDuplicatesC2(mxKeyXorRR(mxKeyXorB(mxKeyReverse(mxKeyReverse(mxKeyRotEnc(mxKeySwapBitsG(mxKeySwapBitsD(mxKeyRotEnc2(mxKeyAddRR(mxKeyAddRR(mxKeyReverse(mxKeySwapBitsD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XorRR(mxKeyAlg2(mxKeyAddRR(mxKeyNot(mxKeyReverseBits(p2kproc3(mxKeySwapBitsE(changeDuplicates(mxKeySwapBitsF(mxKeySwapBitsEE2(p2kproc3(mxKeyAlg2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SwapBitsE(mxKeySwapMinors3(mxKeyByBitEnc(mxKeyReverseBits(mxKeySwapBitsEE2(mxKeyXor(mxKeyByBitEnc(changeDuplicates(changeDuplicates(mxKeyXor(mxKeyXorB(mxKeyRotEnc2(mxKeySwapBit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p2kproc3(changeDuplicates(mxKeyXorRR(mxKeySwapBitsE(mxKeyAlg1(p2kproc3(mxKeyRotateLeftBits(mxKeySwapBitsG(changeDuplicates(mxKeySwapBitsG(mxKeyXor(mxKeySwapBitsD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SwapBitsEE2(mxKeyAlg1(mxKeyAlg1(mxKeySwapBitsE(mxKeyRotateLeftBits(p2kproc3(mxKeySwapBitsRound(mxKeyAlg1(mxKeyNot(mxKeyByBitEnc(mxKeyAlg2(mxKeyXorB(mxKeyReverseBits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ByBitEnc(mxKeyReverse(mxKeySwapBitsF(mxKeyXor(mxKeySwapBitsRound(mxKeyAlg2(mxKeyShuffle(mxKeyReverse(mxKeyAlg2(mxKeyShuffle(mxKeyRotateLeftBits(mxKeySwapBitsF(mxKeyReverse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Shuffle(mxKeyShuffle(mxKeyAlg1(changeDuplicates(mxKeyAlg1(mxKeySwapBitsRound(p2kproc3(changeDuplicatesC2(mxKeyXorB(mxKeyNot(changeDuplicatesB(mxKeyAlg2(changeDuplicates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wapBitsRound(mxKeySwapBitsE(mxKeySwapMinors3(mxKeyXor(mxKeySwapBitsG(mxKeyRotEnc2(mxKeySwapMinors3(mxKeySwapBitsE(mxKeySwapMinors3(mxKeyXorB(mxKeySwapMinors3(changeDuplicatesC2(mxKeyRotEnc2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XorRR(mxKeyRotateLeftBits(mxKeyShuffle(mxKeySwapBitsRound(mxKeyAlg2(mxKeyXorRR(mxKeyXorB(mxKeyAlg2(mxKeySwapBitsG(mxKeyXor(mxKeySwapBitsE(changeDuplicatesB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Alg2(mxKeySwapBitsD(mxKeyReverse(mxKeyXor(mxKeyAddRR(mxKeySwapBitsRound(mxKeyReverse(mxKeySwapBitsE(mxKeyShuffle(mxKeyAddRR(mxKeySwapBitsRound(changeDuplicates(mxKeyAddR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SwapBitsRound(mxKeyRotEnc(mxKeySwapBitsF(p2kproc3(mxKeySwapBitsG(mxKeyRotEnc(mxKeyXor(mxKeySwapBitsG(mxKeyXor(p2kproc3(mxKeyByBitEnc(mxKeyShuffle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Alg2(mxKeySwapBitsRound(mxKeySwapMinors3(changeDuplicatesB(mxKeyRotEnc(changeDuplicatesB(mxKeySwapMinors3(mxKeyRotEnc2(mxKeyAlg1(mxKeyAlg2(mxKeySwapBitsD(mxKeySwapBitsD(changeDuplicatesB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Reverse(mxKeyXor(mxKeyXorRR(mxKeyByBitEnc(mxKeySwapMinors3(mxKeyShuffle(mxKeySwapBitsEE2(mxKeyRotEnc2(mxKeyRotateLeftBits(mxKeySwapBitsRound(mxKeyAddRR(mxKeyRotEnc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AddRR(mxKeyByBitEnc(mxKeyRotateLeftBits(mxKeyReverse(mxKeyXorRR(mxKeyAlg1(mxKeyByBitEnc(mxKeyByBitEnc(mxKeySwapBitsG(mxKeyXorRR(mxKeySwapBitsG(mxKeySwapBitsF(mxKeySwapBitsD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B(mxKeyXorB(mxKeySwapBitsD(mxKeyReverse(changeDuplicatesC2(mxKeyReverseBits(mxKeySwapMinors3(mxKeyRotateLeftBits(mxKeySwapMinors3(mxKeyAlg2(mxKeyAlg1(p2kproc3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SwapBitsG(mxKeyXorB(mxKeyXorRR(changeDuplicatesB(mxKeyAddRR(mxKeySwapBitsG(mxKeyRotEnc(mxKeyRotateLeftBits(mxKeyXorB(mxKeySwapBitsRound(mxKeyXor(mxKeySwapMinors3(mxKeyRo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RotateLeftBits(changeDuplicatesC2(mxKeySwapBitsF(changeDuplicates(mxKeyNot(changeDuplicates(mxKeyRotEnc2(mxKeySwapBitsE(changeDuplicates(mxKeyReverse(mxKeyShuffle(mxKeySwapMinors3(mxKeyRotEnc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Alg1(mxKeySwapBitsD(mxKeyXorB(mxKeyXorRR(mxKeyRotEnc2(mxKeyRotEnc2(mxKeyReverse(mxKeyAlg2(mxKeyRotEnc(mxKeyRotateLeftBits(mxKeySwapMinors3(changeDuplicates(mxKeyRevers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Alg1(mxKeyXorB(changeDuplicatesB(mxKeyShuffle(mxKeyXor(mxKeySwapBitsRound(mxKeyNot(mxKeyRotateLeftBits(mxKeyByBitEnc(mxKeyAddRR(mxKeyNot(mxKeyRotEnc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XorRR(mxKeyAlg2(mxKeyReverse(mxKeyRotEnc(mxKeyReverse(mxKeyAddRR(mxKeySwapBitsRound(mxKeyAlg2(mxKeyXorB(mxKeySwapBitsE(mxKeyByBitEnc(mxKeyXorRR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XorRR(changeDuplicatesC2(mxKeyXorB(mxKeyRotEnc(mxKeySwapMinors3(mxKeyReverse(mxKeyRotEnc2(mxKeySwapMinors3(mxKeySwapBitsRound(mxKeyReverse(mxKeyXorRR(changeDuplicates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(mxKeyAlg2(mxKeySwapBitsRound(mxKeyAlg1(mxKeySwapBitsEE2(changeDuplicates(changeDuplicatesC2(mxKeyReverseBits(changeDuplicatesB(mxKeySwapBitsRound(mxKeySwapBitsRound(mxKeyReverse(mxKeyXorB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ByBitEnc(mxKeyRotEnc2(mxKeyReverse(mxKeyXorB(mxKeySwapBitsD(mxKeyAddRR(mxKeyReverseBits(changeDuplicatesB(mxKeySwapBitsG(mxKeyRotEnc2(mxKeyXorRR(mxKeySwapMinors3(mxKeyReverse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Alg2(mxKeyReverseBits(mxKeySwapBitsD(mxKeySwapBitsG(mxKeyAlg2(p2kproc3(mxKeySwapBitsG(mxKeyAlg2(mxKeySwapBitsE(mxKeySwapBitsF(mxKeyReverse(mxKeySwapBitsF(mxKeyShuffl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RotEnc2(changeDuplicates(mxKeySwapBitsE(mxKeyRotEnc2(mxKeyRotEnc(mxKeyXor(mxKeyByBitEnc(mxKeyReverseBits(changeDuplicatesB(mxKeyAlg1(mxKeySwapMinors3(mxKeySwapBitsD(mxKeyShuffle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Not(mxKeyReverse(mxKeySwapBitsE(changeDuplicates(mxKeyXorRR(mxKeySwapBitsEE2(mxKeyShuffle(mxKeyRotateLeftBits(mxKeyXorRR(mxKeySwapBitsD(mxKeySwapBitsF(mxKeyAlg2(mxKeyXor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changeDuplicates(mxKeyRotEnc(mxKeyShuffle(mxKeyXor(changeDuplicatesB(changeDuplicatesB(mxKeySwapBitsRound(mxKeySwapBitsEE2(mxKeyByBitEnc(mxKeyAlg2(mxKeyRotEnc(mxKeySwapBitsRound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Xor(mxKeyRotEnc2(mxKeyRotateLeftBits(changeDuplicates(mxKeyXorRR(mxKeyRotEnc2(mxKeyRotateLeftBits(changeDuplicatesB(mxKeySwapBitsRound(mxKeyXorRR(p2kproc3(mxKeyReverse(mxKeyRotateLeft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SwapBitsD(changeDuplicates(mxKeyRotEnc2(changeDuplicates(mxKeyXorB(mxKeyAlg2(changeDuplicates(mxKeyAlg1(mxKeySwapBitsRound(p2kproc3(changeDuplicates(mxKeyReverse(mxKeyAlg2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ByBitEnc(changeDuplicatesC2(mxKeySwapBitsRound(mxKeyAlg1(mxKeyXorB(mxKeyXor(mxKeySwapBitsF(mxKeyByBitEnc(mxKeySwapMinors3(mxKeySwapBitsE(changeDuplicates(mxKeyAlg2(mxKeyAdd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otateLeftBits(mxKeyAlg1(mxKeyReverseBits(mxKeyReverseBits(mxKeySwapBitsEE2(mxKeyRotateLeftBits(mxKeySwapBitsF(mxKeySwapBitsF(changeDuplicates(mxKeyAlg2(mxKeySwapBitsD(changeDuplicates(mxKeyRever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XorB(mxKeyXor(changeDuplicates(mxKeyXor(mxKeyXorB(mxKeySwapBitsG(mxKeyRotateLeftBits(mxKeyXor(mxKeyRotEnc(mxKeyRotateLeftBits(mxKeySwapBitsG(mxKeyAlg2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p2kproc3(mxKeyXorRR(mxKeyXor(mxKeyByBitEnc(mxKeyXorB(changeDuplicatesB(changeDuplicatesB(mxKeyXor(mxKeyReverseBits(mxKeyRotateLeftBits(mxKeyReverseBits(mxKeyByBitEnc(mxKeyAlg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SwapBitsEE2(changeDuplicatesC2(mxKeySwapBitsG(mxKeySwapBitsE(mxKeyNot(changeDuplicatesC2(changeDuplicatesB(mxKeyRotEnc(mxKeyXorRR(mxKeyNot(mxKeyRotateLeftBits(mxKeyXorRR(mxKeySwapBitsG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p2kproc3(mxKeyShuffle(mxKeyXorB(mxKeySwapBitsE(mxKeyByBitEnc(mxKeySwapBitsRound(mxKeyXorRR(changeDuplicates(p2kproc3(mxKeyAlg2(mxKeyAlg2(mxKeyAlg1(mxKeySwapBitsD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changeDuplicatesC2(mxKeySwapBitsF(mxKeySwapBitsG(mxKeyByBitEnc(mxKeySwapBitsE(mxKeyByBitEnc(changeDuplicates(mxKeyXorB(mxKeyRotateLeftBits(mxKeySwapMinors3(mxKeyRotEnc(mxKeyReverseBits(mxKeySwapBit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D(mxKeyXorRR(p2kproc3(mxKeySwapMinors3(mxKeyNot(mxKeySwapBitsD(mxKeyXorB(p2kproc3(mxKeyShuffle(mxKeySwapBitsD(mxKeyRotEnc(mxKeySwapBitsF(mxKeyXo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F(changeDuplicatesB(mxKeySwapBitsG(mxKeySwapBitsF(mxKeyShuffle(p2kproc3(mxKeyAlg2(mxKeyShuffle(mxKeyXorRR(changeDuplicates(mxKeySwapBitsEE2(mxKeyAlg2(mxKeyXo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E(mxKeyByBitEnc(mxKeySwapMinors3(mxKeyRotEnc(mxKeyRotEnc(mxKeySwapMinors3(mxKeyAlg2(mxKeyRotateLeftBits(mxKeyXorB(mxKeyReverseBits(mxKeySwapMinors3(changeDuplicatesB(mxKeyAlg1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XorRR(mxKeySwapBitsRound(mxKeyNot(changeDuplicatesC2(mxKeyRotateLeftBits(mxKeyReverseBits(p2kproc3(mxKeyRotateLeftBits(mxKeySwapBitsF(mxKeyRotateLeftBits(mxKeyRotEnc(mxKeyRotateLeftBits(mxKeyRotateLeftBits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BitsE(mxKeyReverseBits(mxKeySwapBitsRound(changeDuplicates(mxKeySwapBitsEE2(mxKeyAlg1(mxKeyReverseBits(mxKeySwapBitsG(mxKeyNot(mxKeySwapMinors3(changeDuplicatesC2(mxKeySwapBitsEE2(mxKeyXo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p2kproc3(mxKeySwapMinors3(mxKeySwapBitsRound(mxKeySwapBitsEE2(mxKeySwapBitsEE2(mxKeyRotEnc2(mxKeyXorRR(mxKeyReverseBits(mxKeyAlg2(mxKeyReverse(mxKeySwapBitsD(changeDuplicatesC2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G(changeDuplicatesB(mxKeySwapBitsEE2(mxKeyRotEnc(p2kproc3(mxKeyXorB(mxKeySwapBitsD(changeDuplicates(mxKeyAlg2(mxKeyAlg2(mxKeyAlg1(mxKeyShuffle(mxKeyRevers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Alg1(mxKeyRotEnc(mxKeySwapBitsD(changeDuplicates(mxKeyAlg1(mxKeySwapBitsF(mxKeySwapBitsF(mxKeyXorRR(mxKeySwapBitsE(changeDuplicates(changeDuplicatesC2(mxKeyNot(changeDuplicatesB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everseBits(p2kproc3(mxKeySwapBitsEE2(mxKeyRotateLeftBits(p2kproc3(mxKeyAlg1(mxKeyXorRR(mxKeyAlg1(mxKeyNot(mxKeyReverse(mxKeyReverse(mxKeySwapBitsRound(mxKeySwapBitsRound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RR(changeDuplicates(mxKeyAddRR(mxKeySwapMinors3(mxKeyXorB(mxKeyShuffle(mxKeyReverseBits(mxKeyNot(changeDuplicates(mxKeyNot(mxKeySwapBitsEE2(mxKeyAlg1(mxKeyAddR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RotateLeftBits(changeDuplicates(mxKeyAddRR(mxKeySwapMinors3(p2kproc3(changeDuplicates(mxKeyRotateLeftBits(mxKeySwapBitsD(changeDuplicatesC2(p2kproc3(mxKeyRotateLeftBits(mxKeyReverseBits(mxKeyRevers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Alg1(mxKeyAlg1(mxKeySwapMinors3(mxKeyReverseBits(mxKeyXorRR(mxKeyByBitEnc(mxKeyAlg2(mxKeyShuffle(mxKeySwapBitsD(mxKeySwapBitsG(mxKeyRotEnc2(mxKeySwapMinors3(changeDuplicatesB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Not(mxKeyXor(mxKeyXor(mxKeyAlg1(mxKeySwapBitsE(mxKeySwapBitsG(changeDuplicatesC2(mxKeyRotEnc2(mxKeyAlg2(mxKeyRotEnc2(mxKeyShuffle(mxKeyAlg2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Alg2(mxKeySwapBitsF(mxKeyAlg1(changeDuplicates(mxKeySwapBitsG(mxKeyRotEnc2(mxKeySwapBitsG(mxKeyRotEnc(mxKeySwapBitsRound(mxKeyReverse(mxKeyShuffle(mxKeyRotateLeftBits(mxKeySwapMinors3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Round(mxKeyAlg2(mxKeySwapBitsEE2(mxKeyAlg1(mxKeyReverse(mxKeyAddRR(mxKeyRotEnc2(mxKeySwapBitsG(mxKeyXorB(mxKeyReverse(mxKeyReverse(mxKeyRotateLeftBits(mxKeyAdd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Reverse(mxKeyAddRR(mxKeyAlg1(mxKeySwapBitsF(mxKeySwapBitsF(mxKeySwapMinors3(mxKeyXor(mxKeyXorRR(mxKeySwapBitsG(mxKeyAddRR(mxKeyAddRR(mxKeyRotEnc2(mxKeyXorRR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SwapBitsD(mxKeySwapBitsRound(mxKeySwapBitsD(mxKeyByBitEnc(mxKeyByBitEnc(mxKeyReverseBits(mxKeyAlg2(mxKeyReverseBits(mxKeySwapBitsE(mxKeySwapBitsG(mxKeySwapBitsG(mxKeySwapBitsG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2(mxKeyReverseBits(mxKeyAddRR(mxKeyAddRR(mxKeySwapBitsEE2(mxKeySwapBitsF(mxKeySwapBitsD(mxKeyRotEnc2(mxKeyRotateLeftBits(changeDuplicatesC2(mxKeyRotEnc2(mxKeyShuffle(mxKeySwapBitsD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otateLeftBits(changeDuplicatesB(mxKeySwapBitsG(mxKeySwapBitsEE2(mxKeySwapBitsE(mxKeySwapBitsRound(mxKeyAlg1(p2kproc3(mxKeyShuffle(mxKeyAlg2(mxKeySwapBitsRound(mxKeyXor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RotEnc(mxKeySwapBitsEE2(mxKeyByBitEnc(mxKeySwapBitsD(mxKeyAlg1(mxKeyRotateLeftBits(mxKeyByBitEnc(mxKeyAddRR(mxKeyXorRR(mxKeyXorRR(mxKeyReverseBits(mxKeyShuffle(mxKeyXo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D(mxKeyNot(changeDuplicatesB(changeDuplicatesB(mxKeyXorRR(mxKeyRotEnc2(mxKeyReverse(mxKeyRotEnc(mxKeyNot(mxKeyXor(mxKeySwapBitsG(changeDuplicatesC2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D(mxKeySwapMinors3(mxKeySwapBitsD(mxKeySwapMinors3(changeDuplicates(mxKeyShuffle(mxKeyByBitEnc(mxKeySwapMinors3(mxKeySwapMinors3(mxKeySwapBitsRound(mxKeyAlg1(mxKeySwapBitsF(mxKeyRotateLeftBits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RotEnc(mxKeyReverse(p2kproc3(mxKeySwapBitsF(mxKeyRotateLeftBits(mxKeyXorRR(mxKeySwapMinors3(mxKeyXorB(mxKeyRotateLeftBits(mxKeySwapBitsD(mxKeyAlg1(changeDuplicatesB(mxKeyReverse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SwapBitsF(mxKeyAlg1(mxKeyAlg2(mxKeyShuffle(mxKeyReverseBits(mxKeySwapBitsE(mxKeyXor(mxKeyReverseBits(p2kproc3(mxKeySwapBitsEE2(mxKeyRotEnc2(mxKeyXor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SwapBitsRound(mxKeySwapBitsRound(p2kproc3(mxKeyXor(mxKeyNot(p2kproc3(mxKeyShuffle(mxKeyAlg1(p2kproc3(mxKeyRotEnc(mxKeyAlg1(mxKeySwapBitsF(mxKeySwapBits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otEnc(mxKeySwapBitsE(mxKeyXor(mxKeyByBitEnc(mxKeySwapBitsE(mxKeySwapBitsG(mxKeyAlg2(mxKeyXorRR(mxKeyRotateLeftBits(mxKeyNot(changeDuplicates(mxKeyRotEnc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(mxKeyShuffle(mxKeySwapBitsG(p2kproc3(mxKeyAlg2(mxKeyRotEnc(mxKeySwapBitsD(mxKeyShuffle(mxKeyXorB(changeDuplicatesC2(mxKeyXor(mxKeyRotateLeftBits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everseBits(mxKeyByBitEnc(mxKeyRotEnc(mxKeySwapBitsG(mxKeyXor(changeDuplicatesC2(mxKeyReverseBits(mxKeyShuffle(mxKeySwapBitsEE2(changeDuplicatesB(changeDuplicatesC2(mxKeyXor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Not(changeDuplicatesC2(mxKeyRotEnc2(mxKeyAlg1(mxKeyReverseBits(mxKeyXorRR(changeDuplicatesB(mxKeyRotEnc(changeDuplicates(mxKeyRotEnc2(mxKeySwapBitsD(mxKeyAlg2(mxKeyXor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RotEnc(mxKeyAlg2(mxKeyShuffle(changeDuplicatesC2(mxKeyShuffle(mxKeySwapBitsF(mxKeyRotEnc2(mxKeyShuffle(p2kproc3(mxKeySwapBitsEE2(mxKeySwapBitsG(mxKeyAlg2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ByBitEnc(p2kproc3(mxKeyAlg2(p2kproc3(p2kproc3(mxKeyXor(mxKeySwapMinors3(mxKeyXor(mxKeyRotEnc(mxKeySwapBitsD(mxKeyRotEnc(mxKeySwapBitsEE2(mxKeyAlg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AddRR(mxKeyNot(mxKeySwapMinors3(mxKeyAlg1(mxKeySwapBitsEE2(mxKeyXor(mxKeyReverse(mxKeyByBitEnc(mxKeyRotEnc2(mxKeyByBitEnc(mxKeyXorRR(mxKeySwapMinors3(mxKeyXor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huffle(changeDuplicatesC2(mxKeySwapBitsF(changeDuplicatesC2(mxKeyXorB(mxKeyShuffle(changeDuplicatesC2(mxKeyReverseBits(mxKeyShuffle(changeDuplicates(mxKeySwapMinors3(mxKeySwapBitsD(mxKeyRotateLeftBits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ateLeftBits(mxKeySwapBitsE(mxKeyAlg2(mxKeySwapBitsG(mxKeyAddRR(mxKeyXor(mxKeyReverse(mxKeyAlg1(mxKeySwapBitsG(mxKeyRotEnc2(mxKeyXorRR(mxKeyAddRR(mxKeyNot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XorB(mxKeyAddRR(mxKeyAlg1(mxKeyAddRR(mxKeySwapMinors3(mxKeyAlg2(mxKeySwapBitsEE2(mxKeySwapBitsF(mxKeyReverse(changeDuplicates(mxKeyReverse(mxKeyRotEnc2(mxKeyNot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Xor(mxKeyReverse(mxKeySwapBitsG(mxKeyAlg2(mxKeyXorB(mxKeyRotEnc(mxKeyReverseBits(mxKeyAlg2(mxKeyReverse(mxKeyReverse(mxKeyByBitEnc(changeDuplicatesC2(mxKeyRotateLeft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Round(changeDuplicatesB(mxKeyXor(mxKeySwapBitsRound(mxKeyXorB(mxKeyRotateLeftBits(mxKeyXorRR(changeDuplicates(mxKeyXorRR(mxKeySwapBitsD(changeDuplicates(mxKeySwapMinors3(mxKeyAlg1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RotEnc(p2kproc3(mxKeySwapBitsEE2(mxKeyShuffle(mxKeyAddRR(mxKeyRotEnc(mxKeyReverse(mxKeyXorRR(changeDuplicates(mxKeyReverse(changeDuplicatesC2(mxKeyShuffle(mxKeySwapBitsE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Not(mxKeyRotateLeftBits(mxKeyAlg2(mxKeyReverseBits(mxKeySwapBitsG(mxKeyAlg2(mxKeySwapBitsF(mxKeyByBitEnc(mxKeyReverse(changeDuplicatesB(changeDuplicatesB(changeDuplicates(mxKeyReverse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changeDuplicatesB(mxKeyRotateLeftBits(mxKeyXor(mxKeyRotEnc2(mxKeyAddRR(mxKeyReverse(mxKeySwapBitsRound(mxKeySwapBitsG(mxKeyAlg1(mxKeyXorB(mxKeySwapBitsD(mxKeyXorRR(mxKeySwapBitsG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p2kproc3(changeDuplicatesB(mxKeyByBitEnc(mxKeySwapBitsE(mxKeySwapBitsEE2(mxKeyXorRR(mxKeyAlg1(mxKeyNot(mxKeySwapBitsD(mxKeySwapMinors3(p2kproc3(changeDuplicates(mxKeyRotEn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AddRR(mxKeyShuffle(mxKeyRotEnc2(mxKeyByBitEnc(mxKeyAlg1(changeDuplicates(mxKeyAlg2(mxKeyAlg2(changeDuplicatesB(mxKeyAlg1(mxKeyShuffle(mxKeySwapBitsF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ReverseBits(mxKeyXor(mxKeyXorB(mxKeyReverseBits(mxKeySwapBitsD(mxKeyAlg1(mxKeySwapMinors3(mxKeySwapBitsRound(mxKeyAlg2(mxKeyRotEnc2(changeDuplicatesB(changeDuplicatesB(mxKeyAlg2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Not(mxKeyXorB(mxKeyReverse(mxKeySwapBitsF(mxKeySwapMinors3(mxKeyRotateLeftBits(mxKeySwapMinors3(mxKeyRotateLeftBits(mxKeySwapBitsD(mxKeyXorB(mxKeyAlg1(changeDuplicatesC2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changeDuplicatesB(mxKeySwapBitsG(mxKeyReverseBits(mxKeyAlg1(mxKeySwapBitsD(mxKeyXor(mxKeySwapBitsRound(changeDuplicates(mxKeyRotateLeftBits(mxKeyAddRR(mxKeyAlg2(mxKeyXorB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(changeDuplicatesC2(mxKeyByBitEnc(mxKeyAlg2(mxKeyRotEnc2(mxKeyAddRR(mxKeyXorRR(p2kproc3(mxKeyAlg2(mxKeyRotEnc(mxKeyNot(mxKeyAlg1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changeDuplicates(mxKeyByBitEnc(mxKeyReverseBits(mxKeySwapBitsD(changeDuplicatesC2(changeDuplicates(changeDuplicatesB(mxKeyAddRR(p2kproc3(changeDuplicates(mxKeyXorB(changeDuplicates(changeDuplicates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AddRR(mxKeyNot(changeDuplicatesC2(mxKeyReverse(mxKeyNot(changeDuplicatesB(mxKeyByBitEnc(mxKeySwapBitsEE2(mxKeySwapBitsF(mxKeyXorRR(mxKeyAlg1(mxKeyRotEnc2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XorB(mxKeyReverse(mxKeyAlg1(mxKeyReverseBits(mxKeyAddRR(mxKeyByBitEnc(mxKeyByBitEnc(mxKeyAddRR(changeDuplicatesC2(p2kproc3(changeDuplicatesB(mxKeyXorB(mxKeySwapBitsD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B(mxKeyReverse(mxKeyNot(mxKeySwapBitsD(p2kproc3(mxKeyRotEnc2(mxKeyAddRR(mxKeySwapBitsRound(mxKeyRotEnc(mxKeySwapBitsE(mxKeyAddRR(changeDuplicatesB(mxKeySwapBits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EE2(mxKeySwapBitsD(mxKeyAddRR(mxKeyRotateLeftBits(changeDuplicates(mxKeySwapBitsG(mxKeyByBitEnc(changeDuplicates(mxKeySwapBitsF(mxKeySwapBitsG(mxKeyAddRR(mxKeySwapBitsD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p2kproc3(mxKeyRotateLeftBits(mxKeyAlg1(mxKeySwapBitsG(changeDuplicatesB(changeDuplicatesB(mxKeyRotateLeftBits(p2kproc3(mxKeySwapBitsD(mxKeySwapBitsD(mxKeySwapBitsD(mxKeyShuffle(mxKeyXorB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(mxKeyRotEnc2(changeDuplicatesC2(mxKeySwapBitsEE2(mxKeySwapBitsG(mxKeyAlg1(mxKeyReverseBits(mxKeyReverseBits(mxKeyAlg2(mxKeyRotEnc2(mxKeySwapBitsG(mxKeyXorRR(mxKeyNot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ByBitEnc(mxKeyReverseBits(changeDuplicatesB(mxKeyNot(mxKeyByBitEnc(mxKeyReverse(mxKeyXorRR(mxKeyRotateLeftBits(changeDuplicatesC2(mxKeyXor(mxKeyXorRR(mxKeyReverse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SwapBitsD(mxKeySwapBitsG(mxKeyReverseBits(mxKeyReverse(mxKeyAlg1(mxKeyNot(changeDuplicatesC2(changeDuplicates(mxKeyAddRR(mxKeyXor(mxKeyShuffle(mxKeyAddRR(mxKeyXor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changeDuplicatesC2(changeDuplicates(mxKeySwapBitsEE2(mxKeySwapBitsRound(mxKeyShuffle(mxKeyByBitEnc(mxKeySwapBitsEE2(mxKeyRotEnc(mxKeyRotEnc2(mxKeyByBitEnc(mxKeySwapBitsRound(mxKeyAlg2(changeDuplicatesC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ByBitEnc(mxKeyRotateLeftBits(mxKeyByBitEnc(mxKeyXorB(mxKeyRotEnc2(changeDuplicatesB(changeDuplicatesC2(mxKeyNot(mxKeyAddRR(mxKeyAlg2(mxKeyAlg1(mxKeySwapBitsD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SwapBitsRound(mxKeySwapBitsEE2(mxKeyXorB(mxKeyReverse(mxKeyAlg1(mxKeySwapBitsEE2(changeDuplicatesB(mxKeyRotateLeftBits(mxKeySwapBitsEE2(changeDuplicatesC2(mxKeyAddRR(mxKeyXorRR(mxKeyAddRR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D(p2kproc3(mxKeyAddRR(mxKeyXorRR(mxKeySwapMinors3(p2kproc3(mxKeyXorB(mxKeySwapBitsEE2(mxKeyXor(mxKeyNot(p2kproc3(mxKeyXorB(mxKeyAlg1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D(changeDuplicatesC2(p2kproc3(mxKeyReverse(mxKeyReverseBits(mxKeySwapBitsRound(mxKeySwapBitsD(mxKeyRotEnc2(changeDuplicatesB(mxKeyXorB(mxKeyXorRR(mxKeySwapBitsD(mxKeyXor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SwapBitsD(changeDuplicatesB(mxKeySwapMinors3(mxKeyAlg1(mxKeyShuffle(mxKeyReverse(mxKeyByBitEnc(p2kproc3(mxKeySwapBitsE(mxKeyAlg2(changeDuplicates(changeDuplicates(mxKeyXor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Alg1(mxKeySwapBitsD(mxKeyRotEnc(mxKeyRotateLeftBits(mxKeyXor(mxKeySwapBitsD(mxKeyShuffle(mxKeyAlg2(mxKeyAddRR(mxKeyRotEnc2(mxKeyXorRR(mxKeyRotEnc(mxKeyReverse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B(mxKeyRotEnc2(mxKeyShuffle(changeDuplicates(mxKeySwapMinors3(mxKeyByBitEnc(mxKeyShuffle(mxKeyRotEnc2(mxKeySwapBitsRound(mxKeyXor(mxKeyAlg2(mxKeyRotEnc2(mxKeySwapBitsF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2(mxKeySwapBitsRound(p2kproc3(mxKeyAlg2(mxKeyAlg1(mxKeyRotEnc2(p2kproc3(p2kproc3(mxKeyAlg1(changeDuplicatesC2(mxKeyRotEnc(mxKeyShuffle(changeDuplicates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F(mxKeySwapBitsE(changeDuplicates(mxKeySwapBitsD(mxKeyShuffle(mxKeyRotateLeftBits(mxKeyXorRR(mxKeyAlg1(mxKeyXorRR(mxKeyByBitEnc(mxKeyRotateLeftBits(mxKeySwapBitsE(mxKeyXo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RotEnc2(mxKeyRotEnc(mxKeyRotEnc2(mxKeyXorRR(mxKeySwapBitsRound(mxKeyReverse(changeDuplicates(mxKeySwapBitsG(mxKeySwapBitsG(mxKeySwapBitsE(mxKeyAddRR(mxKeyReverseBits(mxKeySwapMinors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changeDuplicatesB(mxKeyRotateLeftBits(mxKeyNot(mxKeySwapBitsEE2(mxKeyNot(mxKeyAlg2(mxKeyXorRR(mxKeyNot(mxKeyRotateLeftBits(mxKeySwapBitsD(mxKeySwapBitsE(mxKeyXorB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Reverse(mxKeyReverse(mxKeySwapBitsRound(mxKeySwapBitsE(mxKeySwapBitsD(mxKeyNot(changeDuplicates(mxKeyReverse(mxKeyNot(mxKeyAlg2(mxKeyShuffle(mxKeyRotateLeftBits(p2kproc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SwapBitsE(mxKeyAddRR(changeDuplicatesB(changeDuplicatesC2(changeDuplicatesC2(mxKeySwapBitsD(mxKeySwapBitsD(mxKeyNot(mxKeyAlg2(mxKeySwapBitsD(mxKeyShuffle(mxKeySwapBitsRound(mxKeySwapBitsRound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lg1(mxKeySwapBitsE(mxKeyAddRR(mxKeySwapBitsEE2(mxKeySwapBitsRound(mxKeyRotEnc2(changeDuplicatesC2(mxKeyReverseBits(mxKeySwapMinors3(mxKeySwapBitsF(mxKeyRotEnc2(changeDuplicatesB(mxKeyReverse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lg2(mxKeySwapBitsD(changeDuplicatesC2(mxKeyAlg1(mxKeyShuffle(mxKeyXorB(mxKeySwapBitsEE2(mxKeyXorB(mxKeyByBitEnc(mxKeySwapMinors3(changeDuplicatesB(mxKeyAlg2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(mxKeyAlg1(changeDuplicatesC2(mxKeySwapMinors3(mxKeySwapBitsEE2(mxKeyRotEnc2(mxKeyNot(mxKeySwapBitsD(changeDuplicatesB(p2kproc3(mxKeyReverseBits(mxKeyXorB(changeDuplicatesB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XorB(mxKeyRotEnc(mxKeySwapBitsE(changeDuplicatesC2(mxKeyXorB(mxKeyReverseBits(mxKeySwapBitsEE2(changeDuplicatesC2(mxKeySwapBitsRound(mxKeySwapMinors3(p2kproc3(mxKeyRotateLeftBits(mxKeyAlg1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RotEnc(changeDuplicatesB(mxKeyAddRR(mxKeyXorRR(mxKeyAddRR(mxKeySwapBitsE(mxKeySwapMinors3(mxKeyShuffle(mxKeyRotEnc2(mxKeyRotEnc(changeDuplicatesC2(mxKeyAlg2(mxKeyXorR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G(mxKeyShuffle(changeDuplicatesB(mxKeyRotEnc2(mxKeySwapBitsEE2(changeDuplicatesC2(mxKeyXor(changeDuplicatesC2(changeDuplicates(mxKeyXorB(mxKeyByBitEnc(mxKeyXor(mxKeyXo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changeDuplicatesB(mxKeyRotEnc(mxKeySwapBitsRound(mxKeyRotEnc(mxKeyNot(mxKeySwapBitsEE2(mxKeyRotateLeftBits(mxKeySwapBitsG(mxKeyNot(mxKeyAddRR(mxKeyAddRR(mxKeyXorB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Alg1(mxKeyNot(mxKeyRotEnc(mxKeySwapBitsG(mxKeySwapBitsG(mxKeyReverseBits(mxKeySwapMinors3(mxKeyXor(mxKeyXorB(mxKeySwapBitsF(changeDuplicatesB(mxKeyRotateLeftBits(mxKeySwapBitsD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ReverseBits(mxKeySwapMinors3(mxKeyShuffle(mxKeyShuffle(mxKeyXorB(mxKeyXor(mxKeySwapBitsG(mxKeySwapBitsF(mxKeyReverse(mxKeyXorRR(mxKeyByBitEnc(changeDuplicates(mxKeyShuffle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RotEnc2(mxKeyRotEnc2(mxKeyAlg2(changeDuplicatesC2(changeDuplicatesC2(changeDuplicates(mxKeyXorRR(mxKeyXorB(mxKeySwapBitsD(mxKeyXorRR(mxKeyAlg1(mxKeyRotateLeftBits(changeDuplicatesC2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EE2(mxKeyNot(mxKeySwapBitsRound(changeDuplicates(mxKeyXorRR(changeDuplicatesC2(mxKeyShuffle(mxKeySwapBitsE(mxKeySwapBitsE(mxKeyByBitEnc(mxKeyXor(mxKeyAddRR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changeDuplicates(mxKeySwapBitsEE2(mxKeyXorRR(mxKeySwapBitsE(mxKeyReverse(mxKeyRotEnc(mxKeyReverse(mxKeyNot(mxKeySwapBitsE(mxKeyXorB(mxKeyXorRR(changeDuplicates(mxKeySwapBitsF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RR(mxKeyXor(mxKeyReverse(changeDuplicates(mxKeyRotateLeftBits(mxKeySwapBitsEE2(mxKeySwapBitsD(mxKeySwapBitsE(mxKeyRotEnc2(changeDuplicatesB(mxKeySwapBitsE(changeDuplicatesC2(mxKeySwapBitsRound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XorRR(mxKeySwapBitsD(mxKeySwapBitsE(mxKeyAddRR(mxKeyXorRR(mxKeyShuffle(mxKeyRotateLeftBits(mxKeyAlg2(mxKeyXor(mxKeySwapBitsF(mxKeyRotEnc2(mxKeyShuffle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SwapBitsF(mxKeyRotEnc2(changeDuplicatesB(mxKeySwapBitsRound(mxKeySwapBitsRound(changeDuplicates(changeDuplicates(mxKeyXor(mxKeySwapMinors3(mxKeySwapMinors3(mxKeyXor(mxKeyShuffle(changeDuplicate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Round(mxKeySwapBitsEE2(mxKeyXor(mxKeyAlg1(mxKeyAlg2(mxKeyReverse(changeDuplicatesC2(mxKeyRotEnc(mxKeyAlg2(mxKeyAddRR(mxKeySwapBitsD(mxKeyRotateLeftBits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Minors3(changeDuplicatesB(mxKeyAddRR(p2kproc3(mxKeyShuffle(mxKeyXor(mxKeyNot(mxKeyXorRR(mxKeySwapBitsG(mxKeySwapBitsF(mxKeyXorB(mxKeyXorRR(mxKeyShuffl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ReverseBits(mxKeyShuffle(changeDuplicatesC2(mxKeyShuffle(mxKeyAlg1(mxKeySwapBitsE(mxKeyXorB(mxKeyAddRR(changeDuplicates(mxKeyRotEnc(mxKeyReverseBits(mxKeySwapMinors3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AddRR(mxKeySwapBitsF(mxKeySwapBitsE(changeDuplicates(mxKeyByBitEnc(mxKeyAlg2(mxKeySwapBitsRound(mxKeyRotateLeftBits(mxKeySwapBitsE(mxKeySwapBitsRound(mxKeyXorRR(mxKeyReverse(mxKeyNot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SwapBitsD(changeDuplicates(mxKeySwapMinors3(changeDuplicatesB(mxKeyRotEnc(mxKeySwapBitsD(mxKeyRotEnc2(mxKeySwapBitsD(mxKeyNot(mxKeySwapBitsRound(mxKeyXor(mxKeySwapMinors3(changeDuplicates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p2kproc3(mxKeySwapBitsEE2(mxKeyAlg2(mxKeyXorRR(mxKeyShuffle(mxKeyNot(changeDuplicatesC2(mxKeySwapBitsD(mxKeySwapBitsE(mxKeySwapBitsG(changeDuplicatesB(mxKeySwapBitsG(mxKeySwapBitsE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F(mxKeyRotateLeftBits(mxKeySwapMinors3(mxKeyXorB(changeDuplicates(mxKeySwapBitsRound(mxKeySwapBitsE(mxKeyReverseBits(mxKeyRotEnc2(mxKeyAlg2(mxKeySwapBitsEE2(mxKeyAlg2(mxKeySwapBitsE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Reverse(mxKeyXorRR(mxKeyReverse(mxKeyXorRR(mxKeyByBitEnc(mxKeySwapBitsG(mxKeySwapBitsEE2(mxKeyXor(mxKeyXorB(mxKeyAddRR(mxKeyAlg2(mxKeyReverse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huffle(mxKeyAlg1(mxKeySwapBitsD(mxKeySwapBitsE(mxKeyShuffle(mxKeySwapBitsG(p2kproc3(mxKeySwapMinors3(mxKeyAlg1(mxKeySwapMinors3(mxKeySwapBitsD(mxKeySwapBitsE(mxKeyReverse(mxKeySwapMinors3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F(mxKeySwapMinors3(mxKeyXor(mxKeySwapMinors3(mxKeyNot(mxKeySwapMinors3(changeDuplicatesB(mxKeySwapBitsF(mxKeySwapMinors3(mxKeyXorB(mxKeyRotEnc(mxKeyReverse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Shuffle(mxKeyRotateLeftBits(mxKeyAlg2(mxKeyAlg1(mxKeyByBitEnc(mxKeyReverseBits(mxKeyXor(mxKeySwapMinors3(mxKeyRotateLeftBits(mxKeySwapBitsE(mxKeyXor(mxKeyReverseBits(mxKeyRevers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C2(mxKeySwapBitsRound(mxKeyRotEnc(mxKeyAddRR(mxKeyXor(mxKeySwapBitsEE2(mxKeySwapBitsE(mxKeySwapBitsE(mxKeyRotEnc(mxKeyReverseBits(mxKeyRotEnc2(mxKeyByBitEnc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changeDuplicatesC2(mxKeyByBitEnc(mxKeyAddRR(mxKeyXorRR(mxKeySwapBitsF(mxKeySwapBitsG(mxKeyRotEnc2(mxKeyNot(mxKeyRotateLeftBits(mxKeySwapBitsRound(mxKeySwapBitsF(mxKeyRotEnc2(mxKeyXorRR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G(changeDuplicates(changeDuplicates(mxKeySwapBitsG(mxKeyRotEnc(mxKeyRotEnc(mxKeyAlg2(mxKeyShuffle(mxKeySwapBitsF(mxKeyXorRR(mxKeyAddRR(mxKeySwapBitsF(p2kproc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Reverse(p2kproc3(mxKeyXorRR(mxKeyAlg2(mxKeyAlg2(mxKeySwapBitsE(changeDuplicatesC2(mxKeyXor(mxKeyNot(mxKeyReverse(mxKeyReverseBits(mxKeyNot(mxKeyAlg1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Not(changeDuplicatesC2(mxKeySwapBitsF(mxKeySwapBitsG(mxKeyRotateLeftBits(mxKeySwapBitsG(mxKeyReverseBits(mxKeySwapMinors3(mxKeyXorB(mxKeySwapBitsG(mxKeySwapBitsD(mxKeyRotEnc2(mxKeyByBitEnc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XorB(mxKeyRotEnc2(mxKeySwapMinors3(mxKeyXorB(mxKeyRotateLeftBits(mxKeyRotEnc(changeDuplicates(mxKeySwapBitsG(mxKeyRotateLeftBits(mxKeyXorRR(mxKeyShuffle(changeDuplicatesB(mxKeyReverseBits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E(changeDuplicatesB(mxKeySwapBitsD(mxKeyXor(mxKeySwapBitsRound(mxKeyByBitEnc(mxKeyReverseBits(mxKeyRotateLeftBits(mxKeySwapBitsD(mxKeyAlg2(mxKeyAlg1(mxKeyAlg2(mxKeySwapMinors3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SwapBitsD(changeDuplicates(mxKeyReverseBits(mxKeyXorB(mxKeyByBitEnc(mxKeyNot(p2kproc3(mxKeySwapBitsEE2(changeDuplicates(mxKeyNot(mxKeyRotEnc(changeDuplicatesC2(mxKeyRever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p2kproc3(mxKeySwapBitsF(mxKeyAlg2(mxKeyXorRR(changeDuplicatesC2(mxKeyAlg2(mxKeyNot(mxKeyRotateLeftBits(mxKeyAlg1(mxKeyRotEnc2(mxKeySwapBitsE(changeDuplicatesC2(mxKeyNot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p2kproc3(mxKeyAddRR(mxKeyXor(mxKeySwapMinors3(mxKeyReverse(mxKeyAlg2(mxKeyRotEnc(mxKeyRotEnc2(mxKeySwapBitsRound(mxKeyAlg2(mxKeyAlg1(mxKeySwapBitsF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RotEnc2(mxKeyReverse(mxKeySwapBitsD(changeDuplicatesC2(p2kproc3(mxKeySwapBitsRound(mxKeySwapBitsEE2(mxKeySwapBitsEE2(mxKeyAddRR(mxKeyXorRR(changeDuplicatesB(mxKeyRotEnc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SwapBitsF(p2kproc3(mxKeyReverseBits(changeDuplicatesB(mxKeyXorRR(mxKeySwapBitsG(mxKeyRotEnc2(mxKeyXor(mxKeySwapBitsD(mxKeySwapBitsD(mxKeyAlg1(changeDuplicatesB(changeDuplicates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SwapBitsF(changeDuplicatesC2(mxKeyXorB(mxKeyReverseBits(mxKeyShuffle(mxKeyRotateLeftBits(mxKeyAlg2(changeDuplicates(mxKeyXorB(mxKeySwapBitsF(mxKeySwapBitsG(mxKeySwapBitsRound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RotEnc2(mxKeyByBitEnc(mxKeySwapBitsEE2(mxKeyXorRR(mxKeySwapBitsRound(mxKeyReverseBits(mxKeyAlg1(mxKeyAlg1(mxKeyXor(mxKeyAddRR(changeDuplicatesB(mxKeyRotEnc2(mxKeyShuffl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BitsEE2(mxKeyRotEnc2(mxKeyRotEnc2(mxKeyRotEnc2(mxKeyXorB(mxKeyShuffle(mxKeySwapMinors3(mxKeyReverseBits(mxKeyAlg2(mxKeyRotEnc(mxKeyShuffle(mxKeyShuffle(mxKeyNot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p2kproc3(mxKeyAddRR(mxKeyShuffle(mxKeyAddRR(mxKeySwapBitsG(mxKeySwapBitsE(mxKeyRotateLeftBits(mxKeySwapBitsF(mxKeySwapBitsE(mxKeyXor(mxKeySwapBitsRound(mxKeySwapBitsRound(mxKeyXor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changeDuplicatesC2(mxKeyShuffle(changeDuplicatesB(p2kproc3(mxKeyXorB(mxKeyByBitEnc(mxKeyXorB(mxKeyAlg1(mxKeySwapBitsE(mxKeyXor(mxKeySwapBitsG(mxKeyRotateLeftBits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changeDuplicatesC2(mxKeySwapBitsD(mxKeySwapBitsE(mxKeySwapMinors3(mxKeyAlg1(mxKeyAddRR(changeDuplicatesB(mxKeyAddRR(mxKeyRotateLeftBits(mxKeySwapBitsEE2(mxKeyByBitEnc(changeDuplicatesC2(mxKeyRotateLeftBits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p2kproc3(mxKeyAlg1(changeDuplicates(p2kproc3(mxKeySwapBitsRound(mxKeyByBitEnc(mxKeySwapBitsRound(mxKeyRotEnc2(mxKeySwapBitsE(mxKeySwapBitsE(mxKeySwapBitsG(mxKeyNot(changeDuplicates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XorB(mxKeySwapBitsF(mxKeyRotEnc(changeDuplicatesB(changeDuplicatesB(mxKeyReverse(mxKeySwapMinors3(mxKeySwapBitsF(mxKeyAddRR(mxKeySwapMinors3(mxKeySwapMinors3(mxKeyXorRR(mxKeyRotateLeftBits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Alg2(mxKeySwapBitsG(mxKeySwapBitsG(mxKeyAlg2(mxKeySwapBitsRound(mxKeyNot(mxKeySwapBitsE(mxKeySwapBitsF(mxKeyXor(mxKeyAddRR(mxKeyAddRR(mxKeyAlg1(mxKeyRever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SwapBitsEE2(mxKeyReverse(mxKeyXor(changeDuplicatesB(mxKeyXorB(mxKeyByBitEnc(mxKeyAlg1(mxKeyXorRR(changeDuplicates(mxKeySwapBitsG(mxKeyAlg2(mxKeyAddRR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ReverseBits(mxKeySwapBitsG(mxKeyReverseBits(mxKeyReverse(mxKeySwapBitsD(p2kproc3(mxKeySwapBitsEE2(mxKeyXorB(changeDuplicates(mxKeySwapBitsD(mxKeyNot(mxKeyXor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otEnc2(p2kproc3(mxKeyXorB(mxKeySwapBitsG(changeDuplicates(mxKeySwapBitsE(mxKeyRotEnc(changeDuplicatesC2(mxKeyAddRR(mxKeyXorRR(mxKeySwapBitsEE2(mxKeyReverse(mxKeyAlg2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RotateLeftBits(mxKeyRotEnc(p2kproc3(mxKeySwapBitsEE2(mxKeySwapBitsD(mxKeySwapBitsE(mxKeyByBitEnc(mxKeySwapBitsF(mxKeyRotEnc2(mxKeyReverse(mxKeyByBitEnc(mxKeyAlg1(changeDuplicates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Alg2(p2kproc3(mxKeyByBitEnc(mxKeyNot(mxKeySwapBitsF(mxKeyAlg1(mxKeyXorRR(mxKeyNot(mxKeyAddRR(mxKeyRotateLeftBits(changeDuplicatesB(mxKeyRotateLeftBits(mxKeyReverse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huffle(mxKeyXorRR(mxKeySwapBitsE(mxKeySwapBitsEE2(mxKeyShuffle(changeDuplicatesB(mxKeySwapMinors3(mxKeyXorB(mxKeyAlg2(mxKeyAlg2(mxKeyRotEnc2(mxKeyRotEnc2(mxKeyShuffle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XorB(mxKeyRotEnc2(changeDuplicates(mxKeyReverse(mxKeyRotateLeftBits(mxKeyXorB(mxKeyXorRR(changeDuplicatesB(mxKeyReverseBits(changeDuplicatesC2(mxKeySwapBitsE(changeDuplicatesC2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BitsF(mxKeySwapBitsE(changeDuplicatesB(mxKeyAddRR(mxKeySwapBitsRound(mxKeyAlg1(changeDuplicatesB(mxKeyNot(mxKeyShuffle(mxKeySwapBitsF(mxKeySwapBitsG(mxKeySwapBitsRound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RotateLeftBits(changeDuplicates(mxKeyByBitEnc(p2kproc3(mxKeyReverseBits(mxKeyXorB(changeDuplicates(mxKeyAddRR(mxKeyRotateLeftBits(changeDuplicatesC2(p2kproc3(mxKeyShuffle(mxKeySwapBits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F(mxKeyXorRR(mxKeyAddRR(changeDuplicatesB(p2kproc3(changeDuplicates(mxKeyRotEnc(p2kproc3(mxKeySwapBitsG(mxKeySwapBitsG(mxKeySwapBitsE(mxKeyShuffle(mxKeyRotateLeftBits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wapBitsF(changeDuplicatesC2(mxKeyXorB(mxKeyXorB(mxKeySwapBitsG(mxKeyRotEnc2(mxKeyXorB(mxKeyRotEnc2(p2kproc3(mxKeyReverseBits(mxKeyAddRR(mxKeyRotEnc(mxKeyXor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XorB(mxKeyRotateLeftBits(mxKeyXor(mxKeyRotateLeftBits(mxKeyAlg1(p2kproc3(mxKeyNot(mxKeySwapMinors3(mxKeyShuffle(p2kproc3(mxKeyAlg1(mxKeyXor(changeDuplicatesC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RotEnc2(mxKeySwapBitsF(mxKeySwapBitsD(mxKeyXorB(mxKeyRotEnc(mxKeySwapBitsE(mxKeyXorRR(mxKeyXorB(changeDuplicatesB(mxKeyAlg2(mxKeySwapBitsE(changeDuplicates(mxKeyRotEn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E(mxKeySwapMinors3(mxKeySwapBitsD(changeDuplicates(mxKeyAlg2(mxKeyNot(mxKeyReverseBits(mxKeyReverse(mxKeyShuffle(changeDuplicatesB(p2kproc3(mxKeySwapBitsRound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Shuffle(mxKeySwapBitsG(mxKeySwapBitsF(mxKeySwapBitsEE2(mxKeySwapMinors3(mxKeyByBitEnc(changeDuplicates(mxKeySwapBitsE(mxKeyRotateLeftBits(mxKeySwapBitsG(mxKeyAlg1(changeDuplicatesB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Not(changeDuplicates(mxKeyRotEnc2(mxKeySwapBitsD(mxKeyAddRR(mxKeySwapBitsRound(changeDuplicatesB(changeDuplicates(changeDuplicatesB(mxKeySwapBitsE(mxKeyReverse(mxKeySwapBitsF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SwapBitsE(mxKeySwapBitsRound(mxKeySwapBitsRound(mxKeyRotEnc2(mxKeyXorB(mxKeyByBitEnc(mxKeyNot(mxKeyRotEnc(mxKeySwapBitsE(p2kproc3(p2kproc3(mxKeyAddRR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XorRR(mxKeyShuffle(changeDuplicatesC2(mxKeyAddRR(mxKeyNot(mxKeyAddRR(mxKeyRotEnc(changeDuplicatesC2(mxKeyRotateLeftBits(mxKeyXor(mxKeyShuffle(mxKeyXor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p2kproc3(changeDuplicates(mxKeyAlg1(mxKeyReverse(p2kproc3(mxKeyRotEnc(p2kproc3(mxKeyShuffle(mxKeySwapBitsG(mxKeyRotateLeftBits(mxKeyAddRR(mxKeySwapBitsG(mxKeySwapBitsD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changeDuplicates(mxKeySwapBitsRound(mxKeySwapBitsRound(mxKeyXorB(changeDuplicates(mxKeyAddRR(mxKeyRotateLeftBits(mxKeySwapBitsE(mxKeyAlg2(mxKeySwapBitsRound(mxKeyAlg1(mxKeyReverse(mxKeySwapBitsD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Reverse(mxKeyAddRR(mxKeyXor(mxKeySwapMinors3(mxKeyXor(changeDuplicatesC2(mxKeySwapBitsE(mxKeyXorRR(changeDuplicates(mxKeySwapBitsE(mxKeyShuffle(mxKeyAddRR(mxKeyShuffl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SwapBitsG(mxKeyXorB(changeDuplicates(mxKeyReverseBits(changeDuplicates(mxKeyAlg2(mxKeySwapBitsE(mxKeySwapBitsD(mxKeyByBitEnc(p2kproc3(changeDuplicates(mxKeySwapBitsE(mxKeyAlg1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Xor(mxKeyAlg2(mxKeyRotEnc2(mxKeyReverse(mxKeyNot(mxKeyXorB(mxKeyReverseBits(mxKeyByBitEnc(mxKeyRotEnc2(mxKeyRotEnc(mxKeySwapMinors3(mxKeyNot(mxKeyRotEnc2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everse(mxKeySwapBitsE(mxKeySwapBitsRound(mxKeyAlg2(mxKeyReverse(mxKeyByBitEnc(mxKeyAlg1(mxKeySwapBitsE(mxKeySwapBitsE(mxKeyNot(changeDuplicates(mxKeyXor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changeDuplicatesC2(changeDuplicates(mxKeyAlg2(mxKeyXorRR(mxKeyNot(mxKeyNot(mxKeySwapBitsG(mxKeyAlg2(mxKeyAddRR(mxKeyReverse(mxKeyXorRR(mxKeyNot(changeDuplicatesC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XorB(mxKeyByBitEnc(mxKeySwapMinors3(mxKeyReverse(mxKeySwapMinors3(mxKeySwapBitsF(mxKeyRotateLeftBits(mxKeySwapBitsG(mxKeySwapBitsF(mxKeyRotEnc2(changeDuplicatesB(mxKeyAlg1(mxKeySwapMinors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SwapBitsRound(changeDuplicatesC2(mxKeySwapMinors3(changeDuplicates(p2kproc3(mxKeyRotEnc2(mxKeyXorRR(mxKeyAlg1(changeDuplicatesB(mxKeyByBitEnc(changeDuplicates(changeDuplicatesB(mxKeyNot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SwapBitsG(p2kproc3(mxKeyXor(mxKeySwapBitsD(mxKeyRotEnc(changeDuplicatesC2(mxKeySwapBitsG(mxKeySwapBitsRound(mxKeyByBitEnc(mxKeySwapMinors3(mxKeyReverseBits(mxKeyShuffle(mxKeyAlg2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SwapBitsG(changeDuplicates(mxKeySwapBitsG(mxKeyAlg2(mxKeyXor(mxKeyReverse(mxKeyByBitEnc(mxKeyRotEnc2(mxKeyAlg2(changeDuplicatesC2(mxKeyAlg2(p2kproc3(mxKeyShuffle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changeDuplicatesB(mxKeySwapBitsF(mxKeySwapBitsEE2(mxKeyAlg1(mxKeySwapBitsEE2(mxKeySwapBitsEE2(mxKeyNot(mxKeyShuffle(mxKeySwapMinors3(mxKeyRotateLeftBits(mxKeyAlg1(mxKeySwapBitsF(mxKeyRotEn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B(mxKeyXorRR(mxKeyXorRR(p2kproc3(mxKeyByBitEnc(p2kproc3(mxKeySwapBitsF(mxKeyXorRR(changeDuplicatesC2(mxKeyXorB(mxKeyRotEnc(mxKeySwapBitsD(mxKeyAddRR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E(mxKeyShuffle(mxKeyAddRR(mxKeyShuffle(mxKeyRotateLeftBits(mxKeyRotateLeftBits(mxKeySwapBitsE(changeDuplicatesC2(mxKeyShuffle(p2kproc3(mxKeyRotEnc(mxKeyXorB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p2kproc3(mxKeyShuffle(mxKeyXorRR(mxKeyRotEnc(mxKeySwapBitsEE2(mxKeyAddRR(mxKeySwapBitsF(mxKeySwapBitsE(mxKeyReverseBits(mxKeyXor(mxKeySwapBitsF(mxKeyAddRR(mxKeyXorRR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SwapBitsRound(mxKeyAddRR(mxKeyAddRR(mxKeyAddRR(mxKeyRotEnc2(mxKeyXorRR(mxKeyXorRR(mxKeyRotateLeftBits(changeDuplicatesB(mxKeyAlg1(mxKeyAlg2(mxKeyReverse(mxKeySwapMinors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Alg2(mxKeyByBitEnc(mxKeySwapMinors3(mxKeyRotEnc(mxKeyShuffle(p2kproc3(mxKeyRotateLeftBits(mxKeyRotateLeftBits(p2kproc3(mxKeyShuffle(mxKeySwapBitsF(mxKeyReverse(mxKeyAdd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SwapMinors3(mxKeyXorB(mxKeyReverseBits(changeDuplicates(mxKeySwapBitsRound(changeDuplicates(mxKeyReverse(mxKeySwapBitsRound(mxKeySwapBitsG(mxKeyRotEnc(mxKeyRotateLeftBits(mxKeyXor(mxKeySwapBitsD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XorRR(mxKeyShuffle(mxKeyRotEnc2(mxKeySwapBitsE(mxKeySwapBitsEE2(mxKeyReverse(mxKeyRotateLeftBits(mxKeySwapBitsG(mxKeyXorRR(mxKeySwapBitsD(mxKeyRotateLeftBits(mxKeyByBitEnc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SwapBitsF(changeDuplicatesC2(p2kproc3(mxKeyAlg1(mxKeySwapBitsE(mxKeyXorRR(mxKeySwapBitsF(mxKeyRotEnc2(mxKeyAlg1(mxKeySwapBitsRound(mxKeyXorRR(mxKeyXorB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RotEnc2(mxKeyNot(mxKeyReverse(mxKeySwapBitsD(mxKeyXorB(mxKeySwapBitsRound(mxKeySwapBitsRound(mxKeyAddRR(mxKeyReverse(p2kproc3(mxKeyRotEnc2(p2kproc3(mxKeySwapBitsG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BitsE(mxKeySwapBitsEE2(mxKeyShuffle(mxKeyRotateLeftBits(changeDuplicatesC2(mxKeyByBitEnc(mxKeyShuffle(p2kproc3(changeDuplicates(mxKeyXor(mxKeyXor(mxKeyRotEnc2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SwapBitsG(mxKeyXorRR(mxKeySwapBitsD(mxKeyByBitEnc(mxKeySwapMinors3(mxKeyAlg2(mxKeySwapMinors3(mxKeyRotateLeftBits(mxKeySwapBitsD(mxKeyRotEnc2(mxKeyRotateLeftBits(mxKeyAddRR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ReverseBits(changeDuplicates(mxKeySwapBitsG(changeDuplicatesB(mxKeyByBitEnc(mxKeyAlg1(mxKeyAlg2(mxKeySwapBitsF(mxKeyXor(mxKeySwapBitsE(changeDuplicatesB(mxKeyAlg1(mxKeySwapBitsD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otEnc(mxKeySwapMinors3(mxKeyReverseBits(mxKeyXorB(mxKeyReverseBits(mxKeyRotEnc2(mxKeyRotEnc(mxKeyAlg2(mxKeyAlg2(changeDuplicatesB(mxKeySwapBitsEE2(mxKeySwapMinors3(mxKeyAlg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ByBitEnc(mxKeyRotEnc(mxKeyAlg2(mxKeyAlg1(mxKeyReverseBits(mxKeyReverse(mxKeyXorRR(mxKeyRotEnc2(mxKeySwapBitsG(mxKeyShuffle(mxKeyXor(p2kproc3(mxKeyReverse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Not(mxKeyByBitEnc(p2kproc3(changeDuplicates(changeDuplicatesC2(mxKeyAlg2(mxKeyXor(mxKeyXor(mxKeyNot(mxKeySwapMinors3(changeDuplicates(mxKeyRotEnc(mxKeyRotEnc2(mxKeySwapBitsD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SwapMinors3(mxKeyReverse(mxKeyRotateLeftBits(mxKeySwapBitsF(mxKeySwapBitsEE2(p2kproc3(mxKeySwapMinors3(mxKeySwapBitsRound(mxKeyShuffle(mxKeySwapBitsF(mxKeyAddRR(mxKeyRotEnc2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E(mxKeyReverseBits(mxKeySwapBitsF(mxKeySwapMinors3(changeDuplicatesB(changeDuplicates(mxKeyAddRR(mxKeyShuffle(mxKeyXor(mxKeyNot(changeDuplicates(mxKeyXorRR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XorB(mxKeySwapBitsF(mxKeySwapBitsRound(p2kproc3(mxKeySwapBitsE(mxKeyXorRR(mxKeyAlg1(mxKeyXorB(mxKeyNot(mxKeyNot(mxKeyXor(mxKeySwapBitsE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RotEnc2(mxKeyRotEnc(mxKeyAddRR(mxKeyXorRR(mxKeyXor(mxKeyAlg1(mxKeySwapBitsF(mxKeyAlg2(mxKeyXor(mxKeySwapBitsD(mxKeySwapMinors3(changeDuplicatesC2(mxKeyXorB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SwapBitsD(mxKeyReverseBits(changeDuplicates(mxKeyXor(mxKeyAlg2(mxKeySwapBitsD(mxKeyReverse(mxKeyReverse(changeDuplicatesB(mxKeyRotEnc(mxKeySwapMinors3(mxKeyByBitEnc(changeDuplicatesC2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SwapBitsEE2(mxKeySwapBitsG(mxKeySwapBitsF(mxKeyAlg1(mxKeyRotateLeftBits(mxKeyByBitEnc(mxKeyReverseBits(mxKeyXorB(mxKeyRotEnc(mxKeySwapBitsF(changeDuplicatesC2(changeDuplicatesC2(mxKeyShuffle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Not(mxKeyXorRR(mxKeySwapBitsRound(mxKeyAlg1(mxKeyRotateLeftBits(mxKeyRotEnc2(mxKeyAlg1(changeDuplicates(mxKeyRotEnc(mxKeyByBitEnc(mxKeyAlg2(mxKeySwapBitsD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Minors3(mxKeyByBitEnc(mxKeySwapBitsD(mxKeyRotateLeftBits(changeDuplicates(mxKeySwapBitsG(p2kproc3(mxKeyAlg1(mxKeySwapBitsE(mxKeyRotEnc2(changeDuplicatesC2(mxKeyXor(mxKeySwapBitsG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XorB(mxKeyReverse(mxKeyRotEnc(mxKeyAlg2(mxKeyXorB(mxKeyXorRR(mxKeySwapBitsF(mxKeyXorRR(p2kproc3(mxKeySwapBitsE(mxKeySwapBitsEE2(mxKeySwapBitsE(mxKeyNot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SwapBitsG(mxKeyRotEnc2(mxKeySwapBitsG(mxKeyByBitEnc(mxKeyRotateLeftBits(mxKeySwapBitsRound(mxKeySwapBitsG(mxKeySwapBitsE(mxKeyAlg2(changeDuplicates(mxKeyAddRR(mxKeySwapBitsF(mxKeyNot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huffle(mxKeyByBitEnc(mxKeySwapBitsD(p2kproc3(mxKeySwapBitsE(changeDuplicatesB(mxKeyAlg2(mxKeySwapBitsRound(changeDuplicatesC2(changeDuplicatesB(mxKeyAlg2(mxKeyXor(mxKeyXor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G(mxKeyReverse(mxKeyReverse(mxKeyByBitEnc(mxKeyReverseBits(mxKeyAlg1(changeDuplicatesB(mxKeyAlg1(mxKeyReverseBits(mxKeySwapBitsD(mxKeyXor(changeDuplicatesB(mxKeySwapBitsE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RotEnc(mxKeySwapBitsG(changeDuplicates(changeDuplicatesB(mxKeyRotateLeftBits(mxKeySwapBitsRound(changeDuplicatesB(mxKeySwapBitsRound(mxKeySwapBitsEE2(mxKeyXorB(changeDuplicates(mxKeySwapBitsD(changeDuplicate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Xor(mxKeyAlg2(mxKeyXorB(mxKeyShuffle(mxKeySwapBitsE(mxKeyAlg2(mxKeyAlg1(mxKeyXorRR(mxKeySwapBitsEE2(mxKeyReverse(changeDuplicates(mxKeyAlg1(mxKeyAlg1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SwapBitsD(mxKeyNot(mxKeyXorRR(mxKeyAddRR(p2kproc3(mxKeyAlg2(mxKeyAlg2(mxKeySwapBitsG(mxKeySwapBitsF(mxKeySwapBitsRound(mxKeyAlg2(mxKeyAlg1(mxKeySwapBitsG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otEnc2(mxKeyReverseBits(changeDuplicates(mxKeySwapBitsG(mxKeyAddRR(mxKeyByBitEnc(mxKeySwapMinors3(mxKeySwapBitsG(mxKeyReverse(mxKeyAddRR(mxKeyReverseBits(mxKeyShuffle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otateLeftBits(mxKeyXor(mxKeyAddRR(mxKeyReverse(mxKeyXorB(mxKeyAddRR(mxKeyShuffle(mxKeySwapMinors3(mxKeyByBitEnc(mxKeyNot(mxKeyRotEnc2(mxKeyAddRR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Xor(mxKeyAlg1(mxKeyAlg2(changeDuplicatesC2(changeDuplicates(mxKeyAlg2(mxKeySwapBitsE(mxKeyReverse(mxKeyRotateLeftBits(changeDuplicates(mxKeyShuffle(changeDuplicatesB(mxKeySwapMinors3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Alg1(mxKeyXor(changeDuplicates(mxKeyRotEnc(p2kproc3(mxKeyShuffle(mxKeyRotEnc2(mxKeySwapMinors3(mxKeySwapBitsRound(mxKeyReverse(mxKeySwapBitsF(mxKeyAddRR(mxKeyXor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AddRR(mxKeySwapBitsE(changeDuplicatesB(mxKeyReverse(mxKeyReverseBits(mxKeyReverseBits(mxKeySwapBitsRound(mxKeyByBitEnc(mxKeySwapBitsG(mxKeyShuffle(mxKeyReverseBits(mxKeyXor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XorRR(mxKeyRotEnc(mxKeySwapMinors3(changeDuplicates(mxKeyRotEnc2(mxKeyRotEnc2(mxKeyAlg1(mxKeyNot(changeDuplicatesC2(mxKeyRotateLeftBits(mxKeyAlg2(mxKeyRotEnc2(mxKeySwapBitsF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Reverse(mxKeyRotEnc(mxKeyRotEnc2(mxKeyRotateLeftBits(mxKeySwapBitsE(mxKeyXorRR(mxKeyReverse(mxKeyXorRR(mxKeyShuffle(mxKeyRotEnc(mxKeySwapBitsRound(mxKeySwapBitsRound(mxKeyXor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otateLeftBits(changeDuplicatesC2(mxKeySwapBitsD(changeDuplicates(mxKeyAlg1(mxKeySwapMinors3(mxKeySwapBitsE(mxKeyNot(mxKeyReverse(changeDuplicatesB(mxKeyReverseBits(mxKeySwapBitsD(p2kproc3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changeDuplicatesB(mxKeyReverse(changeDuplicatesB(mxKeyXorRR(mxKeyByBitEnc(changeDuplicatesB(changeDuplicatesB(changeDuplicatesC2(mxKeyAddRR(p2kproc3(mxKeyAlg1(mxKeyXor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p2kproc3(changeDuplicatesC2(mxKeyShuffle(mxKeyNot(mxKeyXorB(mxKeyAlg1(mxKeyAlg1(mxKeySwapBitsG(mxKeyShuffle(mxKeySwapBitsF(mxKeySwapBitsRound(mxKeySwapBitsD(mxKeyAdd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XorRR(mxKeySwapBitsD(mxKeySwapBitsF(mxKeyXorRR(changeDuplicatesC2(mxKeyXor(mxKeySwapBitsD(p2kproc3(mxKeyByBitEnc(mxKeyRotEnc2(mxKeyReverseBits(mxKeyAddRR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huffle(changeDuplicatesC2(mxKeyXorB(mxKeySwapBitsRound(mxKeySwapBitsE(mxKeySwapBitsEE2(changeDuplicates(changeDuplicatesC2(mxKeySwapMinors3(mxKeySwapBitsD(mxKeyXorRR(changeDuplicatesC2(mxKeyNot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Shuffle(p2kproc3(p2kproc3(mxKeyXorRR(mxKeyReverse(mxKeyAlg1(mxKeySwapMinors3(mxKeySwapBitsD(mxKeySwapBitsF(changeDuplicatesB(mxKeyByBitEnc(mxKeyAlg2(changeDuplicatesC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changeDuplicatesC2(changeDuplicatesC2(mxKeySwapBitsEE2(mxKeyRotateLeftBits(changeDuplicates(mxKeyAlg2(mxKeyReverse(mxKeySwapBitsEE2(mxKeyAlg2(mxKeySwapBitsE(mxKeySwapBitsF(mxKeyShuffle(mxKeyAlg1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Enc2(mxKeyXorB(mxKeySwapBitsEE2(mxKeyXorRR(changeDuplicatesB(mxKeyShuffle(mxKeySwapBitsRound(mxKeyAlg2(mxKeyShuffle(mxKeyRotEnc2(changeDuplicatesB(mxKeySwapMinors3(mxKeyRotateLeftBits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Alg1(mxKeyAddRR(mxKeySwapBitsEE2(mxKeySwapBitsRound(mxKeyXorB(mxKeyRotEnc2(changeDuplicatesC2(mxKeySwapBitsE(mxKeyRotateLeftBits(mxKeyXorRR(mxKeyXorB(mxKeyRotEnc2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XorB(mxKeySwapBitsE(mxKeySwapBitsF(mxKeyXorRR(mxKeyAlg2(mxKeyNot(mxKeyRotateLeftBits(mxKeyXorB(mxKeyRotEnc(mxKeyXorB(mxKeyRotEnc2(mxKeyReverse(mxKeyShuffl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changeDuplicatesC2(mxKeySwapBitsG(mxKeySwapBitsE(changeDuplicatesB(changeDuplicatesB(mxKeyShuffle(mxKeyRotEnc(mxKeySwapBitsRound(p2kproc3(mxKeySwapBitsRound(mxKeyReverseBits(mxKeyAddRR(mxKeyRotEnc2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F(changeDuplicatesC2(mxKeyRotateLeftBits(mxKeyXorB(mxKeyByBitEnc(mxKeySwapBitsF(mxKeyShuffle(mxKeyByBitEnc(mxKeyRotateLeftBits(mxKeySwapBitsRound(mxKeySwapBitsE(changeDuplicatesB(mxKeyReverseBit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SwapBitsE(mxKeyRotateLeftBits(mxKeySwapMinors3(mxKeyRotateLeftBits(p2kproc3(mxKeyXorB(mxKeyXor(mxKeyNot(mxKeyNot(mxKeySwapBitsEE2(mxKeyByBitEnc(changeDuplicatesB(changeDuplicatesC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p2kproc3(changeDuplicatesC2(changeDuplicatesB(mxKeyByBitEnc(mxKeyRotateLeftBits(mxKeySwapBitsE(mxKeyAlg1(mxKeyAlg1(changeDuplicatesB(mxKeySwapBitsG(mxKeySwapBitsE(mxKeyAlg1(mxKeyAlg2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RotEnc(changeDuplicatesB(changeDuplicates(mxKeySwapMinors3(mxKeyReverseBits(mxKeyXor(p2kproc3(mxKeySwapBitsEE2(mxKeySwapBitsF(mxKeySwapBitsRound(mxKeyAddRR(mxKeyAlg2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changeDuplicatesB(mxKeyReverse(mxKeySwapBitsG(mxKeySwapBitsF(mxKeySwapBitsG(mxKeyXorB(mxKeyAlg1(mxKeySwapBitsF(mxKeySwapBitsF(mxKeyXorB(mxKeyReverseBits(mxKeyXor(mxKeySwapBitsG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wapBitsE(mxKeyRotEnc(mxKeySwapBitsEE2(mxKeyReverseBits(changeDuplicatesC2(mxKeyNot(mxKeyXorRR(mxKeyShuffle(mxKeySwapBitsF(mxKeyRotEnc2(changeDuplicatesB(mxKeySwapBitsEE2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p2kproc3(mxKeyAddRR(mxKeyAlg1(mxKeyAlg2(mxKeyAlg1(mxKeyAddRR(mxKeyAlg1(mxKeyAddRR(mxKeyRotateLeftBits(mxKeyNot(mxKeySwapMinors3(mxKeyAlg1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SwapBitsRound(mxKeySwapBitsG(mxKeyReverseBits(changeDuplicates(mxKeySwapBitsF(mxKeyXorRR(mxKeySwapBitsEE2(mxKeyByBitEnc(mxKeyShuffle(mxKeyReverse(p2kproc3(mxKeyAlg2(mxKeyRotEnc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RotEnc(mxKeyReverseBits(changeDuplicatesC2(changeDuplicates(mxKeyXor(mxKeySwapBitsRound(p2kproc3(mxKeySwapBitsG(mxKeySwapBitsRound(mxKeyXorRR(mxKeySwapBitsD(mxKeySwapBitsG(mxKeyShuffle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SwapBitsG(mxKeyXorB(mxKeyShuffle(changeDuplicatesC2(mxKeyRotEnc2(mxKeySwapMinors3(mxKeyByBitEnc(mxKeySwapMinors3(changeDuplicatesC2(mxKeyXorB(p2kproc3(mxKeyRotateLeftBits(changeDuplicatesC2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mxKeyRotEnc2(mxKeyXorRR(mxKeyReverseBits(mxKeyAlg1(mxKeySwapBitsF(mxKeyByBitEnc(mxKeyReverseBits(mxKeySwapBitsG(mxKeyAlg2(mxKeyReverse(mxKeyRotEnc2(mxKeyShuffle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Round(mxKeySwapBitsE(mxKeyXorB(changeDuplicates(mxKeyRotEnc2(mxKeyReverse(mxKeyXor(mxKeyRotateLeftBits(mxKeyAlg2(mxKeyReverse(mxKeyRotateLeftBits(changeDuplicatesB(changeDuplicatesB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SwapBitsF(mxKeyShuffle(mxKeySwapMinors3(mxKeyRotateLeftBits(mxKeyAddRR(mxKeySwapBitsE(mxKeyXor(mxKeyXor(mxKeyAlg2(mxKeySwapBitsEE2(mxKeyByBitEnc(mxKeySwapBitsEE2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EE2(mxKeyXorRR(mxKeyRotateLeftBits(mxKeyAlg2(mxKeyRotEnc(mxKeyReverse(mxKeySwapBitsF(mxKeySwapBitsF(mxKeySwapBitsEE2(mxKeyAlg1(mxKeyRotEnc2(mxKeyShuffle(mxKeyShuffl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D(mxKeyAddRR(mxKeyReverseBits(mxKeyXorB(mxKeyXorB(mxKeySwapMinors3(mxKeySwapBitsEE2(changeDuplicatesB(mxKeyReverseBits(mxKeyRotEnc(mxKeySwapMinors3(mxKeyRotEnc2(mxKeyXo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RR(mxKeySwapBitsD(mxKeyAlg2(mxKeyShuffle(changeDuplicatesB(changeDuplicates(mxKeySwapBitsG(mxKeyRotEnc(mxKeySwapMinors3(mxKeySwapBitsG(changeDuplicatesC2(mxKeySwapBitsG(mxKeyShuffl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F(mxKeyReverse(mxKeyByBitEnc(mxKeyReverse(mxKeyReverse(mxKeySwapBitsG(mxKeySwapMinors3(changeDuplicatesB(mxKeyXorRR(mxKeyXorRR(mxKeyRotEnc(mxKeyAlg1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p2kproc3(mxKeyRotateLeftBits(mxKeyRotEnc2(mxKeyReverse(mxKeyReverse(p2kproc3(mxKeyXorB(changeDuplicatesB(mxKeySwapBitsRound(mxKeyXor(mxKeyReverseBits(mxKeySwapBitsF(changeDuplicatesB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RotEnc(mxKeyNot(mxKeyAlg1(mxKeyByBitEnc(mxKeyXor(mxKeyByBitEnc(changeDuplicatesC2(mxKeyAlg2(mxKeyXorB(mxKeySwapBitsF(mxKeySwapBitsG(mxKeySwapBitsG(mxKeyXorRR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Round(mxKeySwapBitsE(mxKeyXorRR(changeDuplicatesB(mxKeyXorRR(mxKeyXorRR(mxKeyAddRR(mxKeyXorB(mxKeyRotEnc2(changeDuplicatesB(mxKeyAlg1(mxKeyShuffle(mxKeyRotEn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Not(mxKeySwapMinors3(mxKeySwapBitsD(mxKeyRotEnc2(mxKeySwapBitsD(mxKeySwapBitsD(mxKeyRotateLeftBits(mxKeySwapBitsRound(mxKeyRotEnc(mxKeySwapBitsE(mxKeyAddRR(mxKeyShuffle(mxKeySwapBits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SwapBitsE(p2kproc3(mxKeyRotEnc(mxKeyRotEnc2(mxKeyRotEnc2(mxKeyXorB(p2kproc3(mxKeyShuffle(mxKeyByBitEnc(mxKeyAlg1(changeDuplicates(p2kproc3(mxKeyAlg1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SwapBitsG(mxKeyNot(mxKeyXorRR(mxKeyAddRR(changeDuplicatesB(mxKeySwapBitsG(mxKeyNot(mxKeyByBitEnc(mxKeyAlg1(mxKeyXor(mxKeyXorRR(mxKeySwapBitsEE2(changeDuplicates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RR(mxKeySwapBitsRound(mxKeyNot(mxKeyShuffle(mxKeyRotateLeftBits(mxKeySwapBitsD(mxKeySwapBitsRound(mxKeySwapMinors3(mxKeySwapBitsEE2(mxKeyRotEnc(mxKeySwapBitsEE2(mxKeyAddRR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E(changeDuplicatesB(mxKeySwapBitsRound(mxKeySwapBitsG(changeDuplicates(changeDuplicates(mxKeyRotEnc2(mxKeySwapBitsRound(p2kproc3(mxKeySwapMinors3(mxKeyRotateLeftBits(mxKeyAlg1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SwapBitsRound(mxKeyXorB(mxKeyXor(mxKeySwapMinors3(changeDuplicatesC2(mxKeySwapMinors3(mxKeySwapBitsEE2(mxKeyXor(changeDuplicatesC2(changeDuplicatesB(mxKeyAddRR(mxKeyReverse(mxKeyShuffle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changeDuplicatesC2(mxKeySwapBitsRound(mxKeyRotEnc(mxKeySwapBitsF(mxKeyByBitEnc(mxKeyByBitEnc(changeDuplicatesB(changeDuplicatesB(changeDuplicates(mxKeyNot(mxKeySwapBitsRound(mxKeyAddRR(mxKeyAlg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SwapBitsD(mxKeyXorRR(mxKeyReverse(mxKeySwapBitsF(mxKeyNot(mxKeyXorB(mxKeySwapBitsE(mxKeyXorB(mxKeyRotateLeftBits(mxKeyXorB(mxKeyXorRR(mxKeyXorB(mxKeyXo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changeDuplicatesC2(mxKeyAlg1(mxKeySwapBitsEE2(mxKeyRotateLeftBits(mxKeyShuffle(mxKeyRotateLeftBits(mxKeySwapBitsF(mxKeyAddRR(mxKeySwapBitsRound(mxKeyRotEnc2(mxKeyAlg2(mxKeyXorRR(changeDuplicates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AddRR(mxKeyXorB(mxKeyAddRR(mxKeyShuffle(mxKeyReverseBits(mxKeySwapBitsEE2(mxKeyRotateLeftBits(changeDuplicates(mxKeyAddRR(mxKeySwapBitsE(mxKeyRotateLeftBits(mxKeyAlg2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SwapMinors3(mxKeyAlg2(mxKeyReverseBits(mxKeyAlg2(mxKeySwapBitsE(mxKeyRotEnc2(mxKeySwapBitsE(mxKeyAlg1(mxKeyRotateLeftBits(mxKeyXorRR(mxKeyXor(mxKeyRotEnc2(mxKeyNot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Not(mxKeySwapBitsF(changeDuplicatesB(mxKeyRotEnc(changeDuplicatesC2(mxKeySwapBitsG(p2kproc3(mxKeyXorB(mxKeyShuffle(mxKeyXor(mxKeyXorRR(mxKeyRotEnc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changeDuplicatesC2(mxKeySwapMinors3(mxKeySwapBitsG(mxKeySwapBitsRound(mxKeySwapBitsD(mxKeyShuffle(mxKeyByBitEnc(mxKeySwapMinors3(mxKeyAlg1(mxKeyAlg2(mxKeySwapBitsG(mxKeyXorRR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RotEnc(mxKeyXorRR(mxKeyReverse(mxKeySwapBitsG(mxKeyByBitEnc(mxKeyAlg1(mxKeySwapBitsE(mxKeyShuffle(mxKeySwapMinors3(mxKeyNot(mxKeyNot(mxKeyRotateLeftBits(mxKeyRotEnc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Xor(mxKeyXor(changeDuplicates(changeDuplicatesC2(mxKeySwapBitsRound(changeDuplicates(mxKeyRotEnc2(mxKeyRotEnc(mxKeyXorRR(mxKeySwapBitsF(mxKeyXorRR(mxKeyXorRR(mxKeyShuffle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SwapBitsG(mxKeySwapBitsG(mxKeyXorB(p2kproc3(mxKeyNot(mxKeyReverseBits(mxKeyAddRR(mxKeyShuffle(mxKeyXorRR(changeDuplicatesB(mxKeyXorB(mxKeyShuffle(mxKeyReverse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ByBitEnc(mxKeySwapMinors3(mxKeySwapMinors3(mxKeyXorRR(mxKeySwapBitsRound(changeDuplicatesB(mxKeyReverse(mxKeySwapMinors3(mxKeyReverseBits(mxKeyAlg2(mxKeySwapBitsG(mxKeyRotateLeftBits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AddRR(changeDuplicatesB(changeDuplicatesB(mxKeySwapMinors3(mxKeyNot(mxKeyReverseBits(mxKeyXorRR(mxKeyReverseBits(mxKeyReverseBits(mxKeyRotEnc(mxKeyAlg1(mxKeySwapBitsRound(mxKeyAdd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RotEnc2(mxKeyXorRR(changeDuplicates(mxKeyRotEnc2(p2kproc3(mxKeyNot(mxKeySwapBitsF(mxKeySwapBitsRound(mxKeyAlg2(mxKeyXor(mxKeyShuffle(mxKeyByBitEnc(changeDuplicates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changeDuplicatesB(mxKeyXorRR(mxKeyXorRR(mxKeySwapBitsD(changeDuplicatesB(changeDuplicatesB(mxKeyXor(mxKeyAlg1(mxKeyRotEnc(mxKeySwapBitsE(mxKeySwapBitsE(mxKeyShuffle(mxKeyReverse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RotateLeftBits(mxKeySwapBitsEE2(mxKeySwapBitsRound(mxKeyShuffle(mxKeyNot(changeDuplicatesC2(mxKeyShuffle(mxKeyByBitEnc(mxKeyAddRR(mxKeySwapBitsE(mxKeySwapBitsEE2(mxKeySwapBitsG(changeDuplicate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XorB(mxKeySwapBitsEE2(mxKeyNot(mxKeySwapBitsRound(mxKeyReverseBits(mxKeyXorB(mxKeyByBitEnc(mxKeySwapBitsEE2(changeDuplicates(mxKeySwapBitsRound(changeDuplicatesC2(mxKeyXorB(mxKeyShuffle(mxKeySwapBitsG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Reverse(mxKeyRotEnc2(mxKeyXor(mxKeyReverse(mxKeySwapBitsD(mxKeySwapBitsE(mxKeySwapBitsRound(mxKeyReverse(mxKeySwapBitsEE2(mxKeyRotEnc(mxKeyAlg1(mxKeyReverse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XorRR(mxKeyAlg2(p2kproc3(mxKeyAlg2(mxKeySwapBitsRound(mxKeyRotateLeftBits(changeDuplicatesB(mxKeyNot(mxKeyXorRR(mxKeyXor(mxKeySwapBitsE(changeDuplicatesB(mxKeySwapBitsD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BitsD(mxKeyAlg2(mxKeyRotateLeftBits(mxKeyRotEnc(mxKeyReverseBits(mxKeyShuffle(mxKeySwapBitsF(mxKeyRotEnc(mxKeySwapBitsE(mxKeyReverse(mxKeyReverse(mxKeyAlg2(mxKeySwapBitsF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SwapBitsRound(p2kproc3(changeDuplicates(changeDuplicatesC2(mxKeyXorRR(mxKeySwapMinors3(mxKeyNot(mxKeyXorB(mxKeyNot(p2kproc3(mxKeySwapBitsG(changeDuplicatesB(mxKeyShuffl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RotateLeftBits(mxKeyRotEnc2(mxKeySwapBitsD(mxKeySwapBitsEE2(mxKeySwapMinors3(mxKeyRotEnc2(mxKeyXor(mxKeySwapBitsEE2(mxKeySwapBitsF(changeDuplicates(mxKeyReverseBits(changeDuplicatesC2(mxKeySwapMinors3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SwapBitsF(mxKeySwapBitsE(mxKeyXorB(mxKeyAlg1(mxKeyAlg1(changeDuplicates(p2kproc3(p2kproc3(mxKeyNot(mxKeyRotEnc2(changeDuplicatesB(mxKeyXorRR(mxKeyShuffl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huffle(p2kproc3(mxKeyReverseBits(mxKeySwapBitsG(mxKeySwapMinors3(mxKeyAddRR(mxKeyXor(mxKeyShuffle(mxKeySwapBitsEE2(mxKeyShuffle(p2kproc3(changeDuplicatesC2(mxKeyAddRR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Alg1(mxKeyReverse(mxKeyNot(mxKeyXorRR(mxKeyShuffle(mxKeySwapMinors3(mxKeyXorRR(changeDuplicates(mxKeyAlg2(mxKeyXorB(mxKeySwapBitsD(mxKeyRotEnc2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AddRR(mxKeyNot(p2kproc3(mxKeySwapMinors3(mxKeySwapBitsD(mxKeyXor(mxKeyRotateLeftBits(mxKeySwapBitsE(changeDuplicatesC2(mxKeyAddRR(mxKeyAlg2(mxKeyXor(mxKeySwapBitsF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RotEnc(mxKeySwapBitsF(changeDuplicates(mxKeySwapBitsD(mxKeyXor(changeDuplicates(p2kproc3(mxKeyXorB(mxKeyRotateLeftBits(changeDuplicatesC2(mxKeySwapBitsE(mxKeySwapBitsE(mxKeySwapBitsG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SwapBitsE(mxKeyAddRR(mxKeySwapMinors3(mxKeyByBitEnc(mxKeySwapBitsD(changeDuplicates(mxKeyReverseBits(mxKeyRotEnc(mxKeyReverseBits(mxKeyAddRR(mxKeyXorRR(mxKeyAddRR(mxKeyAlg1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RotEnc2(mxKeyRotEnc(mxKeySwapBitsRound(changeDuplicatesB(mxKeyAlg2(mxKeyXor(mxKeySwapBitsF(mxKeyXorB(mxKeyXorB(mxKeySwapBitsD(mxKeyRotateLeftBits(mxKeyByBitEnc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RotEnc2(mxKeyAlg2(mxKeyRotEnc2(mxKeyXorB(mxKeySwapMinors3(mxKeySwapBitsF(p2kproc3(mxKeyAlg1(mxKeyXorRR(mxKeyShuffle(mxKeyAddRR(changeDuplicatesB(mxKeySwapBitsF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RotEnc(mxKeyNot(p2kproc3(changeDuplicates(mxKeySwapBitsG(mxKeyNot(mxKeySwapBitsE(mxKeySwapBitsRound(mxKeySwapBitsD(mxKeyAlg2(mxKeyRotateLeftBits(mxKeyXor(mxKeyShuffle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SwapBitsF(mxKeyShuffle(mxKeyXorRR(mxKeyAlg1(p2kproc3(mxKeyAlg2(p2kproc3(mxKeyXorB(mxKeyXorB(changeDuplicates(mxKeyAddRR(mxKeyAlg1(mxKeyShuffle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mxKeyXor(mxKeyXor(mxKeySwapBitsRound(mxKeyNot(mxKeyShuffle(mxKeyRotEnc2(mxKeySwapBitsD(mxKeyAlg2(mxKeyXorRR(mxKeySwapBitsRound(changeDuplicates(mxKeyRotateLeftBits(mxKeyAdd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SwapBitsE(mxKeySwapBitsE(mxKeyReverseBits(mxKeySwapBitsEE2(mxKeyNot(mxKeySwapBitsRound(mxKeySwapBitsG(mxKeySwapMinors3(changeDuplicatesB(mxKeyXorB(mxKeyShuffle(mxKeyRotateLeftBits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SwapBitsE(mxKeyXorRR(mxKeyAddRR(mxKeySwapBitsF(mxKeyReverseBits(mxKeyRotEnc2(changeDuplicatesC2(mxKeyRotEnc2(p2kproc3(changeDuplicatesB(changeDuplicatesC2(mxKeyAlg1(mxKeyXorRR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BitsE(changeDuplicates(mxKeyXorB(mxKeyAddRR(mxKeyXorRR(mxKeyRotEnc(mxKeyAlg1(p2kproc3(mxKeyXorB(mxKeyNot(mxKeyAddRR(changeDuplicates(mxKeyXorB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Reverse(mxKeySwapBitsEE2(changeDuplicates(mxKeyXorB(changeDuplicatesC2(mxKeyAlg2(changeDuplicates(mxKeyRotEnc2(mxKeySwapMinors3(mxKeyAlg1(changeDuplicatesB(changeDuplicates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Alg1(changeDuplicates(mxKeySwapMinors3(mxKeyRotateLeftBits(mxKeyRotEnc(changeDuplicatesB(mxKeySwapBitsRound(mxKeyAddRR(mxKeySwapMinors3(mxKeyAlg1(mxKeyXorRR(mxKeyAlg1(changeDuplicatesC2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Alg2(mxKeyAlg1(mxKeyReverse(changeDuplicates(mxKeySwapMinors3(mxKeyRotateLeftBits(mxKeySwapBitsE(mxKeyXorRR(mxKeyXorRR(mxKeySwapBitsG(mxKeySwapBitsD(mxKeyRotEnc(mxKeyRotEnc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Reverse(mxKeyReverse(mxKeySwapBitsF(mxKeySwapBitsF(p2kproc3(mxKeyReverseBits(mxKeyXor(changeDuplicates(changeDuplicatesB(mxKeySwapBitsD(mxKeyRotEnc(mxKeyReverseBits(mxKeyXo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AddRR(mxKeySwapBitsG(mxKeySwapBitsG(mxKeySwapBitsE(mxKeyRotEnc(mxKeyRotEnc2(mxKeySwapBitsRound(mxKeyByBitEnc(mxKeySwapBitsRound(mxKeyXor(mxKeyReverse(changeDuplicatesB(mxKeySwapBitsG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SwapBitsG(mxKeyReverseBits(mxKeyShuffle(mxKeyRotateLeftBits(mxKeySwapBitsD(mxKeyShuffle(mxKeyAlg2(mxKeyRotateLeftBits(p2kproc3(mxKeyReverse(mxKeyRotEnc2(mxKeyNot(mxKeyShuffle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changeDuplicates(mxKeySwapBitsD(mxKeyXorRR(mxKeySwapBitsD(mxKeyNot(mxKeyRotateLeftBits(mxKeyXorB(mxKeyRotateLeftBits(changeDuplicatesC2(mxKeyReverseBits(mxKeySwapBitsG(mxKeySwapBitsF(mxKeySwapBitsEE2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SwapBitsF(mxKeyNot(mxKeyRotEnc(mxKeyAlg2(changeDuplicatesC2(mxKeyShuffle(mxKeyRotateLeftBits(mxKeySwapBitsF(mxKeyReverseBits(mxKeyAddRR(mxKeyXor(mxKeyXorRR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XorRR(mxKeyXorRR(mxKeySwapBitsD(mxKeyNot(mxKeySwapBitsF(mxKeyRotEnc2(mxKeyByBitEnc(mxKeyAlg1(mxKeyByBitEnc(mxKeyByBitEnc(mxKeySwapMinors3(changeDuplicatesC2(mxKeySwapBitsRound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Shuffle(mxKeySwapBitsRound(mxKeyReverse(mxKeyShuffle(mxKeySwapMinors3(mxKeySwapBitsF(changeDuplicatesB(mxKeyAddRR(mxKeyAddRR(mxKeyByBitEnc(mxKeySwapBitsRound(changeDuplicatesC2(changeDuplicatesB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Shuffle(mxKeyByBitEnc(mxKeySwapBitsE(mxKeyXorB(mxKeyAlg2(mxKeySwapBitsF(mxKeySwapBitsG(mxKeySwapBitsF(mxKeySwapBitsRound(mxKeySwapBitsD(mxKeyReverse(mxKeyByBitEnc(mxKeySwapBitsEE2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Xor(mxKeySwapBitsRound(mxKeySwapBitsF(mxKeyReverse(mxKeyAlg1(mxKeyAddRR(mxKeyByBitEnc(mxKeyRotEnc2(mxKeyRotEnc(mxKeyAddRR(mxKeyByBitEnc(mxKeyAddRR(p2kproc3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SwapMinors3(mxKeySwapBitsE(mxKeyXorRR(mxKeyNot(mxKeyAlg2(mxKeySwapBitsF(p2kproc3(mxKeyShuffle(mxKeyRotateLeftBits(mxKeyXorB(mxKeyAlg2(mxKeyShuffle(mxKeySwapBitsF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D(mxKeyRotEnc(changeDuplicates(mxKeyReverseBits(changeDuplicates(mxKeyAddRR(mxKeyXor(mxKeyShuffle(mxKeyReverseBits(changeDuplicates(mxKeyRotEnc(mxKeyShuffle(mxKeySwapBitsF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XorB(mxKeySwapBitsF(mxKeyNot(mxKeyXorRR(mxKeyXorRR(mxKeyRotEnc2(mxKeySwapBitsG(mxKeyAlg1(mxKeySwapBitsD(mxKeyRotEnc2(changeDuplicatesB(mxKeyRotEnc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EE2(mxKeyXorB(mxKeySwapBitsG(mxKeyAddRR(mxKeyReverseBits(mxKeyXorB(mxKeySwapBitsEE2(mxKeyReverse(mxKeyRotEnc(mxKeyXorRR(p2kproc3(mxKeySwapBitsD(mxKeyXorRR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SwapBitsEE2(mxKeyByBitEnc(changeDuplicates(mxKeyReverse(mxKeyReverse(mxKeyAlg2(mxKeySwapBitsEE2(mxKeySwapBitsD(mxKeyRotEnc2(mxKeySwapMinors3(changeDuplicatesB(mxKeyAlg2(mxKeyAlg2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RotEnc(mxKeyXorRR(p2kproc3(changeDuplicatesC2(mxKeyNot(mxKeyAlg1(mxKeyRotEnc(mxKeySwapBitsD(mxKeyRotateLeftBits(changeDuplicates(mxKeySwapBitsRound(mxKeyAlg2(mxKeyXorR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XorRR(p2kproc3(mxKeyXorRR(changeDuplicatesC2(mxKeyRotateLeftBits(mxKeyRotateLeftBits(mxKeyRotEnc2(mxKeySwapBitsG(mxKeySwapBitsF(mxKeyRotateLeftBits(mxKeySwapBitsRound(mxKeyAlg1(mxKeyRotEnc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SwapBitsG(mxKeyReverseBits(mxKeySwapBitsG(mxKeySwapBitsRound(mxKeySwapBitsE(changeDuplicates(mxKeyReverseBits(p2kproc3(mxKeyShuffle(mxKeyByBitEnc(mxKeySwapMinors3(mxKeyReverseBits(mxKeyNot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RotateLeftBits(mxKeySwapBitsEE2(mxKeySwapBitsRound(mxKeyRotEnc2(mxKeySwapBitsF(mxKeyAddRR(mxKeyNot(mxKeyNot(mxKeyXorRR(mxKeyXorB(mxKeyReverse(mxKeyReverseBits(mxKeyRotateLeftBit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SwapBitsE(mxKeySwapBitsF(mxKeyXorRR(mxKeyAlg2(mxKeySwapBitsG(mxKeyXorRR(mxKeySwapBitsE(p2kproc3(mxKeyNot(changeDuplicatesC2(mxKeySwapBitsF(mxKeySwapBitsF(mxKeySwapBitsD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RotEnc2(mxKeyXorB(mxKeySwapBitsE(mxKeyNot(mxKeyAlg1(mxKeyXorRR(mxKeySwapBitsF(mxKeyByBitEnc(mxKeySwapMinors3(mxKeyAddRR(mxKeyAlg1(mxKeySwapBitsEE2(mxKeyXor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XorRR(mxKeySwapBitsE(mxKeyReverseBits(mxKeySwapBitsD(mxKeyXor(mxKeyXorB(mxKeySwapBitsRound(mxKeyXorRR(mxKeyReverse(mxKeySwapBitsE(mxKeyNot(changeDuplicatesC2(mxKeySwapBitsG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Alg2(mxKeyByBitEnc(mxKeyShuffle(mxKeyReverseBits(mxKeySwapBitsRound(mxKeyReverse(mxKeyReverse(mxKeyRotEnc2(mxKeyNot(mxKeyRotEnc2(mxKeyAlg1(mxKeyByBitEnc(mxKeyShuffle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otEnc2(mxKeySwapBitsEE2(mxKeyByBitEnc(mxKeyAddRR(mxKeyReverse(mxKeyXor(mxKeySwapBitsD(mxKeySwapBitsE(mxKeyShuffle(changeDuplicates(p2kproc3(mxKeySwapBitsG(mxKeyRotEnc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RotateLeftBits(mxKeySwapBitsE(mxKeyRotEnc(mxKeyXorRR(mxKeySwapBitsRound(mxKeyAlg1(mxKeyXorB(mxKeySwapBitsF(mxKeyNot(mxKeySwapBitsRound(changeDuplicatesC2(mxKeySwapBitsD(mxKeySwapMinors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changeDuplicatesC2(mxKeyXorB(mxKeySwapBitsD(changeDuplicatesC2(mxKeyXorRR(mxKeyXor(mxKeySwapBitsD(mxKeyRotEnc2(mxKeySwapMinors3(changeDuplicates(mxKeyShuffle(mxKeyReverse(mxKeyNot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Not(mxKeyAlg2(mxKeyAddRR(mxKeySwapBitsE(mxKeyNot(mxKeyRotEnc2(mxKeySwapBitsE(mxKeySwapBitsF(p2kproc3(changeDuplicates(changeDuplicatesB(mxKeyXorRR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Not(mxKeyAlg2(mxKeySwapBitsE(mxKeyAlg2(changeDuplicatesB(mxKeyNot(mxKeySwapBitsF(changeDuplicatesC2(mxKeyXor(mxKeyReverse(mxKeySwapBitsRound(changeDuplicates(mxKeyXorRR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Not(mxKeySwapBitsE(mxKeyReverseBits(mxKeySwapBitsF(mxKeyXorB(mxKeyRotEnc2(mxKeyNot(mxKeySwapBitsEE2(mxKeyRotEnc(mxKeySwapBitsE(mxKeyRotEnc2(mxKeyShuffle(p2kproc3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changeDuplicates(mxKeyAlg2(mxKeyXorRR(mxKeyAlg2(mxKeyXorB(mxKeySwapBitsEE2(mxKeyReverseBits(mxKeySwapBitsRound(mxKeySwapMinors3(mxKeyAlg1(mxKeySwapMinors3(mxKeyRotEnc(changeDuplicates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huffle(mxKeyXorB(changeDuplicatesC2(mxKeySwapBitsE(mxKeyXorRR(mxKeyRotEnc2(mxKeySwapBitsG(mxKeySwapBitsEE2(mxKeySwapBitsG(mxKeyNot(mxKeyRotEnc2(mxKeyXorRR(mxKeyRotEnc(mxKeySwapMinors3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XorRR(mxKeyReverseBits(mxKeySwapMinors3(mxKeyNot(mxKeyReverse(mxKeyXorB(mxKeySwapMinors3(changeDuplicatesB(mxKeySwapBitsF(mxKeyRotEnc(mxKeySwapBitsE(mxKeySwapBitsD(mxKeyShuffle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p2kproc3(mxKeyXor(mxKeyRotEnc2(changeDuplicatesB(mxKeyReverse(mxKeyReverse(mxKeySwapBitsD(mxKeyReverse(mxKeySwapBitsRound(mxKeyNot(mxKeyRotEnc(p2kproc3(mxKeyXorB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otEnc2(mxKeyReverse(mxKeySwapBitsE(mxKeyReverseBits(mxKeySwapMinors3(mxKeySwapBitsD(mxKeyRotEnc2(mxKeyAlg2(mxKeySwapBitsRound(changeDuplicatesC2(mxKeySwapBitsG(mxKeySwapMinors3(mxKeyReverse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XorB(mxKeySwapBitsG(mxKeySwapBitsE(mxKeyRotEnc(mxKeySwapBitsG(mxKeyRotateLeftBits(mxKeyAddRR(mxKeyRotateLeftBits(mxKeyRotEnc2(changeDuplicatesC2(mxKeyShuffle(mxKeyAlg2(mxKeySwapBitsD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changeDuplicatesC2(mxKeyReverseBits(mxKeySwapMinors3(mxKeyShuffle(mxKeyReverse(mxKeyShuffle(mxKeyAlg2(mxKeySwapBitsEE2(mxKeyXorRR(mxKeyByBitEnc(mxKeyNot(mxKeySwapMinors3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Not(mxKeySwapBitsEE2(mxKeySwapBitsRound(mxKeyXorRR(mxKeyReverse(mxKeyByBitEnc(mxKeyAddRR(mxKeyAlg2(mxKeyXorB(mxKeyXorRR(mxKeyRotEnc(mxKeySwapBitsE(mxKeyShuffl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ateLeftBits(mxKeyReverse(mxKeySwapBitsRound(mxKeySwapMinors3(mxKeySwapBitsD(mxKeyRotateLeftBits(mxKeySwapBitsEE2(changeDuplicatesC2(mxKeyRotEnc(mxKeyAlg1(p2kproc3(mxKeySwapBitsF(mxKeyShuffle(mxKeyReverseBits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changeDuplicatesC2(mxKeyXor(changeDuplicates(p2kproc3(mxKeyNot(mxKeyShuffle(mxKeySwapMinors3(mxKeySwapMinors3(mxKeySwapBitsG(changeDuplicatesB(mxKeyShuffle(mxKeyRotEnc2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mxKeyAddRR(changeDuplicates(mxKeyNot(mxKeyRotEnc(mxKeyRotEnc(mxKeyRotateLeftBits(mxKeyRotateLeftBits(mxKeyShuffle(mxKeyXor(mxKeySwapMinors3(mxKeyRotateLeftBits(changeDuplicates(mxKeyXorRR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Alg2(mxKeySwapBitsEE2(mxKeySwapBitsD(mxKeyRotateLeftBits(mxKeyXorRR(mxKeySwapBitsG(mxKeySwapBitsRound(mxKeyByBitEnc(mxKeyRotEnc(mxKeySwapBitsG(mxKeyAlg2(mxKeyShuffle(mxKeyNot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AddRR(changeDuplicatesC2(mxKeySwapBitsG(mxKeyByBitEnc(mxKeyReverse(mxKeyAlg1(mxKeySwapBitsE(mxKeyAlg2(mxKeyReverse(mxKeyXorRR(mxKeyReverseBits(mxKeyReverseBits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changeDuplicatesB(mxKeyNot(mxKeyAlg1(mxKeyRotEnc(mxKeyRotEnc2(mxKeyNot(changeDuplicates(p2kproc3(mxKeySwapMinors3(mxKeyByBitEnc(mxKeySwapBitsE(mxKeySwapBitsRound(mxKeyRotEnc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Round(changeDuplicates(changeDuplicatesB(mxKeyXor(mxKeyRotEnc2(mxKeyXorRR(mxKeySwapBitsD(mxKeyXorB(changeDuplicates(mxKeyRotEnc(mxKeySwapBitsRound(mxKeyReverse(mxKeyNot(mxKeyXor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BitsF(mxKeyXor(mxKeyRotateLeftBits(mxKeyXorRR(changeDuplicates(mxKeyRotEnc2(mxKeyShuffle(mxKeySwapBitsG(changeDuplicatesB(mxKeySwapMinors3(mxKeyByBitEnc(mxKeyAlg2(mxKeyXor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RotateLeftBits(mxKeySwapBitsD(mxKeyNot(mxKeySwapBitsE(mxKeySwapBitsG(mxKeyShuffle(mxKeySwapBitsEE2(changeDuplicates(mxKeyReverse(mxKeyReverseBits(mxKeyRotEnc(mxKeyRotEnc(mxKeyShuffle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XorRR(mxKeySwapBitsRound(mxKeySwapMinors3(mxKeyReverse(mxKeySwapBitsRound(mxKeyRotEnc(mxKeySwapBitsRound(mxKeySwapMinors3(mxKeySwapBitsRound(mxKeyAlg1(mxKeySwapBitsD(mxKeyNot(mxKeyShuffle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RotEnc2(mxKeySwapMinors3(mxKeyShuffle(mxKeyShuffle(mxKeyAlg2(mxKeyByBitEnc(changeDuplicatesC2(mxKeyByBitEnc(mxKeySwapBitsF(mxKeyXorRR(mxKeyNot(mxKeySwapBitsD(changeDuplicates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Alg1(mxKeySwapBitsG(mxKeyXor(mxKeyReverseBits(p2kproc3(mxKeyRotEnc2(mxKeySwapBitsG(p2kproc3(mxKeyXorB(mxKeyXorRR(mxKeySwapBitsF(mxKeyRotEnc2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SwapBitsE(mxKeySwapBitsD(changeDuplicatesB(mxKeyXorB(mxKeySwapBitsF(mxKeyRotEnc(mxKeySwapBitsEE2(mxKeyByBitEnc(mxKeyAlg2(mxKeyShuffle(mxKeyRotateLeftBits(mxKeyReverseBits(mxKeyReverseBits(mxKeyRever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Not(mxKeyRotateLeftBits(mxKeyAddRR(mxKeySwapBitsG(mxKeyAlg1(mxKeyAlg1(mxKeyNot(mxKeyRotEnc(mxKeyRotateLeftBits(mxKeySwapBitsD(mxKeyReverse(mxKeySwapBitsE(changeDuplicatesB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E(mxKeyRotEnc2(mxKeySwapBitsRound(mxKeyRotEnc2(mxKeySwapBitsF(mxKeyRotateLeftBits(mxKeyByBitEnc(mxKeyAlg2(mxKeyNot(mxKeyReverse(mxKeyShuffle(mxKeySwapMinors3(mxKeySwapBitsD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SwapMinors3(mxKeyXorRR(mxKeySwapBitsD(mxKeyXorRR(p2kproc3(mxKeySwapBitsD(mxKeySwapBitsEE2(mxKeySwapBitsRound(mxKeyAlg2(mxKeyXor(mxKeySwapBitsE(mxKeyAlg2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mxKeyRotEnc2(mxKeyReverseBits(mxKeyAlg2(mxKeySwapBitsE(mxKeyRotEnc2(mxKeyRotEnc(mxKeyAlg2(mxKeyReverseBits(mxKeyXor(mxKeyAddRR(mxKeySwapBitsF(mxKeyReverse(mxKeyAlg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p2kproc3(mxKeySwapBitsEE2(mxKeyReverseBits(mxKeyRotEnc(mxKeyRotEnc(mxKeyShuffle(p2kproc3(mxKeyAlg2(changeDuplicates(mxKeyXorB(mxKeySwapMinors3(mxKeyXorB(mxKeyXor(mxKeySwapBitsF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XorB(mxKeySwapBitsE(mxKeySwapMinors3(mxKeyXor(mxKeyRotEnc2(mxKeyAlg1(mxKeySwapBitsE(mxKeyReverse(changeDuplicatesC2(mxKeySwapBitsEE2(mxKeyXor(mxKeyXorB(mxKeyAlg2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changeDuplicatesC2(mxKeyReverseBits(mxKeySwapBitsF(mxKeyRotEnc(mxKeySwapBitsE(changeDuplicates(p2kproc3(mxKeyXor(mxKeyAlg2(mxKeySwapBitsRound(mxKeyXorB(changeDuplicatesC2(mxKeyNot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AddRR(p2kproc3(mxKeySwapBitsEE2(p2kproc3(mxKeySwapBitsE(changeDuplicatesB(mxKeyReverse(mxKeyRotEnc(mxKeyReverseBits(mxKeyAddRR(mxKeyNot(mxKeySwapBitsD(mxKeySwapMinors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XorB(mxKeyXorRR(mxKeySwapBitsD(mxKeySwapMinors3(changeDuplicatesB(mxKeyXorRR(mxKeySwapMinors3(mxKeySwapBitsD(mxKeyReverse(mxKeySwapBitsD(mxKeySwapBitsEE2(p2kproc3(mxKeyReverseBits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SwapBitsEE2(mxKeySwapBitsEE2(mxKeySwapBitsEE2(mxKeySwapBitsF(mxKeySwapBitsF(mxKeySwapBitsE(mxKeyReverseBits(mxKeyXor(mxKeyRotEnc2(mxKeyRotateLeftBits(mxKeyReverse(mxKeyAlg2(mxKeyRotEnc2(mxKeyShuffl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XorB(mxKeyAlg2(changeDuplicates(mxKeyAlg2(changeDuplicatesB(mxKeySwapBitsRound(mxKeyAlg2(mxKeySwapMinors3(changeDuplicates(changeDuplicatesB(mxKeySwapBitsD(mxKeyAlg1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RotEnc(mxKeyAlg1(mxKeyShuffle(mxKeySwapMinors3(mxKeyAlg2(mxKeyAddRR(mxKeyRotEnc2(mxKeyReverse(mxKeyShuffle(mxKeySwapBitsF(mxKeySwapMinors3(mxKeySwapMinors3(mxKeySwapBitsF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SwapBitsRound(p2kproc3(mxKeyReverseBits(mxKeyReverse(p2kproc3(p2kproc3(p2kproc3(mxKeySwapBitsRound(mxKeySwapMinors3(mxKeyXorRR(changeDuplicatesC2(mxKeyRotateLeftBits(mxKeyRotEnc2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changeDuplicates(mxKeyRotateLeftBits(mxKeyRotEnc2(mxKeyXorB(changeDuplicates(changeDuplicates(changeDuplicatesB(mxKeySwapBitsF(mxKeyXorRR(changeDuplicatesB(changeDuplicatesC2(mxKeyXorB(mxKeyShuffl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changeDuplicatesC2(mxKeyShuffle(mxKeyShuffle(changeDuplicatesC2(mxKeySwapBitsEE2(mxKeySwapMinors3(mxKeySwapBitsE(mxKeyAlg1(mxKeyRotEnc2(mxKeyShuffle(mxKeyRotEnc2(mxKeyReverse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RotEnc(changeDuplicates(mxKeySwapBitsD(mxKeyNot(mxKeyRotateLeftBits(mxKeyReverseBits(mxKeyAlg2(mxKeyReverseBits(mxKeySwapMinors3(mxKeyAlg2(mxKeyNot(mxKeyReverseBits(mxKeyReverse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changeDuplicatesB(mxKeyNot(mxKeySwapBitsF(changeDuplicates(p2kproc3(mxKeyRotateLeftBits(mxKeySwapBitsG(mxKeySwapMinors3(mxKeySwapBitsE(p2kproc3(mxKeyRotEnc(mxKeyXorRR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ByBitEnc(mxKeySwapBitsE(mxKeyAddRR(p2kproc3(changeDuplicatesB(changeDuplicates(mxKeySwapBitsE(mxKeyReverse(p2kproc3(mxKeyRotEnc(mxKeyAlg2(mxKeyXor(mxKeyShuffle(mxKeyAlg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everse(mxKeyXorB(mxKeyReverseBits(mxKeyShuffle(changeDuplicatesC2(mxKeySwapBitsF(mxKeyRotEnc(mxKeySwapMinors3(changeDuplicates(changeDuplicatesC2(mxKeyReverse(mxKeySwapBitsEE2(mxKeyAlg2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changeDuplicatesB(mxKeySwapBitsD(mxKeyByBitEnc(mxKeyRotateLeftBits(mxKeyAlg2(mxKeyReverseBits(changeDuplicatesC2(mxKeyAddRR(mxKeyReverse(mxKeySwapBitsEE2(changeDuplicates(mxKeySwapMinors3(mxKeySwapBitsE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XorB(mxKeyRotEnc(mxKeyXor(mxKeyReverseBits(mxKeyReverseBits(mxKeySwapBitsEE2(mxKeySwapBitsEE2(mxKeyNot(mxKeySwapBitsRound(changeDuplicatesC2(mxKeyAddRR(mxKeyReverseBits(mxKeyRotateLeft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p2kproc3(mxKeyAlg1(mxKeySwapBitsF(mxKeyShuffle(mxKeySwapBitsEE2(mxKeySwapBitsD(mxKeySwapBitsRound(mxKeyAddRR(mxKeySwapBitsRound(mxKeySwapBitsEE2(changeDuplicates(mxKeySwapBitsEE2(mxKeyNot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changeDuplicatesC2(mxKeyAlg2(mxKeyReverse(mxKeySwapBitsE(mxKeyAlg2(mxKeyAlg2(mxKeyXorB(mxKeyXor(mxKeyShuffle(mxKeySwapBitsD(mxKeySwapBitsG(mxKeyAlg2(mxKeyReverse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Shuffle(mxKeyNot(mxKeyReverseBits(mxKeyAlg1(mxKeySwapBitsF(mxKeyShuffle(mxKeySwapMinors3(mxKeyNot(mxKeySwapBitsRound(mxKeyAlg2(mxKeyNot(mxKeyAlg1(mxKeyShuffle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ByBitEnc(mxKeyShuffle(mxKeySwapMinors3(mxKeySwapBitsG(mxKeySwapBitsEE2(changeDuplicatesC2(mxKeyShuffle(mxKeySwapBitsRound(mxKeyRotEnc(mxKeySwapBitsF(mxKeyAddRR(mxKeyShuffle(mxKeyReverseBit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Round(mxKeyReverseBits(mxKeyAddRR(mxKeyAddRR(p2kproc3(mxKeyRotateLeftBits(changeDuplicates(mxKeySwapBitsF(mxKeyReverseBits(mxKeyAlg1(changeDuplicatesC2(changeDuplicatesC2(mxKeyAlg2(mxKeySwapBitsF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Alg1(mxKeyReverse(mxKeySwapBitsEE2(p2kproc3(mxKeyAddRR(mxKeySwapBitsF(mxKeyAlg1(mxKeyRotateLeftBits(mxKeySwapMinors3(mxKeyShuffle(changeDuplicatesB(mxKeySwapBitsF(mxKeySwapBitsD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changeDuplicatesC2(mxKeyShuffle(mxKeyRotateLeftBits(mxKeySwapMinors3(mxKeyNot(mxKeyNot(changeDuplicatesC2(changeDuplicatesB(mxKeyNot(mxKeyAddRR(mxKeyAlg2(mxKeySwapBitsF(mxKeySwapBit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Alg2(mxKeyXorRR(mxKeySwapMinors3(mxKeyAddRR(mxKeyReverse(mxKeyShuffle(mxKeySwapBitsG(mxKeyRotateLeftBits(mxKeyReverseBits(mxKeySwapMinors3(changeDuplicatesB(mxKeySwapBitsF(mxKeySwapBitsG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RotEnc2(mxKeyReverseBits(mxKeySwapBitsE(mxKeySwapBitsRound(changeDuplicates(mxKeyByBitEnc(mxKeySwapBitsEE2(mxKeyReverse(mxKeyRotEnc2(mxKeySwapBitsF(mxKeyXor(mxKeyReverse(mxKeyRotEnc2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Reverse(p2kproc3(mxKeyRotateLeftBits(mxKeyXorRR(mxKeyByBitEnc(mxKeyReverse(mxKeyXor(mxKeyXor(changeDuplicatesB(mxKeySwapBitsEE2(mxKeyAddRR(mxKeyRotateLeftBits(mxKeyAlg2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RotEnc(mxKeySwapMinors3(mxKeySwapBitsEE2(mxKeySwapBitsEE2(mxKeySwapBitsRound(mxKeyRotateLeftBits(mxKeySwapBitsE(mxKeyXorB(mxKeyXorB(changeDuplicatesB(changeDuplicatesB(mxKeyRotEnc2(mxKeyAlg1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RotEnc(mxKeyAlg2(mxKeyXorRR(mxKeyXorRR(mxKeyAlg1(mxKeyXorRR(mxKeyRotEnc(mxKeyRotEnc(changeDuplicates(mxKeyReverse(mxKeyReverseBits(mxKeyReverse(mxKeyShuffle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changeDuplicates(mxKeyAlg2(mxKeyAddRR(mxKeyReverseBits(changeDuplicates(mxKeySwapBitsRound(changeDuplicatesB(mxKeySwapBitsF(mxKeySwapBitsD(mxKeyReverse(mxKeySwapBitsG(changeDuplicatesB(p2kproc3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everse(mxKeySwapBitsD(mxKeySwapBitsD(mxKeySwapBitsE(mxKeyAddRR(mxKeyRotEnc2(mxKeySwapBitsE(mxKeySwapBitsRound(mxKeyAlg2(mxKeyRotEnc(mxKeyByBitEnc(mxKeyAddRR(mxKeySwapMinors3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G(mxKeySwapBitsRound(mxKeySwapBitsD(mxKeyNot(mxKeyReverse(changeDuplicatesB(mxKeyReverseBits(mxKeySwapBitsE(mxKeyXorB(mxKeyRotEnc2(mxKeyAlg1(mxKeyByBitEnc(mxKeyReverse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huffle(mxKeySwapBitsF(mxKeyRotateLeftBits(changeDuplicatesB(mxKeySwapBitsRound(mxKeyNot(mxKeyXorB(mxKeySwapMinors3(mxKeySwapBitsG(mxKeyReverseBits(mxKeyNot(mxKeyByBitEnc(mxKeySwapMinors3(mxKeyXorRR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ByBitEnc(mxKeySwapBitsRound(mxKeySwapMinors3(mxKeyShuffle(mxKeyReverse(mxKeySwapBitsEE2(changeDuplicates(mxKeySwapBitsD(mxKeyXorRR(changeDuplicates(mxKeyReverse(changeDuplicatesB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p2kproc3(mxKeyRotateLeftBits(mxKeySwapBitsE(mxKeySwapBitsRound(mxKeyAlg1(mxKeyReverseBits(mxKeyXorB(mxKeyRotEnc(mxKeySwapBitsG(mxKeyXorRR(mxKeyRotEnc2(mxKeyXorRR(changeDuplicatesB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Alg1(mxKeySwapBitsRound(mxKeyRotEnc(mxKeyAddRR(mxKeyReverse(mxKeyXorB(changeDuplicatesB(mxKeyAddRR(mxKeyShuffle(p2kproc3(mxKeyShuffle(mxKeyAlg1(mxKeySwapBitsF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SwapBitsF(mxKeyRotateLeftBits(mxKeySwapBitsG(mxKeyRotateLeftBits(changeDuplicates(mxKeySwapBitsRound(mxKeyReverse(mxKeySwapBitsE(changeDuplicatesC2(mxKeyByBitEnc(mxKeyNot(mxKeyAddRR(mxKeyAlg1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SwapMinors3(mxKeyAddRR(mxKeySwapBitsE(mxKeySwapBitsE(mxKeySwapBitsF(mxKeyNot(mxKeyXor(mxKeySwapBitsEE2(mxKeyAlg2(changeDuplicatesC2(mxKeyAddRR(mxKeySwapBitsF(mxKeyShuffle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ddRR(mxKeySwapBitsF(mxKeySwapMinors3(mxKeySwapBitsRound(mxKeyRotateLeftBits(mxKeyRotEnc(mxKeySwapBitsE(mxKeyRotateLeftBits(mxKeySwapBitsE(mxKeyAddRR(mxKeyReverseBits(mxKeySwapBitsEE2(mxKeyXorRR(changeDuplicates(changeDuplicates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Alg1(changeDuplicatesB(mxKeyAddRR(mxKeyNot(mxKeyXorB(mxKeySwapBitsG(mxKeyXorRR(mxKeySwapBitsE(mxKeySwapMinors3(mxKeySwapBitsRound(changeDuplicatesC2(mxKeyReverseBits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p2kproc3(mxKeySwapBitsEE2(mxKeySwapBitsF(mxKeyXorRR(p2kproc3(mxKeyXorB(mxKeyXorRR(mxKeySwapBitsF(mxKeyXorB(mxKeyReverse(mxKeyAlg2(mxKeyByBitEnc(mxKeyAlg2(mxKeyRever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XorB(mxKeyShuffle(mxKeyRotEnc(mxKeyReverse(mxKeyRotEnc2(mxKeySwapMinors3(mxKeyShuffle(mxKeyRotEnc(mxKeyRotateLeftBits(mxKeyXorB(mxKeyAlg1(changeDuplicatesC2(changeDuplicatesB(mxKeyRotateLeft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XorB(mxKeyXorRR(mxKeyByBitEnc(mxKeyRotEnc(mxKeyRotEnc2(mxKeyXorRR(changeDuplicatesB(mxKeyByBitEnc(mxKeyByBitEnc(mxKeySwapBitsRound(mxKeyAlg1(mxKeySwapBitsF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SwapBitsE(mxKeyXor(mxKeyNot(mxKeySwapBitsRound(mxKeySwapBitsD(mxKeySwapBitsE(mxKeySwapBitsRound(p2kproc3(mxKeyXorRR(mxKeyXor(mxKeyReverse(mxKeySwapBitsE(changeDuplicatesC2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Xor(mxKeyNot(mxKeySwapBitsEE2(mxKeyByBitEnc(mxKeyXorRR(changeDuplicatesC2(mxKeySwapMinors3(mxKeyReverseBits(mxKeySwapBitsE(mxKeyByBitEnc(mxKeyAddRR(mxKeyXorRR(mxKeyReverse(mxKeySwapBitsG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SwapBitsE(changeDuplicates(mxKeyXor(mxKeySwapBitsEE2(mxKeySwapBitsF(changeDuplicatesB(changeDuplicatesB(changeDuplicatesB(changeDuplicates(changeDuplicates(mxKeySwapBitsF(changeDuplicates(mxKeyAddRR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SwapBitsEE2(mxKeyAlg1(mxKeyRotEnc2(mxKeySwapBitsEE2(mxKeySwapMinors3(mxKeyAddRR(mxKeyReverseBits(mxKeySwapBitsD(changeDuplicatesC2(mxKeyAlg2(mxKeySwapBitsD(mxKeyNot(mxKeyRotEnc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XorB(mxKeyXor(mxKeySwapBitsF(mxKeyReverse(mxKeySwapBitsE(mxKeyRotEnc(mxKeySwapBitsF(mxKeyRotEnc(mxKeyReverse(mxKeySwapBitsD(mxKeyRotEnc2(mxKeySwapBitsF(changeDuplicate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SwapBitsG(mxKeyRotateLeftBits(mxKeySwapBitsD(mxKeySwapBitsD(changeDuplicatesB(changeDuplicates(mxKeyXorRR(mxKeyAddRR(mxKeyXor(mxKeySwapBitsG(mxKeyReverse(changeDuplicates(mxKeySwapBitsRound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G(changeDuplicatesB(mxKeySwapBitsRound(mxKeyNot(mxKeyXor(mxKeyAlg2(mxKeySwapBitsRound(mxKeyAddRR(mxKeyRotEnc(mxKeyXorRR(mxKeySwapBitsEE2(mxKeyAlg1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Alg2(p2kproc3(p2kproc3(mxKeyShuffle(mxKeyNot(mxKeySwapBitsEE2(mxKeyAlg1(mxKeyShuffle(mxKeySwapBitsRound(mxKeySwapBitsF(mxKeySwapBitsEE2(mxKeyXorB(mxKeyAlg1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Reverse(mxKeyByBitEnc(mxKeyRotateLeftBits(mxKeyAddRR(mxKeyXorRR(mxKeySwapMinors3(mxKeyByBitEnc(mxKeyRotEnc2(mxKeyReverse(mxKeyReverseBits(mxKeySwapBitsF(mxKeySwapMinors3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SwapBitsD(mxKeyReverseBits(mxKeyRotEnc2(mxKeySwapBitsF(p2kproc3(mxKeySwapBitsRound(mxKeySwapBitsEE2(mxKeySwapMinors3(mxKeySwapBitsF(mxKeyAddRR(mxKeyReverse(mxKeySwapBitsF(mxKeyAlg1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XorRR(mxKeySwapBitsG(mxKeySwapMinors3(mxKeyXor(mxKeySwapBitsG(mxKeySwapBitsEE2(mxKeyByBitEnc(mxKeyXorRR(mxKeySwapBitsG(mxKeyRotEnc(mxKeySwapBitsE(mxKeyShuffle(mxKeyXor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1(mxKeyRotateLeftBits(mxKeyRotEnc(changeDuplicatesB(mxKeyAlg1(mxKeyRotEnc2(mxKeySwapBitsD(mxKeyXorB(mxKeyAlg2(mxKeySwapBitsE(mxKeySwapBitsD(mxKeySwapBitsG(changeDuplicates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RotateLeftBits(mxKeyXorRR(mxKeyShuffle(mxKeyReverse(mxKeyNot(mxKeyXorRR(mxKeyReverseBits(mxKeySwapBitsF(mxKeyAlg2(mxKeySwapBitsD(mxKeySwapBitsD(mxKeyRotEnc2(mxKeyAddRR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mxKeySwapBitsEE2(mxKeyRotEnc(changeDuplicates(mxKeyAddRR(changeDuplicates(mxKeyReverseBits(changeDuplicatesB(mxKeySwapBitsE(changeDuplicatesB(mxKeyRotEnc(p2kproc3(mxKeyAlg2(p2kproc3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AddRR(mxKeyAddRR(mxKeyRotEnc2(mxKeySwapBitsEE2(mxKeyRotEnc2(changeDuplicatesC2(mxKeyXorB(mxKeyAddRR(mxKeyXor(mxKeyAlg2(changeDuplicatesC2(mxKeyNot(mxKeyXorRR(mxKeyShuffl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Round(mxKeyRotateLeftBits(mxKeySwapMinors3(changeDuplicates(mxKeySwapBitsD(mxKeySwapBitsEE2(mxKeyReverse(mxKeySwapBitsRound(mxKeyAlg1(p2kproc3(mxKeySwapBitsG(changeDuplicates(mxKeyReverse(mxKeyReverseBit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Reverse(mxKeyNot(mxKeySwapBitsEE2(mxKeySwapBitsG(mxKeyNot(mxKeySwapBitsRound(changeDuplicatesB(changeDuplicates(mxKeySwapBitsEE2(mxKeyAlg1(mxKeyReverse(mxKeyXor(mxKeyXor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ReverseBits(mxKeyXorRR(mxKeySwapBitsF(mxKeyAlg1(mxKeyByBitEnc(mxKeyXorB(changeDuplicatesC2(mxKeyRotEnc2(changeDuplicatesC2(mxKeyAlg1(mxKeyAlg2(changeDuplicates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SwapBitsF(mxKeySwapBitsF(mxKeyReverseBits(mxKeyRotateLeftBits(mxKeyAddRR(mxKeyShuffle(mxKeyReverse(mxKeyRotEnc(mxKeyXorB(mxKeyXorRR(mxKeySwapBitsF(changeDuplicates(mxKeyReverse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Alg1(mxKeySwapMinors3(mxKeySwapBitsD(mxKeySwapMinors3(mxKeyReverse(mxKeySwapBitsD(mxKeySwapBitsD(mxKeyRotEnc(p2kproc3(mxKeySwapBitsEE2(mxKeyRotEnc(mxKeySwapMinors3(mxKeyAlg1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RotEnc2(mxKeyRotateLeftBits(changeDuplicatesC2(changeDuplicatesC2(mxKeyXor(mxKeyRotEnc(changeDuplicates(mxKeySwapBitsEE2(mxKeyRotEnc2(changeDuplicatesB(mxKeyShuffle(mxKeyAlg1(mxKeyRever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SwapBitsEE2(changeDuplicates(mxKeyRotateLeftBits(changeDuplicatesB(p2kproc3(mxKeyXor(mxKeyRotEnc2(mxKeySwapBitsE(mxKeySwapMinors3(mxKeySwapBitsE(mxKeySwapBitsF(changeDuplicates(mxKeyReverseBits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Bits(mxKeyXorB(mxKeyAlg1(mxKeyReverse(changeDuplicatesB(mxKeySwapBitsRound(mxKeyNot(mxKeyReverse(mxKeyShuffle(mxKeyRotEnc2(mxKeyAddRR(mxKeySwapBitsE(mxKeyAddRR(mxKeyAlg1(mxKeyRotEnc2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SwapBitsE(mxKeySwapBitsEE2(mxKeyShuffle(mxKeySwapBitsE(p2kproc3(mxKeyXorRR(mxKeySwapBitsF(mxKeySwapBitsEE2(mxKeyNot(mxKeyRotEnc2(mxKeyShuffle(mxKeyAlg1(mxKeyShuffl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Shuffle(mxKeyAddRR(mxKeyAlg2(mxKeyAddRR(mxKeySwapBitsRound(mxKeyXorRR(mxKeySwapBitsF(mxKeySwapBitsG(mxKeySwapBitsEE2(mxKeyAlg1(mxKeyReverse(mxKeySwapBitsF(mxKeyReverse(mxKeyShuffl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lg2(mxKeyRotateLeftBits(mxKeySwapBitsEE2(mxKeyRotEnc(mxKeyXor(mxKeySwapBitsG(mxKeyNot(mxKeySwapBitsRound(mxKeyShuffle(mxKeyRotateLeftBits(changeDuplicatesB(mxKeyAddRR(mxKeySwapBitsD(mxKeyReverseBits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SwapBitsG(p2kproc3(mxKeyAlg2(mxKeyAddRR(mxKeyReverse(mxKeyReverseBits(mxKeyReverseBits(mxKeyReverse(mxKeyRotEnc(p2kproc3(mxKeyNot(mxKeyXorRR(mxKeySwapMinors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p2kproc3(mxKeySwapBitsD(mxKeyShuffle(mxKeyXorB(changeDuplicates(mxKeySwapBitsD(mxKeyRotateLeftBits(mxKeyReverseBits(mxKeyAddRR(mxKeySwapBitsRound(mxKeyXor(mxKeyNot(mxKeyAlg1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changeDuplicates(mxKeyNot(mxKeyReverse(mxKeyXorB(mxKeySwapBitsEE2(mxKeyShuffle(mxKeyAddRR(mxKeyShuffle(mxKeyRotateLeftBits(mxKeyXorRR(mxKeyRotateLeftBits(mxKeySwapMinors3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D(mxKeySwapBitsG(mxKeySwapBitsRound(p2kproc3(p2kproc3(mxKeySwapBitsF(mxKeyXorB(mxKeyByBitEnc(mxKeySwapBitsG(mxKeySwapBitsRound(changeDuplicatesC2(mxKeyAlg1(mxKeySwapBitsG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SwapMinors3(mxKeyAddRR(mxKeyNot(mxKeyReverse(mxKeySwapBitsE(mxKeyXor(changeDuplicates(changeDuplicates(mxKeyByBitEnc(mxKeyReverse(mxKeyAlg2(mxKeyReverseBits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huffle(mxKeyAlg2(mxKeyXorRR(mxKeySwapBitsG(mxKeySwapMinors3(mxKeyXorRR(mxKeySwapBitsE(mxKeyShuffle(mxKeySwapBitsRound(changeDuplicatesB(mxKeySwapBitsEE2(changeDuplicatesB(mxKeyAddRR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D(mxKeyAlg1(mxKeyByBitEnc(mxKeyRotEnc(mxKeyShuffle(mxKeySwapBitsF(mxKeySwapBitsF(mxKeySwapBitsF(mxKeyShuffle(mxKeySwapBitsRound(changeDuplicates(mxKeyAlg2(mxKeySwapBitsG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mxKeySwapBitsD(mxKeyReverseBits(mxKeyByBitEnc(changeDuplicates(mxKeySwapBitsRound(mxKeyAlg2(changeDuplicatesC2(mxKeyAddRR(changeDuplicatesC2(mxKeyNot(mxKeyRotateLeftBits(mxKeyAlg1(mxKeyRotateLeftBits(changeDuplicates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changeDuplicatesB(mxKeyNot(mxKeyRotEnc2(mxKeyRotEnc(mxKeyAddRR(mxKeyRotEnc(mxKeyRotateLeftBits(changeDuplicates(mxKeySwapBitsEE2(mxKeyXorB(mxKeySwapBitsD(changeDuplicatesB(mxKeyNot(mxKeyShuffl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RotEnc2(changeDuplicatesC2(p2kproc3(mxKeySwapBitsRound(mxKeyRotateLeftBits(mxKeyAddRR(mxKeySwapBitsRound(changeDuplicatesB(mxKeyRotEnc2(mxKeyRotateLeftBits(mxKeyXorRR(mxKeySwapBitsD(mxKeyXorB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SwapBitsE(mxKeySwapBitsG(mxKeyXorRR(mxKeyRotEnc2(mxKeyRotEnc(mxKeyAlg2(changeDuplicatesC2(mxKeyAlg1(mxKeyAlg2(mxKeySwapBitsE(mxKeyReverse(mxKeyRotEnc2(mxKeyShuffle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Xor(mxKeyNot(mxKeySwapBitsD(mxKeyReverse(mxKeySwapBitsRound(mxKeyAddRR(mxKeyShuffle(mxKeyXorRR(mxKeyAlg1(mxKeySwapBitsD(changeDuplicates(mxKeyRotateLeftBits(mxKeySwapMinors3(mxKeyShuffl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Not(mxKeySwapBitsF(mxKeyByBitEnc(mxKeyXorB(changeDuplicates(mxKeyReverseBits(mxKeyRotEnc(mxKeyAlg1(mxKeyXorRR(mxKeySwapBitsE(mxKeyByBitEnc(mxKeySwapBitsE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AddRR(mxKeyRotEnc2(changeDuplicatesB(mxKeyXorRR(p2kproc3(mxKeyAlg1(changeDuplicatesC2(mxKeySwapBitsD(mxKeyRotEnc2(changeDuplicatesC2(mxKeyByBitEnc(mxKeyAlg2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RotEnc(changeDuplicatesC2(mxKeyXorB(mxKeyAlg2(changeDuplicatesC2(mxKeyReverseBits(changeDuplicatesC2(mxKeySwapBitsD(mxKeyXorRR(changeDuplicatesB(mxKeyAddRR(changeDuplicatesB(mxKeyShuffle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p2kproc3(mxKeyXorRR(mxKeySwapBitsRound(mxKeyXorB(changeDuplicatesB(mxKeySwapBitsRound(mxKeySwapBitsRound(mxKeySwapBitsEE2(changeDuplicatesC2(mxKeyByBitEnc(mxKeySwapBitsF(p2kproc3(mxKeyXorRR(mxKeyRotateLeftBit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ByBitEnc(p2kproc3(mxKeyRotateLeftBits(mxKeyByBitEnc(mxKeyXorRR(mxKeySwapBitsD(mxKeyXor(changeDuplicatesB(mxKeySwapBitsD(mxKeyByBitEnc(mxKeySwapMinors3(changeDuplicatesC2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p2kproc3(mxKeyRotateLeftBits(mxKeyAlg1(changeDuplicatesC2(mxKeyXorB(mxKeyReverse(changeDuplicatesB(mxKeySwapBitsD(mxKeySwapMinors3(mxKeyByBitEnc(mxKeySwapBitsE(mxKeyShuffle(mxKeySwapBitsD(mxKeyAlg1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EE2(mxKeySwapMinors3(mxKeySwapBitsEE2(p2kproc3(mxKeyAlg2(mxKeySwapBitsE(mxKeyAlg1(mxKeyAlg1(mxKeyXorRR(mxKeyRotEnc(changeDuplicatesC2(mxKeyByBitEnc(changeDuplicatesC2(mxKeyXo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RotEnc2(mxKeyReverseBits(changeDuplicatesB(mxKeyAddRR(mxKeyShuffle(changeDuplicates(mxKeyRotEnc(mxKeyXorB(mxKeySwapBitsG(mxKeySwapBitsRound(mxKeyByBitEnc(mxKeyAlg2(mxKeyShuffle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ReverseBits(mxKeyNot(mxKeyAlg1(changeDuplicates(mxKeyRotEnc2(mxKeyNot(mxKeyAlg1(mxKeyRotEnc(mxKeyByBitEnc(mxKeyRotateLeftBits(mxKeyAlg1(mxKeyXor(p2kproc3(mxKeyShuffl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B(mxKeyReverseBits(mxKeySwapBitsG(mxKeySwapMinors3(mxKeySwapBitsD(mxKeyXorRR(mxKeyReverse(mxKeySwapBitsD(mxKeySwapMinors3(mxKeySwapBitsE(mxKeySwapBitsE(mxKeyShuffle(mxKeyXorB(mxKeyShuffle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mxKeyAddRR(changeDuplicatesC2(changeDuplicatesB(mxKeyXorRR(mxKeyRotateLeftBits(mxKeyRotateLeftBits(changeDuplicatesB(mxKeySwapBitsF(mxKeyShuffle(mxKeyRotEnc2(mxKeyXorB(mxKeyXorB(changeDuplicatesB(mxKeyXo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RotEnc2(changeDuplicatesB(changeDuplicatesB(mxKeyXorRR(mxKeyAlg2(mxKeySwapBitsEE2(mxKeyReverse(mxKeyAddRR(mxKeyRotEnc(mxKeySwapBitsG(changeDuplicates(mxKeyRotEnc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ReverseBits(mxKeyByBitEnc(changeDuplicatesB(mxKeySwapBitsRound(changeDuplicatesB(changeDuplicatesB(mxKeyShuffle(mxKeyRotEnc2(mxKeyAddRR(mxKeyXorRR(mxKeyXorRR(mxKeySwapBitsE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SwapBitsG(mxKeySwapBitsRound(mxKeyRotEnc2(changeDuplicatesB(mxKeySwapBitsF(mxKeyXorB(changeDuplicatesC2(changeDuplicates(mxKeyAddRR(mxKeyAddRR(mxKeyXorRR(mxKeyReverse(mxKeyXorB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SwapBitsRound(mxKeySwapBitsD(mxKeyAlg2(mxKeyByBitEnc(mxKeyXorB(mxKeyXorB(mxKeySwapBitsEE2(changeDuplicatesC2(mxKeyByBitEnc(mxKeyNot(mxKeySwapBitsD(mxKeyXorRR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Minors3(mxKeyByBitEnc(changeDuplicatesC2(mxKeySwapMinors3(mxKeySwapBitsD(mxKeyRotateLeftBits(mxKeyXor(mxKeyRotEnc(mxKeyAlg2(mxKeySwapBitsF(mxKeyAlg2(mxKeyAlg1(mxKeyAddRR(p2kproc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SwapBitsF(p2kproc3(mxKeySwapBitsF(mxKeyNot(mxKeyRotEnc2(mxKeySwapBitsEE2(mxKeyRotEnc(mxKeyAlg1(changeDuplicatesB(mxKeyRotateLeftBits(mxKeyAlg1(mxKeyAddRR(mxKeyNot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(mxKeyByBitEnc(mxKeySwapBitsRound(mxKeyXorB(mxKeyRotEnc2(mxKeySwapBitsRound(mxKeyXor(mxKeyNot(mxKeyNot(mxKeySwapBitsEE2(mxKeyReverse(mxKeyXor(mxKeyAlg2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XorRR(mxKeySwapBitsD(mxKeyByBitEnc(mxKeyAlg2(mxKeyXorRR(mxKeyAlg1(mxKeyXor(mxKeyAlg1(mxKeyNot(changeDuplicatesC2(mxKeySwapBitsRound(mxKeyXorRR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Bits(mxKeyAlg2(mxKeyAlg1(mxKeySwapBitsG(mxKeySwapBitsE(mxKeyAddRR(mxKeyXor(mxKeySwapBitsF(mxKeySwapBitsG(mxKeyRotateLeftBits(changeDuplicatesB(mxKeyNot(mxKeyAlg1(mxKeyByBitEnc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RotEnc(mxKeyNot(mxKeyReverseBits(changeDuplicates(mxKeyXorB(mxKeySwapBitsG(mxKeyAlg1(mxKeySwapBitsEE2(mxKeySwapMinors3(changeDuplicatesB(mxKeyReverse(mxKeySwapBitsE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RR(mxKeyRotEnc2(mxKeySwapBitsG(mxKeyAlg1(changeDuplicatesB(mxKeyXor(mxKeySwapBitsE(mxKeyShuffle(mxKeySwapBitsEE2(mxKeyNot(mxKeyRotEnc(mxKeyAlg1(mxKeySwapBitsRound(mxKeyShuffle(mxKeySwapMinors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RotateLeftBits(changeDuplicates(changeDuplicatesC2(mxKeyAddRR(mxKeyRotateLeftBits(mxKeyXorB(mxKeyReverse(changeDuplicatesC2(mxKeyXorRR(mxKeyRotateLeftBits(mxKeySwapBitsF(mxKeySwapBitsEE2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G(mxKeyReverse(mxKeyAddRR(mxKeyXor(mxKeyAddRR(mxKeyRotEnc2(mxKeyRotateLeftBits(mxKeyXor(mxKeyShuffle(mxKeyAddRR(mxKeySwapBitsE(mxKeyAddRR(changeDuplicatesB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SwapBitsE(mxKeyReverseBits(mxKeyRotEnc(mxKeyRotateLeftBits(mxKeySwapBitsE(mxKeySwapBitsE(changeDuplicates(p2kproc3(mxKeySwapMinors3(mxKeySwapBitsF(mxKeySwapBitsEE2(mxKeyAlg2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changeDuplicatesB(mxKeyAddRR(mxKeyShuffle(mxKeySwapBitsE(mxKeySwapBitsEE2(p2kproc3(mxKeySwapMinors3(p2kproc3(mxKeyRotEnc2(mxKeyNot(mxKeySwapBitsEE2(mxKeyReverse(changeDuplicates(mxKeyShuffl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Enc2(mxKeyNot(mxKeyAlg2(mxKeySwapBitsF(mxKeyAlg1(mxKeyNot(changeDuplicatesC2(mxKeySwapBitsRound(mxKeyReverse(changeDuplicatesB(mxKeyReverseBits(mxKeyRotEnc2(mxKeyAlg2(mxKeyXo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(mxKeySwapBitsE(mxKeyXorB(mxKeyReverse(mxKeyAlg2(mxKeyReverseBits(mxKeyAlg2(mxKeyShuffle(mxKeyXorB(mxKeyShuffle(mxKeyAddRR(mxKeySwapBitsE(p2kproc3(mxKeyRotEnc2(mxKeyXor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SwapBitsF(mxKeyXorB(mxKeyNot(mxKeyReverse(mxKeySwapBitsEE2(mxKeySwapBitsE(mxKeySwapBitsF(mxKeyRotEnc2(mxKeySwapBitsF(mxKeyAddRR(mxKeySwapBitsF(mxKeyShuffle(mxKeyShuffle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Shuffle(mxKeySwapMinors3(p2kproc3(mxKeySwapBitsE(changeDuplicatesC2(changeDuplicates(mxKeySwapBitsG(mxKeyRotEnc(changeDuplicatesC2(mxKeyShuffle(mxKeyNot(mxKeyRotEnc2(mxKeySwapBitsD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B(mxKeySwapBitsRound(mxKeyByBitEnc(mxKeySwapBitsD(mxKeyReverse(mxKeyAddRR(mxKeySwapBitsEE2(mxKeyAddRR(mxKeyNot(mxKeySwapBitsG(mxKeySwapBitsE(mxKeyNot(mxKeyAddRR(mxKeyXor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SwapBitsE(mxKeyXorB(mxKeyXor(changeDuplicatesC2(mxKeyAlg2(changeDuplicatesB(mxKeyXor(mxKeyRotateLeftBits(mxKeyRotEnc2(mxKeyXor(mxKeySwapBitsF(mxKeyRotEnc2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Xor(mxKeySwapBitsG(mxKeyReverse(mxKeyXorB(mxKeyAddRR(mxKeyNot(mxKeySwapBitsRound(mxKeyNot(mxKeySwapMinors3(mxKeyRotEnc(mxKeyReverse(mxKeyRotateLeftBits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(changeDuplicates(mxKeyXorRR(mxKeySwapBitsF(mxKeySwapBitsD(mxKeyReverseBits(mxKeySwapBitsE(mxKeyRotateLeftBits(mxKeyRotEnc2(changeDuplicatesC2(mxKeySwapBitsE(mxKeyReverse(changeDuplicatesB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p2kproc3(mxKeyXorB(mxKeyReverse(mxKeyAlg1(mxKeyXorRR(mxKeySwapBitsRound(p2kproc3(mxKeyAlg2(mxKeyAlg2(mxKeyXorRR(mxKeySwapBitsE(mxKeyAlg2(mxKeyXorRR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Round(changeDuplicates(mxKeyNot(mxKeyAddRR(mxKeyXorB(mxKeySwapBitsRound(changeDuplicatesC2(changeDuplicates(mxKeyRotEnc(changeDuplicatesC2(mxKeyAlg2(mxKeyAddRR(mxKeyReverse(mxKeyShuffle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mxKeySwapBitsEE2(mxKeyByBitEnc(mxKeySwapMinors3(mxKeySwapBitsRound(changeDuplicates(mxKeyReverse(mxKeyByBitEnc(mxKeySwapBitsRound(mxKeyAddRR(mxKeyRotateLeftBits(mxKeySwapBitsE(mxKeyShuffle(mxKeyRotEnc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Enc(mxKeySwapBitsE(p2kproc3(mxKeyXorB(mxKeyNot(mxKeyNot(mxKeyAlg2(mxKeyRotEnc2(changeDuplicatesB(mxKeyRotEnc2(mxKeyReverse(mxKeyReverse(mxKeyXorB(mxKeyRotateLeftBits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C2(mxKeyXorRR(mxKeySwapBitsF(changeDuplicatesC2(mxKeySwapBitsEE2(p2kproc3(mxKeyAddRR(mxKeySwapBitsD(changeDuplicates(mxKeyReverseBits(mxKeyXorB(mxKeyRotateLeftBits(mxKeyRotEnc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huffle(mxKeySwapBitsF(mxKeySwapBitsG(mxKeySwapBitsEE2(mxKeySwapBitsD(changeDuplicatesC2(mxKeySwapBitsE(mxKeySwapBitsG(mxKeyShuffle(mxKeyRotEnc(mxKeySwapBitsG(mxKeyAddRR(mxKeySwapBitsEE2(mxKeyXor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D(mxKeySwapBitsE(mxKeyRotEnc2(mxKeyAlg1(mxKeySwapBitsF(mxKeyReverse(mxKeyRotateLeftBits(mxKeySwapBitsEE2(mxKeyByBitEnc(mxKeyXor(mxKeySwapBitsF(mxKeyAlg1(mxKeyAddRR(mxKeyXor(mxKeySwapBit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(mxKeyXorB(changeDuplicates(mxKeyXorRR(mxKeyRotEnc2(mxKeyRotateLeftBits(changeDuplicates(mxKeyRotEnc(mxKeyXor(mxKeyXor(mxKeyRotEnc(mxKeyReverseBits(mxKeyXorRR(mxKeyShuffle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E2(mxKeySwapBitsE(mxKeyReverseBits(mxKeySwapBitsE(mxKeySwapBitsG(p2kproc3(changeDuplicatesB(mxKeyAlg1(mxKeyReverseBits(mxKeySwapMinors3(mxKeySwapBitsE(mxKeyReverseBits(mxKeySwapBitsD(changeDuplicates(mxKeyAddRR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B(mxKeyXorB(mxKeyRotateLeftBits(mxKeySwapMinors3(mxKeyRotateLeftBits(mxKeySwapBitsG(mxKeyRotEnc(mxKeySwapMinors3(mxKeyReverse(mxKeyNot(mxKeyAlg1(mxKeySwapBitsG(mxKeyReverse(mxKeyXorB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changeDuplicates(mxKeySwapBitsD(mxKeySwapBitsF(mxKeyReverseBits(mxKeySwapBitsRound(p2kproc3(mxKeyXorB(mxKeyAlg1(mxKeyXor(mxKeyAlg1(mxKeySwapBitsF(mxKeyReverseBits(changeDuplicates(mxKeyShuffl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RotEnc2(mxKeyRotateLeftBits(changeDuplicatesB(mxKeyRotEnc(changeDuplicates(mxKeySwapBitsE(p2kproc3(mxKeySwapBitsF(mxKeyXorRR(mxKeyNot(mxKeyShuffle(mxKeyReverse(changeDuplicatesB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Alg1(mxKeyAlg2(mxKeySwapBitsF(mxKeyRotateLeftBits(mxKeyShuffle(mxKeySwapBitsF(mxKeyAlg2(mxKeyAddRR(mxKeySwapBitsE(mxKeyReverse(mxKeyAlg1(mxKeyReverse(mxKeyRotEnc2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RotEnc(changeDuplicatesC2(mxKeyReverse(mxKeySwapBitsD(mxKeySwapBitsG(mxKeyXorRR(mxKeySwapMinors3(mxKeyRotEnc(mxKeySwapBitsRound(mxKeyAlg2(mxKeyNot(mxKeyShuffle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p2kproc3(mxKeyReverse(mxKeyReverseBits(mxKeySwapBitsRound(mxKeyAlg2(mxKeyByBitEnc(mxKeyXor(mxKeyNot(mxKeyNot(mxKeySwapBitsF(mxKeySwapBitsF(mxKeySwapBitsEE2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(mxKeyRotEnc(changeDuplicatesB(mxKeySwapMinors3(mxKeyShuffle(mxKeyNot(mxKeyXorRR(mxKeyByBitEnc(mxKeyRotEnc(mxKeySwapBitsEE2(mxKeySwapBitsD(mxKeyReverse(mxKeySwapMinors3(mxKeyAlg2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ddRR(mxKeyAddRR(changeDuplicates(mxKeyRotEnc2(mxKeyXorRR(mxKeyAddRR(mxKeyNot(mxKeyShuffle(mxKeyShuffle(mxKeyAlg1(changeDuplicatesC2(mxKeyAlg1(mxKeySwapMinors3(mxKeyShuffle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AddRR(changeDuplicatesC2(mxKeyByBitEnc(mxKeySwapBitsE(mxKeySwapBitsF(mxKeyNot(mxKeySwapBitsF(changeDuplicates(mxKeySwapBitsD(mxKeyRotEnc(p2kproc3(mxKeyReverseBits(changeDuplicatesB(mxKeySwapBitsG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changeDuplicatesC2(mxKeySwapBitsG(mxKeySwapBitsG(changeDuplicates(mxKeySwapBitsE(mxKeyAlg1(mxKeyAddRR(mxKeyXorB(mxKeySwapBitsF(mxKeyRotEnc(mxKeyNot(mxKeyReverseBits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(mxKeyXor(mxKeyNot(mxKeyRotateLeftBits(mxKeySwapMinors3(mxKeyNot(mxKeySwapBitsEE2(mxKeyShuffle(mxKeyAlg1(mxKeyReverse(p2kproc3(mxKeyByBitEnc(p2kproc3(mxKeyAlg2(mxKeyXorB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p2kproc3(mxKeyXorRR(mxKeyXor(mxKeyXorB(mxKeyShuffle(mxKeyShuffle(mxKeyXor(p2kproc3(mxKeyRotateLeftBits(changeDuplicates(mxKeyReverseBits(p2kproc3(mxKeyShuffle(mxKeySwapBitsG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ddRR(mxKeySwapBitsEE2(changeDuplicates(mxKeySwapBitsE(mxKeyRotateLeftBits(mxKeyXorRR(mxKeySwapBitsF(mxKeyRotEnc2(mxKeyXor(mxKeySwapBitsD(mxKeyNot(mxKeyNot(mxKeySwapBitsD(mxKeyReverse(mxKeyReverse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changeDuplicates(mxKeyXorRR(changeDuplicatesB(changeDuplicates(changeDuplicatesC2(changeDuplicates(mxKeyRotEnc2(mxKeyShuffle(mxKeyAddRR(changeDuplicatesB(changeDuplicatesB(mxKeySwapBitsD(mxKeyShuffle(mxKeyNot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mxKeyRotateLeftBits(changeDuplicatesB(mxKeyReverse(mxKeyReverseBits(mxKeySwapMinors3(mxKeyShuffle(mxKeySwapBitsF(mxKeyAlg1(p2kproc3(mxKeyByBitEnc(mxKeyByBitEnc(mxKeyRotEnc2(changeDuplicates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2(changeDuplicatesB(mxKeySwapBitsD(mxKeyAlg1(mxKeySwapBitsF(mxKeySwapBitsG(mxKeySwapBitsRound(mxKeySwapBitsG(mxKeySwapBitsE(mxKeyRotEnc(mxKeyAlg1(mxKeyNot(mxKeySwapBitsE(mxKeySwapBitsE(mxKeyShuffl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B(mxKeyNot(mxKeyRotEnc2(mxKeyByBitEnc(mxKeySwapBitsE(changeDuplicatesC2(mxKeyAlg2(mxKeySwapBitsF(changeDuplicatesB(mxKeyAlg2(mxKeySwapBitsF(mxKeySwapBitsD(mxKeySwapBitsG(changeDuplicatesB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(mxKeyXorRR(mxKeyAlg2(changeDuplicatesB(changeDuplicatesB(mxKeyReverseBits(mxKeySwapBitsRound(mxKeyAlg1(mxKeySwapBitsG(p2kproc3(mxKeyXorRR(p2kproc3(mxKeyRotEnc2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B(mxKeySwapBitsF(mxKeyNot(changeDuplicatesC2(mxKeyRotEnc(mxKeyXor(mxKeySwapBitsRound(mxKeyRotEnc2(mxKeySwapBitsF(mxKeySwapMinors3(changeDuplicates(mxKeySwapBitsD(mxKeyXorRR(mxKeyShuffle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EE2(mxKeySwapBitsG(changeDuplicates(changeDuplicatesB(changeDuplicatesB(mxKeyNot(mxKeyAlg2(mxKeyByBitEnc(changeDuplicatesB(mxKeyXor(mxKeyAddRR(changeDuplicatesC2(mxKeySwapMinors3(mxKeyReverse(mxKeyShuffl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lg2(mxKeyXor(changeDuplicatesB(mxKeyRotEnc(mxKeyRotEnc(mxKeyXorRR(mxKeyAddRR(mxKeySwapMinors3(changeDuplicates(mxKeySwapBitsF(mxKeySwapBitsG(changeDuplicatesB(mxKeyXorB(mxKeyXor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Not(mxKeySwapBitsRound(changeDuplicatesC2(mxKeySwapBitsG(mxKeySwapBitsG(mxKeyAddRR(mxKeySwapBitsD(mxKeyAlg2(mxKeyReverse(p2kproc3(mxKeyXorRR(mxKeySwapBitsD(mxKeyByBitEnc(mxKeyShuffl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changeDuplicates(mxKeyReverse(mxKeySwapBitsEE2(mxKeySwapBitsD(mxKeyAlg1(mxKeyAlg1(mxKeyXorRR(mxKeyXor(mxKeyXor(mxKeyRotateLeftBits(p2kproc3(mxKeySwapBitsEE2(mxKeyXor(mxKeyXorB(changeDuplicates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ddRR(mxKeyNot(mxKeyAlg2(mxKeySwapBitsD(mxKeySwapBitsEE2(mxKeyXorRR(mxKeyNot(mxKeyShuffle(mxKeySwapBitsRound(mxKeyAlg2(mxKeyRotEnc(mxKeyXorRR(changeDuplicates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everseBits(mxKeyByBitEnc(changeDuplicatesB(mxKeyXorB(mxKeyXorRR(mxKeySwapBitsD(mxKeySwapBitsRound(mxKeyReverse(mxKeyXorRR(mxKeySwapBitsF(mxKeyXor(mxKeySwapBitsF(mxKeyAlg1(mxKeySwapMinors3(mxKeyAlg1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G(mxKeySwapBitsD(mxKeySwapMinors3(p2kproc3(mxKeyXorB(mxKeySwapBitsE(p2kproc3(mxKeySwapBitsE(mxKeyNot(mxKeySwapMinors3(mxKeyXor(mxKeySwapBitsE(mxKeyRotEnc(changeDuplicatesB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otateLeftBits(mxKeySwapBitsD(mxKeyRotEnc(mxKeyXor(mxKeyReverseBits(changeDuplicatesC2(mxKeyAlg2(mxKeyNot(changeDuplicates(mxKeyRotateLeftBits(mxKeyXor(mxKeySwapBitsE(mxKeySwapBitsD(mxKeyAddRR(mxKeySwapBitsD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p2kproc3(changeDuplicates(mxKeyXorB(mxKeyAlg1(mxKeyShuffle(mxKeyRotEnc2(changeDuplicatesC2(mxKeyByBitEnc(mxKeyReverseBits(mxKeySwapBitsEE2(mxKeyRotEnc(mxKeySwapBitsG(mxKeyShuffle(mxKeySwapBitsD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changeDuplicates(mxKeyXorB(mxKeySwapBitsD(p2kproc3(mxKeyAlg1(changeDuplicatesB(mxKeyXorRR(mxKeySwapMinors3(mxKeyReverseBits(mxKeySwapBitsE(mxKeyShuffle(mxKeyReverse(mxKeySwapBitsD(mxKeyReverseBits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Round(p2kproc3(mxKeyReverseBits(mxKeyAlg1(mxKeyAlg1(mxKeySwapMinors3(changeDuplicates(mxKeySwapBitsF(mxKeyXorRR(mxKeyReverseBits(mxKeyRotEnc2(changeDuplicates(mxKeySwapBitsE(mxKeyReverse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Round(mxKeySwapBitsF(mxKeyReverse(mxKeyReverseBits(mxKeySwapBitsD(mxKeyXor(mxKeyShuffle(mxKeyReverseBits(mxKeyXorB(mxKeyReverse(mxKeySwapBitsRound(mxKeyShuffle(mxKeySwapBitsEE2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RotateLeftBits(mxKeyNot(mxKeySwapBitsF(mxKeyAlg2(mxKeyReverse(changeDuplicatesB(changeDuplicatesC2(changeDuplicates(changeDuplicatesC2(changeDuplicatesC2(mxKeySwapBitsG(mxKeySwapBitsRound(mxKeyAlg1(mxKeySwapBitsF(p2kproc3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AddRR(mxKeyReverseBits(mxKeyRotEnc(mxKeyRotateLeftBits(mxKeyAlg1(mxKeyXor(mxKeySwapBitsD(mxKeyRotEnc(mxKeySwapBitsEE2(changeDuplicatesB(mxKeyXorB(mxKeyByBitEnc(mxKeySwapMinors3(mxKeyAlg1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XorB(mxKeyRotateLeftBits(changeDuplicatesC2(changeDuplicatesC2(mxKeyReverseBits(mxKeyAddRR(mxKeyXorRR(mxKeySwapBitsE(mxKeySwapBitsD(mxKeyXorRR(mxKeySwapBitsD(mxKeyXorRR(mxKeySwapBitsF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2kproc1-2-3(mxKeyReverseBits(mxKeyRotEnc(mxKeyRotateLeftBits(changeDuplicatesB(mxKeySwapBitsG(mxKeySwapMinors3(mxKeyShuffle(mxKeyAddRR(mxKeySwapBitsE(mxKeyNot(p2kproc3(mxKeyXorB(mxKeySwapBitsF(mxKeyXor(mxKeyRotEnc(mxKeyShuffl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1" calcext:value-type="float">
            <text:p>331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958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5:22:00.892792905</dc:date>
    <meta:editing-duration>PT1M9S</meta:editing-duration>
    <meta:editing-cycles>1</meta:editing-cycles>
    <meta:document-statistic meta:table-count="1" meta:cell-count="3832" meta:object-count="0"/>
    <meta:generator>LibreOffice/6.3.4.2.0$Linux_X86_64 LibreOffice_project/30$Build-2</meta:generator>
  </office:meta>
</office:document-meta>
</file>